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472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1.84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2.7008in"/>
    </style:style>
    <style:style style:name="co7" style:family="table-column">
      <style:table-column-properties fo:break-before="auto" style:column-width="0.7957in"/>
    </style:style>
    <style:style style:name="co8" style:family="table-column">
      <style:table-column-properties fo:break-before="auto" style:column-width="0.7638in"/>
    </style:style>
    <style:style style:name="co9" style:family="table-column">
      <style:table-column-properties fo:break-before="auto" style:column-width="1.8075in"/>
    </style:style>
    <style:style style:name="co10" style:family="table-column">
      <style:table-column-properties fo:break-before="auto" style:column-width="0.7854in"/>
    </style:style>
    <style:style style:name="co11" style:family="table-column">
      <style:table-column-properties fo:break-before="auto" style:column-width="3.5835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line-through-mode="continuous" style:font-name-asian="DejaVu Sans" style:font-size-asian="14pt" style:language-asian="zxx" style:country-asian="none" style:font-style-asian="normal" style:font-weight-asian="bold" style:font-name-complex="DejaVu Sans" style:font-size-complex="14pt" style:language-complex="zxx" style:country-complex="none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="0.0008in solid #000000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Arial" style:font-name-asian="DejaVu Sans" style:font-name-complex="DejaVu Sans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SIMPLE_Q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6" table:default-cell-style-name="Default"/>
        <table:table-row table:style-name="ro1">
          <table:table-cell table:style-name="ce1"/>
          <table:table-cell table:style-name="ce5" office:value-type="string" table:number-columns-spanned="3" table:number-rows-spanned="1">
            <text:p>Raw Results</text:p>
          </table:table-cell>
          <table:covered-table-cell table:number-columns-repeated="2"/>
          <table:table-cell/>
          <table:table-cell table:style-name="ce6" office:value-type="string" table:number-columns-spanned="5" table:number-rows-spanned="1">
            <text:p>Aggregated Results</text:p>
          </table:table-cell>
          <table:covered-table-cell table:style-name="ce8"/>
          <table:covered-table-cell table:number-columns-repeated="3" table:style-name="ce7"/>
        </table:table-row>
        <table:table-row table:style-name="ro1">
          <table:table-cell table:style-name="ce1" office:value-type="string">
            <text:p>Network Size 45</text:p>
          </table:table-cell>
          <table:table-cell table:style-name="Default" table:number-columns-repeated="3"/>
          <table:table-cell/>
          <table:table-cell table:style-name="ce7"/>
          <table:table-cell table:style-name="ce8" office:value-type="string" table:number-columns-spanned="4" table:number-rows-spanned="1">
            <text:p>Average Energy consumed per node (mJ)</text:p>
          </table:table-cell>
          <table:covered-table-cell table:number-columns-repeated="3" table:style-name="ce7"/>
        </table:table-row>
        <table:table-row table:style-name="ro2">
          <table:table-cell/>
          <table:table-cell office:value-type="float" office:value="106517">
            <text:p>106517</text:p>
          </table:table-cell>
          <table:table-cell office:value-type="string">
            <text:p>ID:1</text:p>
          </table:table-cell>
          <table:table-cell office:value-type="string">
            <text:p>DB Infos: ID: 1; private key: { 40 60 62 }; columns: 7; rows: 9</text:p>
          </table:table-cell>
          <table:table-cell/>
          <table:table-cell table:style-name="ce8" office:value-type="string">
            <text:p>Network Size</text:p>
          </table:table-cell>
          <table:table-cell table:style-name="ce7" office:value-type="string">
            <text:p>EPOCH-1</text:p>
          </table:table-cell>
          <table:table-cell table:style-name="ce7" office:value-type="string">
            <text:p>EPOCH-2</text:p>
          </table:table-cell>
          <table:table-cell table:style-name="ce7" office:value-type="string">
            <text:p>EPOCH-3</text:p>
          </table:table-cell>
          <table:table-cell table:style-name="ce7" office:value-type="string">
            <text:p>EPOCH-4</text:p>
          </table:table-cell>
        </table:table-row>
        <table:table-row table:style-name="ro3">
          <table:table-cell office:value-type="string">
            <text:p>SELECT, //</text:p>
          </table:table-cell>
          <table:table-cell office:value-type="float" office:value="120416">
            <text:p>120416</text:p>
          </table:table-cell>
          <table:table-cell office:value-type="string">
            <text:p>ID:39</text:p>
          </table:table-cell>
          <table:table-cell office:value-type="float" office:value="1650">
            <text:p>1650</text:p>
          </table:table-cell>
          <table:table-cell/>
          <table:table-cell table:style-name="ce7" office:value-type="float" office:value="15">
            <text:p>15</text:p>
          </table:table-cell>
          <table:table-cell table:style-name="ce9" office:value-type="float" office:value="1271.6">
            <text:p>1271.6</text:p>
          </table:table-cell>
          <table:table-cell table:style-name="ce9" office:value-type="float" office:value="1499.8">
            <text:p>1499.8</text:p>
          </table:table-cell>
          <table:table-cell table:style-name="ce2" office:value-type="float" office:value="1563.86666666667">
            <text:p>1563.87</text:p>
          </table:table-cell>
          <table:table-cell table:style-name="ce9" office:value-type="float" office:value="1531.66666666667">
            <text:p>1531.67</text:p>
          </table:table-cell>
        </table:table-row>
        <table:table-row table:style-name="ro3">
          <table:table-cell office:value-type="string">
            <text:p><text:tab/><text:tab/><text:tab/>4,//</text:p>
          </table:table-cell>
          <table:table-cell office:value-type="float" office:value="120418">
            <text:p>120418</text:p>
          </table:table-cell>
          <table:table-cell office:value-type="string">
            <text:p>ID:34</text:p>
          </table:table-cell>
          <table:table-cell office:value-type="float" office:value="1719">
            <text:p>1719</text:p>
          </table:table-cell>
          <table:table-cell/>
          <table:table-cell table:style-name="ce7" office:value-type="float" office:value="30">
            <text:p>30</text:p>
          </table:table-cell>
          <table:table-cell table:style-name="ce9" office:value-type="float" office:value="1495.46666666667">
            <text:p>1495.47</text:p>
          </table:table-cell>
          <table:table-cell table:style-name="ce9" office:value-type="float" office:value="1532.16666666667">
            <text:p>1532.17</text:p>
          </table:table-cell>
          <table:table-cell table:style-name="ce9" office:value-type="float" office:value="1948.66666666667">
            <text:p>1948.67</text:p>
          </table:table-cell>
          <table:table-cell table:style-name="ce9" office:value-type="float" office:value="1660.3">
            <text:p>1660.3</text:p>
          </table:table-cell>
        </table:table-row>
        <table:table-row table:style-name="ro3">
          <table:table-cell office:value-type="string">
            <text:p><text:tab/><text:tab/><text:tab/>NONE, //</text:p>
          </table:table-cell>
          <table:table-cell office:value-type="float" office:value="120425">
            <text:p>120425</text:p>
          </table:table-cell>
          <table:table-cell office:value-type="string">
            <text:p>ID:24</text:p>
          </table:table-cell>
          <table:table-cell office:value-type="float" office:value="2220">
            <text:p>2220</text:p>
          </table:table-cell>
          <table:table-cell/>
          <table:table-cell table:style-name="ce7" office:value-type="float" office:value="45">
            <text:p>45</text:p>
          </table:table-cell>
          <table:table-cell table:style-name="ce9" office:value-type="float" office:value="1988.77777777778">
            <text:p>1988.78</text:p>
          </table:table-cell>
          <table:table-cell table:style-name="ce9" office:value-type="float" office:value="1894">
            <text:p>1894</text:p>
          </table:table-cell>
          <table:table-cell table:style-name="ce9" office:value-type="float" office:value="1883.37777777778">
            <text:p>1883.38</text:p>
          </table:table-cell>
          <table:table-cell table:style-name="ce9" office:value-type="float" office:value="1798">
            <text:p>1798</text:p>
          </table:table-cell>
        </table:table-row>
        <table:table-row table:style-name="ro3">
          <table:table-cell office:value-type="string">
            <text:p><text:tab/><text:tab/><text:tab/>INTERNAL_VOLTAGE, //</text:p>
          </table:table-cell>
          <table:table-cell office:value-type="float" office:value="120463">
            <text:p>120463</text:p>
          </table:table-cell>
          <table:table-cell office:value-type="string">
            <text:p>ID:8</text:p>
          </table:table-cell>
          <table:table-cell office:value-type="float" office:value="2282">
            <text:p>2282</text:p>
          </table:table-cell>
          <table:table-cell/>
          <table:table-cell table:style-name="ce7" office:value-type="float" office:value="60">
            <text:p>60</text:p>
          </table:table-cell>
          <table:table-cell table:style-name="ce9" office:value-type="float" office:value="1374.88333333333">
            <text:p>1374.88</text:p>
          </table:table-cell>
          <table:table-cell table:style-name="ce9" office:value-type="float" office:value="1643.48333333333">
            <text:p>1643.48</text:p>
          </table:table-cell>
          <table:table-cell table:style-name="ce9" office:value-type="float" office:value="1771.53333333333">
            <text:p>1771.53</text:p>
          </table:table-cell>
          <table:table-cell table:style-name="ce9" office:value-type="float" office:value="1667.53333333333">
            <text:p>1667.53</text:p>
          </table:table-cell>
        </table:table-row>
        <table:table-row table:style-name="ro3">
          <table:table-cell office:value-type="string">
            <text:p><text:tab/><text:tab/><text:tab/>NONE, //</text:p>
          </table:table-cell>
          <table:table-cell office:value-type="float" office:value="120531">
            <text:p>120531</text:p>
          </table:table-cell>
          <table:table-cell office:value-type="string">
            <text:p>ID:28</text:p>
          </table:table-cell>
          <table:table-cell office:value-type="float" office:value="1265">
            <text:p>1265</text:p>
          </table:table-cell>
          <table:table-cell table:number-columns-repeated="6"/>
        </table:table-row>
        <table:table-row table:style-name="ro3">
          <table:table-cell office:value-type="string">
            <text:p><text:tab/><text:tab/><text:tab/>PAR_LIGHT, //</text:p>
          </table:table-cell>
          <table:table-cell office:value-type="float" office:value="120580">
            <text:p>120580</text:p>
          </table:table-cell>
          <table:table-cell office:value-type="string">
            <text:p>ID:11</text:p>
          </table:table-cell>
          <table:table-cell office:value-type="float" office:value="1678">
            <text:p>1678</text:p>
          </table:table-cell>
          <table:table-cell/>
          <table:table-cell>
            <draw:frame table:end-cell-address="SIMPLE_Q.J24" table:end-x="0.8689in" table:end-y="0.152in" draw:z-index="0" draw:style-name="gr1" svg:width="4.2988in" svg:height="2.7528in" svg:x="0.126in" svg:y="0.0559in">
              <draw:object draw:notify-on-update-of-ranges="SIMPLE_Q.G3:SIMPLE_Q.J3 SIMPLE_Q.F4:SIMPLE_Q.F4 SIMPLE_Q.G4:SIMPLE_Q.J4 SIMPLE_Q.F5:SIMPLE_Q.F5 SIMPLE_Q.G5:SIMPLE_Q.J5 SIMPLE_Q.F6:SIMPLE_Q.F6 SIMPLE_Q.G6:SIMPLE_Q.J6 SIMPLE_Q.F7:SIMPLE_Q.F7 SIMPLE_Q.G7:SIMPLE_Q.J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3">
          <table:table-cell office:value-type="string">
            <text:p><text:tab/><text:tab/><text:tab/>NONE, //</text:p>
          </table:table-cell>
          <table:table-cell office:value-type="float" office:value="120594">
            <text:p>120594</text:p>
          </table:table-cell>
          <table:table-cell office:value-type="string">
            <text:p>ID:31</text:p>
          </table:table-cell>
          <table:table-cell office:value-type="float" office:value="1666">
            <text:p>1666</text:p>
          </table:table-cell>
          <table:table-cell table:number-columns-repeated="6"/>
        </table:table-row>
        <table:table-row table:style-name="ro3">
          <table:table-cell office:value-type="string">
            <text:p><text:tab/><text:tab/><text:tab/>TEMPERATURE, //</text:p>
          </table:table-cell>
          <table:table-cell office:value-type="float" office:value="120603">
            <text:p>120603</text:p>
          </table:table-cell>
          <table:table-cell office:value-type="string">
            <text:p>ID:35</text:p>
          </table:table-cell>
          <table:table-cell office:value-type="float" office:value="1189">
            <text:p>1189</text:p>
          </table:table-cell>
          <table:table-cell table:number-columns-repeated="6"/>
        </table:table-row>
        <table:table-row table:style-name="ro3">
          <table:table-cell office:value-type="string">
            <text:p><text:tab/><text:tab/><text:tab/>NONE, //</text:p>
          </table:table-cell>
          <table:table-cell office:value-type="float" office:value="120609">
            <text:p>120609</text:p>
          </table:table-cell>
          <table:table-cell office:value-type="string">
            <text:p>ID:44</text:p>
          </table:table-cell>
          <table:table-cell office:value-type="float" office:value="1224">
            <text:p>1224</text:p>
          </table:table-cell>
          <table:table-cell table:number-columns-repeated="6"/>
        </table:table-row>
        <table:table-row table:style-name="ro3">
          <table:table-cell office:value-type="string">
            <text:p><text:tab/><text:tab/><text:tab/>ROOM, //</text:p>
          </table:table-cell>
          <table:table-cell office:value-type="float" office:value="120610">
            <text:p>120610</text:p>
          </table:table-cell>
          <table:table-cell office:value-type="string">
            <text:p>ID:45</text:p>
          </table:table-cell>
          <table:table-cell office:value-type="float" office:value="1643">
            <text:p>1643</text:p>
          </table:table-cell>
          <table:table-cell table:number-columns-repeated="6"/>
        </table:table-row>
        <table:table-row table:style-name="ro3">
          <table:table-cell office:value-type="string">
            <text:p><text:tab/><text:tab/><text:tab/>SAMPLE_PERIOD, //</text:p>
          </table:table-cell>
          <table:table-cell office:value-type="float" office:value="120626">
            <text:p>120626</text:p>
          </table:table-cell>
          <table:table-cell office:value-type="string">
            <text:p>ID:2</text:p>
          </table:table-cell>
          <table:table-cell office:value-type="float" office:value="1148">
            <text:p>1148</text:p>
          </table:table-cell>
          <table:table-cell table:number-columns-repeated="6"/>
        </table:table-row>
        <table:table-row table:style-name="ro3">
          <table:table-cell office:value-type="string">
            <text:p><text:tab/><text:tab/><text:tab/>SAMPLE_PERIOD_VALUE1, //</text:p>
          </table:table-cell>
          <table:table-cell office:value-type="float" office:value="120634">
            <text:p>120634</text:p>
          </table:table-cell>
          <table:table-cell office:value-type="string">
            <text:p>ID:30</text:p>
          </table:table-cell>
          <table:table-cell office:value-type="float" office:value="1736">
            <text:p>1736</text:p>
          </table:table-cell>
          <table:table-cell table:number-columns-repeated="6"/>
        </table:table-row>
        <table:table-row table:style-name="ro3">
          <table:table-cell office:value-type="string">
            <text:p><text:tab/><text:tab/><text:tab/>SAMPLE_PERIOD_VALUE2, //</text:p>
          </table:table-cell>
          <table:table-cell office:value-type="float" office:value="120640">
            <text:p>120640</text:p>
          </table:table-cell>
          <table:table-cell office:value-type="string">
            <text:p>ID:6</text:p>
          </table:table-cell>
          <table:table-cell office:value-type="float" office:value="1746">
            <text:p>1746</text:p>
          </table:table-cell>
          <table:table-cell table:number-columns-repeated="6"/>
        </table:table-row>
        <table:table-row table:style-name="ro3">
          <table:table-cell office:value-type="string">
            <text:p><text:tab/><text:tab/><text:tab/>LIFETIME, //</text:p>
          </table:table-cell>
          <table:table-cell office:value-type="float" office:value="120718">
            <text:p>120718</text:p>
          </table:table-cell>
          <table:table-cell office:value-type="string">
            <text:p>ID:18</text:p>
          </table:table-cell>
          <table:table-cell office:value-type="float" office:value="1669">
            <text:p>1669</text:p>
          </table:table-cell>
          <table:table-cell table:number-columns-repeated="6"/>
        </table:table-row>
        <table:table-row table:style-name="ro3">
          <table:table-cell office:value-type="string">
            <text:p>1, //</text:p>
          </table:table-cell>
          <table:table-cell office:value-type="float" office:value="120738">
            <text:p>120738</text:p>
          </table:table-cell>
          <table:table-cell office:value-type="string">
            <text:p>ID:4</text:p>
          </table:table-cell>
          <table:table-cell office:value-type="float" office:value="1784">
            <text:p>1784</text:p>
          </table:table-cell>
          <table:table-cell table:number-columns-repeated="6"/>
        </table:table-row>
        <table:table-row table:style-name="ro3">
          <table:table-cell office:value-type="string">
            <text:p><text:tab/><text:tab/><text:tab/>244};</text:p>
          </table:table-cell>
          <table:table-cell office:value-type="float" office:value="120745">
            <text:p>120745</text:p>
          </table:table-cell>
          <table:table-cell office:value-type="string">
            <text:p>ID:33</text:p>
          </table:table-cell>
          <table:table-cell office:value-type="float" office:value="1204">
            <text:p>1204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772">
            <text:p>120772</text:p>
          </table:table-cell>
          <table:table-cell office:value-type="string">
            <text:p>ID:1</text:p>
          </table:table-cell>
          <table:table-cell office:value-type="float" office:value="3272">
            <text:p>3272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775">
            <text:p>120775</text:p>
          </table:table-cell>
          <table:table-cell office:value-type="string">
            <text:p>ID:27</text:p>
          </table:table-cell>
          <table:table-cell office:value-type="float" office:value="2071">
            <text:p>2071</text:p>
          </table:table-cell>
          <table:table-cell table:number-columns-repeated="6"/>
        </table:table-row>
        <table:table-row table:style-name="ro3">
          <table:table-cell table:style-name="ce2" office:value-type="string">
            <text:p>#define SAMPLE_PERIOD_VALUE1 0</text:p>
          </table:table-cell>
          <table:table-cell office:value-type="float" office:value="120780">
            <text:p>120780</text:p>
          </table:table-cell>
          <table:table-cell office:value-type="string">
            <text:p>ID:41</text:p>
          </table:table-cell>
          <table:table-cell office:value-type="float" office:value="1667">
            <text:p>1667</text:p>
          </table:table-cell>
          <table:table-cell table:number-columns-repeated="6"/>
        </table:table-row>
        <table:table-row table:style-name="ro3">
          <table:table-cell table:style-name="ce2" office:value-type="string">
            <text:p>#define SAMPLE_PERIOD_VALUE2 120</text:p>
          </table:table-cell>
          <table:table-cell office:value-type="float" office:value="120792">
            <text:p>120792</text:p>
          </table:table-cell>
          <table:table-cell office:value-type="string">
            <text:p>ID:7</text:p>
          </table:table-cell>
          <table:table-cell office:value-type="float" office:value="2234">
            <text:p>2234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120802">
            <text:p>120802</text:p>
          </table:table-cell>
          <table:table-cell office:value-type="string">
            <text:p>ID:40</text:p>
          </table:table-cell>
          <table:table-cell office:value-type="float" office:value="1724">
            <text:p>1724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120840">
            <text:p>120840</text:p>
          </table:table-cell>
          <table:table-cell office:value-type="string">
            <text:p>ID:14</text:p>
          </table:table-cell>
          <table:table-cell office:value-type="float" office:value="2217">
            <text:p>2217</text:p>
          </table:table-cell>
          <table:table-cell table:number-columns-repeated="6"/>
        </table:table-row>
        <table:table-row table:style-name="ro3">
          <table:table-cell table:style-name="ce3" office:value-type="string" table:number-columns-spanned="1" table:number-rows-spanned="4">
            <text:p>static uint8_t spec[] = {PREDICATE_LET, REPOSITORY_VALUE, NODE_ID, UINT8_VALUE, 25};</text:p>
          </table:table-cell>
          <table:table-cell office:value-type="float" office:value="120852">
            <text:p>120852</text:p>
          </table:table-cell>
          <table:table-cell office:value-type="string">
            <text:p>ID:15</text:p>
          </table:table-cell>
          <table:table-cell office:value-type="float" office:value="2128">
            <text:p>2128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120857">
            <text:p>120857</text:p>
          </table:table-cell>
          <table:table-cell office:value-type="string">
            <text:p>ID:25</text:p>
          </table:table-cell>
          <table:table-cell office:value-type="float" office:value="2247">
            <text:p>2247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120862">
            <text:p>120862</text:p>
          </table:table-cell>
          <table:table-cell office:value-type="string">
            <text:p>ID:20</text:p>
          </table:table-cell>
          <table:table-cell office:value-type="float" office:value="1119">
            <text:p>1119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120863">
            <text:p>120863</text:p>
          </table:table-cell>
          <table:table-cell office:value-type="string">
            <text:p>ID:16</text:p>
          </table:table-cell>
          <table:table-cell office:value-type="float" office:value="2278">
            <text:p>2278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864">
            <text:p>120864</text:p>
          </table:table-cell>
          <table:table-cell office:value-type="string">
            <text:p>ID:37</text:p>
          </table:table-cell>
          <table:table-cell office:value-type="float" office:value="1739">
            <text:p>1739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946">
            <text:p>120946</text:p>
          </table:table-cell>
          <table:table-cell office:value-type="string">
            <text:p>ID:10</text:p>
          </table:table-cell>
          <table:table-cell office:value-type="float" office:value="3635">
            <text:p>3635</text:p>
          </table:table-cell>
          <table:table-cell table:number-columns-repeated="6"/>
        </table:table-row>
        <table:table-row table:style-name="ro3">
          <table:table-cell table:style-name="ce4" office:value-type="string">
            <text:p>NULL_MAC</text:p>
          </table:table-cell>
          <table:table-cell office:value-type="float" office:value="120984">
            <text:p>120984</text:p>
          </table:table-cell>
          <table:table-cell office:value-type="string">
            <text:p>ID:12</text:p>
          </table:table-cell>
          <table:table-cell office:value-type="float" office:value="1619">
            <text:p>1619</text:p>
          </table:table-cell>
          <table:table-cell/>
          <table:table-cell table:style-name="ce7"/>
          <table:table-cell table:style-name="ce10" office:value-type="string" table:number-columns-spanned="4" table:number-rows-spanned="1">
            <text:p>Number of Results received at the Sink</text:p>
          </table:table-cell>
          <table:covered-table-cell table:number-columns-repeated="3" table:style-name="ce7"/>
        </table:table-row>
        <table:table-row table:style-name="ro3">
          <table:table-cell/>
          <table:table-cell office:value-type="float" office:value="121028">
            <text:p>121028</text:p>
          </table:table-cell>
          <table:table-cell office:value-type="string">
            <text:p>ID:29</text:p>
          </table:table-cell>
          <table:table-cell office:value-type="float" office:value="1576">
            <text:p>1576</text:p>
          </table:table-cell>
          <table:table-cell/>
          <table:table-cell table:style-name="ce8" office:value-type="string">
            <text:p>Network Size</text:p>
          </table:table-cell>
          <table:table-cell table:style-name="ce7" office:value-type="string">
            <text:p>EPOCH-1</text:p>
          </table:table-cell>
          <table:table-cell table:style-name="ce7" office:value-type="string">
            <text:p>EPOCH-2</text:p>
          </table:table-cell>
          <table:table-cell table:style-name="ce7" office:value-type="string">
            <text:p>EPOCH-3</text:p>
          </table:table-cell>
          <table:table-cell table:style-name="ce7" office:value-type="string">
            <text:p>EPOCH-4</text:p>
          </table:table-cell>
        </table:table-row>
        <table:table-row table:style-name="ro3">
          <table:table-cell/>
          <table:table-cell office:value-type="float" office:value="121053">
            <text:p>121053</text:p>
          </table:table-cell>
          <table:table-cell office:value-type="string">
            <text:p>ID:22</text:p>
          </table:table-cell>
          <table:table-cell office:value-type="float" office:value="2676">
            <text:p>2676</text:p>
          </table:table-cell>
          <table:table-cell/>
          <table:table-cell table:style-name="ce7" office:value-type="float" office:value="15">
            <text:p>15</text:p>
          </table:table-cell>
          <table:table-cell table:number-columns-repeated="2"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121079">
            <text:p>121079</text:p>
          </table:table-cell>
          <table:table-cell office:value-type="string">
            <text:p>ID:43</text:p>
          </table:table-cell>
          <table:table-cell office:value-type="float" office:value="1662">
            <text:p>1662</text:p>
          </table:table-cell>
          <table:table-cell/>
          <table:table-cell table:style-name="ce7" office:value-type="float" office:value="30">
            <text:p>30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1">
            <text:p>11</text:p>
          </table:table-cell>
        </table:table-row>
        <table:table-row table:style-name="ro3">
          <table:table-cell/>
          <table:table-cell office:value-type="float" office:value="121080">
            <text:p>121080</text:p>
          </table:table-cell>
          <table:table-cell office:value-type="string">
            <text:p>ID:26</text:p>
          </table:table-cell>
          <table:table-cell office:value-type="float" office:value="2073">
            <text:p>2073</text:p>
          </table:table-cell>
          <table:table-cell/>
          <table:table-cell table:style-name="ce7" office:value-type="float" office:value="45">
            <text:p>4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121098">
            <text:p>121098</text:p>
          </table:table-cell>
          <table:table-cell office:value-type="string">
            <text:p>ID:9</text:p>
          </table:table-cell>
          <table:table-cell office:value-type="float" office:value="3744">
            <text:p>3744</text:p>
          </table:table-cell>
          <table:table-cell/>
          <table:table-cell table:style-name="ce7" office:value-type="float" office:value="60">
            <text:p>60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121105">
            <text:p>121105</text:p>
          </table:table-cell>
          <table:table-cell office:value-type="string">
            <text:p>ID:5</text:p>
          </table:table-cell>
          <table:table-cell office:value-type="float" office:value="1310">
            <text:p>131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109">
            <text:p>121109</text:p>
          </table:table-cell>
          <table:table-cell office:value-type="string">
            <text:p>ID:42</text:p>
          </table:table-cell>
          <table:table-cell office:value-type="float" office:value="1735">
            <text:p>1735</text:p>
          </table:table-cell>
          <table:table-cell/>
          <table:table-cell table:style-name="ce7"/>
          <table:table-cell table:style-name="ce8" office:value-type="string" table:number-columns-spanned="4" table:number-rows-spanned="1">
            <text:p>% Received Results at the Sink</text:p>
          </table:table-cell>
          <table:covered-table-cell table:number-columns-repeated="3" table:style-name="ce7"/>
        </table:table-row>
        <table:table-row table:style-name="ro3">
          <table:table-cell/>
          <table:table-cell office:value-type="float" office:value="121109">
            <text:p>121109</text:p>
          </table:table-cell>
          <table:table-cell office:value-type="string">
            <text:p>ID:19</text:p>
          </table:table-cell>
          <table:table-cell office:value-type="float" office:value="2756">
            <text:p>2756</text:p>
          </table:table-cell>
          <table:table-cell/>
          <table:table-cell table:style-name="ce8" office:value-type="string">
            <text:p>Network Size</text:p>
          </table:table-cell>
          <table:table-cell table:style-name="ce7" office:value-type="string">
            <text:p>EPOCH-1</text:p>
          </table:table-cell>
          <table:table-cell table:style-name="ce7" office:value-type="string">
            <text:p>EPOCH-2</text:p>
          </table:table-cell>
          <table:table-cell table:style-name="ce7" office:value-type="string">
            <text:p>EPOCH-3</text:p>
          </table:table-cell>
          <table:table-cell table:style-name="ce7" office:value-type="string">
            <text:p>EPOCH-4</text:p>
          </table:table-cell>
        </table:table-row>
        <table:table-row table:style-name="ro3">
          <table:table-cell/>
          <table:table-cell office:value-type="float" office:value="121177">
            <text:p>121177</text:p>
          </table:table-cell>
          <table:table-cell office:value-type="string">
            <text:p>ID:38</text:p>
          </table:table-cell>
          <table:table-cell office:value-type="float" office:value="1580">
            <text:p>1580</text:p>
          </table:table-cell>
          <table:table-cell/>
          <table:table-cell table:style-name="ce7" office:value-type="float" office:value="15">
            <text:p>15</text:p>
          </table:table-cell>
          <table:table-cell table:style-name="ce9" table:formula="of:=[.G34]/15*100" office:value-type="float" office:value="53.3333333333333">
            <text:p>53.33</text:p>
          </table:table-cell>
          <table:table-cell table:style-name="ce9" table:formula="of:=[.H34]/15*100" office:value-type="float" office:value="53.3333333333333">
            <text:p>53.33</text:p>
          </table:table-cell>
          <table:table-cell table:style-name="ce9" table:formula="of:=[.I34]/15*100" office:value-type="float" office:value="46.6666666666667">
            <text:p>46.67</text:p>
          </table:table-cell>
          <table:table-cell table:style-name="ce9" table:formula="of:=[.J34]/15*100" office:value-type="float" office:value="40">
            <text:p>40</text:p>
          </table:table-cell>
        </table:table-row>
        <table:table-row table:style-name="ro3">
          <table:table-cell/>
          <table:table-cell office:value-type="float" office:value="121199">
            <text:p>121199</text:p>
          </table:table-cell>
          <table:table-cell office:value-type="string">
            <text:p>ID:17</text:p>
          </table:table-cell>
          <table:table-cell office:value-type="float" office:value="3719">
            <text:p>3719</text:p>
          </table:table-cell>
          <table:table-cell/>
          <table:table-cell table:style-name="ce7" office:value-type="float" office:value="30">
            <text:p>30</text:p>
          </table:table-cell>
          <table:table-cell table:style-name="ce9" table:formula="of:=[.G35]/25*100" office:value-type="float" office:value="32">
            <text:p>32</text:p>
          </table:table-cell>
          <table:table-cell table:style-name="ce9" table:formula="of:=[.H35]/25*100" office:value-type="float" office:value="60">
            <text:p>60</text:p>
          </table:table-cell>
          <table:table-cell table:style-name="ce9" table:formula="of:=[.I35]/25*100" office:value-type="float" office:value="56">
            <text:p>56</text:p>
          </table:table-cell>
          <table:table-cell table:style-name="ce9" table:formula="of:=[.J35]/25*100" office:value-type="float" office:value="44">
            <text:p>44</text:p>
          </table:table-cell>
        </table:table-row>
        <table:table-row table:style-name="ro3">
          <table:table-cell/>
          <table:table-cell office:value-type="float" office:value="121271">
            <text:p>121271</text:p>
          </table:table-cell>
          <table:table-cell office:value-type="string">
            <text:p>ID:36</text:p>
          </table:table-cell>
          <table:table-cell office:value-type="float" office:value="1758">
            <text:p>1758</text:p>
          </table:table-cell>
          <table:table-cell/>
          <table:table-cell table:style-name="ce7" office:value-type="float" office:value="45">
            <text:p>45</text:p>
          </table:table-cell>
          <table:table-cell table:style-name="ce9" table:formula="of:=[.G36]/25*100" office:value-type="float" office:value="36">
            <text:p>36</text:p>
          </table:table-cell>
          <table:table-cell table:style-name="ce9" table:formula="of:=[.H36]/25*100" office:value-type="float" office:value="12">
            <text:p>12</text:p>
          </table:table-cell>
          <table:table-cell table:style-name="ce9" table:formula="of:=[.I36]/25*100" office:value-type="float" office:value="36">
            <text:p>36</text:p>
          </table:table-cell>
          <table:table-cell table:style-name="ce9" table:formula="of:=[.J36]/25*100" office:value-type="float" office:value="24">
            <text:p>24</text:p>
          </table:table-cell>
        </table:table-row>
        <table:table-row table:style-name="ro3">
          <table:table-cell/>
          <table:table-cell office:value-type="float" office:value="121273">
            <text:p>121273</text:p>
          </table:table-cell>
          <table:table-cell office:value-type="string">
            <text:p>ID:13</text:p>
          </table:table-cell>
          <table:table-cell office:value-type="float" office:value="2308">
            <text:p>2308</text:p>
          </table:table-cell>
          <table:table-cell/>
          <table:table-cell table:style-name="ce7" office:value-type="float" office:value="60">
            <text:p>60</text:p>
          </table:table-cell>
          <table:table-cell table:style-name="ce9" table:formula="of:=[.G37]/25*100" office:value-type="float" office:value="12">
            <text:p>12</text:p>
          </table:table-cell>
          <table:table-cell table:style-name="ce9" table:formula="of:=[.H37]/25*100" office:value-type="float" office:value="12">
            <text:p>12</text:p>
          </table:table-cell>
          <table:table-cell table:style-name="ce9" table:formula="of:=[.I37]/25*100" office:value-type="float" office:value="16">
            <text:p>16</text:p>
          </table:table-cell>
          <table:table-cell table:style-name="ce9" table:formula="of:=[.J37]/25*100"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121289">
            <text:p>121289</text:p>
          </table:table-cell>
          <table:table-cell office:value-type="string">
            <text:p>ID:3</text:p>
          </table:table-cell>
          <table:table-cell office:value-type="float" office:value="1640">
            <text:p>164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297">
            <text:p>121297</text:p>
          </table:table-cell>
          <table:table-cell office:value-type="string">
            <text:p>ID:21</text:p>
          </table:table-cell>
          <table:table-cell office:value-type="float" office:value="2770">
            <text:p>277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335">
            <text:p>121335</text:p>
          </table:table-cell>
          <table:table-cell office:value-type="string">
            <text:p>ID:23</text:p>
          </table:table-cell>
          <table:table-cell office:value-type="float" office:value="2149">
            <text:p>2149</text:p>
          </table:table-cell>
          <table:table-cell/>
          <table:table-cell>
            <draw:frame table:end-cell-address="SIMPLE_Q.K60" table:end-x="0.4445in" table:end-y="0.1272in" draw:z-index="1" draw:style-name="gr1" svg:width="4.5256in" svg:height="2.6654in" svg:x="0.3638in" svg:y="0.072in">
              <draw:object draw:notify-on-update-of-ranges="SIMPLE_Q.G40:SIMPLE_Q.J40 SIMPLE_Q.F41:SIMPLE_Q.F41 SIMPLE_Q.G41:SIMPLE_Q.J41 SIMPLE_Q.F42:SIMPLE_Q.F42 SIMPLE_Q.G42:SIMPLE_Q.J42 SIMPLE_Q.F43:SIMPLE_Q.F43 SIMPLE_Q.G43:SIMPLE_Q.J43 SIMPLE_Q.F44:SIMPLE_Q.F44 SIMPLE_Q.G44:SIMPLE_Q.J4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  <table:table-row table:style-name="ro3">
          <table:table-cell/>
          <table:table-cell office:value-type="float" office:value="121367">
            <text:p>121367</text:p>
          </table:table-cell>
          <table:table-cell office:value-type="string">
            <text:p>ID:32</text:p>
          </table:table-cell>
          <table:table-cell office:value-type="float" office:value="2266">
            <text:p>2266</text:p>
          </table:table-cell>
          <table:table-cell table:number-columns-repeated="6"/>
        </table:table-row>
        <table:table-row table:style-name="ro3">
          <table:table-cell table:number-columns-repeated="3"/>
          <table:table-cell table:formula="of:=SUM([.D4:.D48])/45" office:value-type="float" office:value="1988.77777777778">
            <text:p>1988.78</text:p>
          </table:table-cell>
          <table:table-cell table:number-columns-repeated="6"/>
        </table:table-row>
        <table:table-row table:style-name="ro3" table:number-rows-repeated="2">
          <table:table-cell table:number-columns-repeated="10"/>
        </table:table-row>
        <table:table-row table:style-name="ro2">
          <table:table-cell/>
          <table:table-cell office:value-type="float" office:value="218754">
            <text:p>218754</text:p>
          </table:table-cell>
          <table:table-cell office:value-type="string">
            <text:p>ID:1</text:p>
          </table:table-cell>
          <table:table-cell office:value-type="string">
            <text:p>DB Infos: ID: 5; private key: { 40 60 62 }; columns: 7; rows: 3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416">
            <text:p>240416</text:p>
          </table:table-cell>
          <table:table-cell office:value-type="string">
            <text:p>ID:39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417">
            <text:p>240417</text:p>
          </table:table-cell>
          <table:table-cell office:value-type="string">
            <text:p>ID:34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425">
            <text:p>240425</text:p>
          </table:table-cell>
          <table:table-cell office:value-type="string">
            <text:p>ID:24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462">
            <text:p>240462</text:p>
          </table:table-cell>
          <table:table-cell office:value-type="string">
            <text:p>ID:8</text:p>
          </table:table-cell>
          <table:table-cell office:value-type="float" office:value="3388">
            <text:p>33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531">
            <text:p>240531</text:p>
          </table:table-cell>
          <table:table-cell office:value-type="string">
            <text:p>ID:28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580">
            <text:p>240580</text:p>
          </table:table-cell>
          <table:table-cell office:value-type="string">
            <text:p>ID:11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593">
            <text:p>240593</text:p>
          </table:table-cell>
          <table:table-cell office:value-type="string">
            <text:p>ID:31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03">
            <text:p>240603</text:p>
          </table:table-cell>
          <table:table-cell office:value-type="string">
            <text:p>ID:35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07">
            <text:p>240607</text:p>
          </table:table-cell>
          <table:table-cell office:value-type="string">
            <text:p>ID:44</text:p>
          </table:table-cell>
          <table:table-cell office:value-type="float" office:value="507">
            <text:p>50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07">
            <text:p>240607</text:p>
          </table:table-cell>
          <table:table-cell office:value-type="string">
            <text:p>ID:4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26">
            <text:p>240626</text:p>
          </table:table-cell>
          <table:table-cell office:value-type="string">
            <text:p>ID:2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34">
            <text:p>240634</text:p>
          </table:table-cell>
          <table:table-cell office:value-type="string">
            <text:p>ID:30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40">
            <text:p>240640</text:p>
          </table:table-cell>
          <table:table-cell office:value-type="string">
            <text:p>ID:6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716">
            <text:p>240716</text:p>
          </table:table-cell>
          <table:table-cell office:value-type="string">
            <text:p>ID:18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738">
            <text:p>240738</text:p>
          </table:table-cell>
          <table:table-cell office:value-type="string">
            <text:p>ID:4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745">
            <text:p>240745</text:p>
          </table:table-cell>
          <table:table-cell office:value-type="string">
            <text:p>ID:33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772">
            <text:p>240772</text:p>
          </table:table-cell>
          <table:table-cell office:value-type="string">
            <text:p>ID:1</text:p>
          </table:table-cell>
          <table:table-cell office:value-type="float" office:value="2909">
            <text:p>2909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775">
            <text:p>240775</text:p>
          </table:table-cell>
          <table:table-cell office:value-type="string">
            <text:p>ID:27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779">
            <text:p>240779</text:p>
          </table:table-cell>
          <table:table-cell office:value-type="string">
            <text:p>ID:41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791">
            <text:p>240791</text:p>
          </table:table-cell>
          <table:table-cell office:value-type="string">
            <text:p>ID:7</text:p>
          </table:table-cell>
          <table:table-cell office:value-type="float" office:value="1949">
            <text:p>1949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802">
            <text:p>240802</text:p>
          </table:table-cell>
          <table:table-cell office:value-type="string">
            <text:p>ID:40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840">
            <text:p>240840</text:p>
          </table:table-cell>
          <table:table-cell office:value-type="string">
            <text:p>ID:14</text:p>
          </table:table-cell>
          <table:table-cell office:value-type="float" office:value="2908">
            <text:p>290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852">
            <text:p>240852</text:p>
          </table:table-cell>
          <table:table-cell office:value-type="string">
            <text:p>ID:15</text:p>
          </table:table-cell>
          <table:table-cell office:value-type="float" office:value="2908">
            <text:p>290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857">
            <text:p>240857</text:p>
          </table:table-cell>
          <table:table-cell office:value-type="string">
            <text:p>ID:25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862">
            <text:p>240862</text:p>
          </table:table-cell>
          <table:table-cell office:value-type="string">
            <text:p>ID:20</text:p>
          </table:table-cell>
          <table:table-cell office:value-type="float" office:value="988">
            <text:p>9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863">
            <text:p>240863</text:p>
          </table:table-cell>
          <table:table-cell office:value-type="string">
            <text:p>ID:16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863">
            <text:p>240863</text:p>
          </table:table-cell>
          <table:table-cell office:value-type="string">
            <text:p>ID:37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946">
            <text:p>240946</text:p>
          </table:table-cell>
          <table:table-cell office:value-type="string">
            <text:p>ID:10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984">
            <text:p>240984</text:p>
          </table:table-cell>
          <table:table-cell office:value-type="string">
            <text:p>ID:12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027">
            <text:p>241027</text:p>
          </table:table-cell>
          <table:table-cell office:value-type="string">
            <text:p>ID:29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053">
            <text:p>241053</text:p>
          </table:table-cell>
          <table:table-cell office:value-type="string">
            <text:p>ID:22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079">
            <text:p>241079</text:p>
          </table:table-cell>
          <table:table-cell office:value-type="string">
            <text:p>ID:43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080">
            <text:p>241080</text:p>
          </table:table-cell>
          <table:table-cell office:value-type="string">
            <text:p>ID:26</text:p>
          </table:table-cell>
          <table:table-cell office:value-type="float" office:value="3867">
            <text:p>38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098">
            <text:p>241098</text:p>
          </table:table-cell>
          <table:table-cell office:value-type="string">
            <text:p>ID:9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05">
            <text:p>241105</text:p>
          </table:table-cell>
          <table:table-cell office:value-type="string">
            <text:p>ID: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09">
            <text:p>241109</text:p>
          </table:table-cell>
          <table:table-cell office:value-type="string">
            <text:p>ID:19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09">
            <text:p>241109</text:p>
          </table:table-cell>
          <table:table-cell office:value-type="string">
            <text:p>ID:42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77">
            <text:p>241177</text:p>
          </table:table-cell>
          <table:table-cell office:value-type="string">
            <text:p>ID:38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99">
            <text:p>241199</text:p>
          </table:table-cell>
          <table:table-cell office:value-type="string">
            <text:p>ID:17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271">
            <text:p>241271</text:p>
          </table:table-cell>
          <table:table-cell office:value-type="string">
            <text:p>ID:36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274">
            <text:p>241274</text:p>
          </table:table-cell>
          <table:table-cell office:value-type="string">
            <text:p>ID:13</text:p>
          </table:table-cell>
          <table:table-cell office:value-type="float" office:value="3388">
            <text:p>33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289">
            <text:p>241289</text:p>
          </table:table-cell>
          <table:table-cell office:value-type="string">
            <text:p>ID:3</text:p>
          </table:table-cell>
          <table:table-cell office:value-type="float" office:value="2907">
            <text:p>290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297">
            <text:p>241297</text:p>
          </table:table-cell>
          <table:table-cell office:value-type="string">
            <text:p>ID:21</text:p>
          </table:table-cell>
          <table:table-cell office:value-type="float" office:value="4348">
            <text:p>43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335">
            <text:p>241335</text:p>
          </table:table-cell>
          <table:table-cell office:value-type="string">
            <text:p>ID:23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367">
            <text:p>241367</text:p>
          </table:table-cell>
          <table:table-cell office:value-type="string">
            <text:p>ID:32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 table:number-columns-repeated="3"/>
          <table:table-cell table:formula="of:=SUM([.D53:.D97])/45" office:value-type="float" office:value="1894">
            <text:p>1894</text:p>
          </table:table-cell>
          <table:table-cell table:number-columns-repeated="6"/>
        </table:table-row>
        <table:table-row table:style-name="ro3" table:number-rows-repeated="3">
          <table:table-cell table:number-columns-repeated="10"/>
        </table:table-row>
        <table:table-row table:style-name="ro2">
          <table:table-cell/>
          <table:table-cell office:value-type="float" office:value="351433">
            <text:p>351433</text:p>
          </table:table-cell>
          <table:table-cell office:value-type="string">
            <text:p>ID:1</text:p>
          </table:table-cell>
          <table:table-cell office:value-type="string">
            <text:p>DB Infos: ID: 8; private key: { 40 60 62 }; columns: 7; rows: 9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416">
            <text:p>360416</text:p>
          </table:table-cell>
          <table:table-cell office:value-type="string">
            <text:p>ID:39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417">
            <text:p>360417</text:p>
          </table:table-cell>
          <table:table-cell office:value-type="string">
            <text:p>ID:34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425">
            <text:p>360425</text:p>
          </table:table-cell>
          <table:table-cell office:value-type="string">
            <text:p>ID:24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462">
            <text:p>360462</text:p>
          </table:table-cell>
          <table:table-cell office:value-type="string">
            <text:p>ID:8</text:p>
          </table:table-cell>
          <table:table-cell office:value-type="float" office:value="1951">
            <text:p>1951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531">
            <text:p>360531</text:p>
          </table:table-cell>
          <table:table-cell office:value-type="string">
            <text:p>ID:28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580">
            <text:p>360580</text:p>
          </table:table-cell>
          <table:table-cell office:value-type="string">
            <text:p>ID:11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593">
            <text:p>360593</text:p>
          </table:table-cell>
          <table:table-cell office:value-type="string">
            <text:p>ID:31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03">
            <text:p>360603</text:p>
          </table:table-cell>
          <table:table-cell office:value-type="string">
            <text:p>ID:3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07">
            <text:p>360607</text:p>
          </table:table-cell>
          <table:table-cell office:value-type="string">
            <text:p>ID:44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07">
            <text:p>360607</text:p>
          </table:table-cell>
          <table:table-cell office:value-type="string">
            <text:p>ID:45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25">
            <text:p>360625</text:p>
          </table:table-cell>
          <table:table-cell office:value-type="string">
            <text:p>ID:2</text:p>
          </table:table-cell>
          <table:table-cell office:value-type="float" office:value="988">
            <text:p>9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34">
            <text:p>360634</text:p>
          </table:table-cell>
          <table:table-cell office:value-type="string">
            <text:p>ID:30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41">
            <text:p>360641</text:p>
          </table:table-cell>
          <table:table-cell office:value-type="string">
            <text:p>ID:6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16">
            <text:p>360716</text:p>
          </table:table-cell>
          <table:table-cell office:value-type="string">
            <text:p>ID:18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38">
            <text:p>360738</text:p>
          </table:table-cell>
          <table:table-cell office:value-type="string">
            <text:p>ID:4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45">
            <text:p>360745</text:p>
          </table:table-cell>
          <table:table-cell office:value-type="string">
            <text:p>ID:33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72">
            <text:p>360772</text:p>
          </table:table-cell>
          <table:table-cell office:value-type="string">
            <text:p>ID:1</text:p>
          </table:table-cell>
          <table:table-cell office:value-type="float" office:value="2431">
            <text:p>2431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75">
            <text:p>360775</text:p>
          </table:table-cell>
          <table:table-cell office:value-type="string">
            <text:p>ID:27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78">
            <text:p>360778</text:p>
          </table:table-cell>
          <table:table-cell office:value-type="string">
            <text:p>ID:41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91">
            <text:p>360791</text:p>
          </table:table-cell>
          <table:table-cell office:value-type="string">
            <text:p>ID:7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02">
            <text:p>360802</text:p>
          </table:table-cell>
          <table:table-cell office:value-type="string">
            <text:p>ID:40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40">
            <text:p>360840</text:p>
          </table:table-cell>
          <table:table-cell office:value-type="string">
            <text:p>ID:14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52">
            <text:p>360852</text:p>
          </table:table-cell>
          <table:table-cell office:value-type="string">
            <text:p>ID:15</text:p>
          </table:table-cell>
          <table:table-cell office:value-type="float" office:value="3868">
            <text:p>38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57">
            <text:p>360857</text:p>
          </table:table-cell>
          <table:table-cell office:value-type="string">
            <text:p>ID:25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62">
            <text:p>360862</text:p>
          </table:table-cell>
          <table:table-cell office:value-type="string">
            <text:p>ID:20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63">
            <text:p>360863</text:p>
          </table:table-cell>
          <table:table-cell office:value-type="string">
            <text:p>ID:16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63">
            <text:p>360863</text:p>
          </table:table-cell>
          <table:table-cell office:value-type="string">
            <text:p>ID:37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946">
            <text:p>360946</text:p>
          </table:table-cell>
          <table:table-cell office:value-type="string">
            <text:p>ID:10</text:p>
          </table:table-cell>
          <table:table-cell office:value-type="float" office:value="2428">
            <text:p>242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984">
            <text:p>360984</text:p>
          </table:table-cell>
          <table:table-cell office:value-type="string">
            <text:p>ID:12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27">
            <text:p>361027</text:p>
          </table:table-cell>
          <table:table-cell office:value-type="string">
            <text:p>ID:29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53">
            <text:p>361053</text:p>
          </table:table-cell>
          <table:table-cell office:value-type="string">
            <text:p>ID:22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79">
            <text:p>361079</text:p>
          </table:table-cell>
          <table:table-cell office:value-type="string">
            <text:p>ID:43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80">
            <text:p>361080</text:p>
          </table:table-cell>
          <table:table-cell office:value-type="string">
            <text:p>ID:26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98">
            <text:p>361098</text:p>
          </table:table-cell>
          <table:table-cell office:value-type="string">
            <text:p>ID:9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05">
            <text:p>361105</text:p>
          </table:table-cell>
          <table:table-cell office:value-type="string">
            <text:p>ID: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09">
            <text:p>361109</text:p>
          </table:table-cell>
          <table:table-cell office:value-type="string">
            <text:p>ID:42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09">
            <text:p>361109</text:p>
          </table:table-cell>
          <table:table-cell office:value-type="string">
            <text:p>ID:19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77">
            <text:p>361177</text:p>
          </table:table-cell>
          <table:table-cell office:value-type="string">
            <text:p>ID:38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99">
            <text:p>361199</text:p>
          </table:table-cell>
          <table:table-cell office:value-type="string">
            <text:p>ID:17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271">
            <text:p>361271</text:p>
          </table:table-cell>
          <table:table-cell office:value-type="string">
            <text:p>ID:36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274">
            <text:p>361274</text:p>
          </table:table-cell>
          <table:table-cell office:value-type="string">
            <text:p>ID:13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289">
            <text:p>361289</text:p>
          </table:table-cell>
          <table:table-cell office:value-type="string">
            <text:p>ID:3</text:p>
          </table:table-cell>
          <table:table-cell office:value-type="float" office:value="3868">
            <text:p>38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296">
            <text:p>361296</text:p>
          </table:table-cell>
          <table:table-cell office:value-type="string">
            <text:p>ID:21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335">
            <text:p>361335</text:p>
          </table:table-cell>
          <table:table-cell office:value-type="string">
            <text:p>ID:23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367">
            <text:p>361367</text:p>
          </table:table-cell>
          <table:table-cell office:value-type="string">
            <text:p>ID:32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 table:number-columns-repeated="3"/>
          <table:table-cell table:formula="of:=SUM([.D103:.D147])/45" office:value-type="float" office:value="1883.37777777778">
            <text:p>1883.38</text:p>
          </table:table-cell>
          <table:table-cell table:number-columns-repeated="6"/>
        </table:table-row>
        <table:table-row table:style-name="ro3" table:number-rows-repeated="3">
          <table:table-cell table:number-columns-repeated="10"/>
        </table:table-row>
        <table:table-row table:style-name="ro2">
          <table:table-cell/>
          <table:table-cell office:value-type="float" office:value="458345">
            <text:p>458345</text:p>
          </table:table-cell>
          <table:table-cell office:value-type="string">
            <text:p>ID:1</text:p>
          </table:table-cell>
          <table:table-cell office:value-type="string">
            <text:p>DB Infos: ID: 12; private key: { 40 60 62 }; columns: 7; rows: 6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416">
            <text:p>480416</text:p>
          </table:table-cell>
          <table:table-cell office:value-type="string">
            <text:p>ID:39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417">
            <text:p>480417</text:p>
          </table:table-cell>
          <table:table-cell office:value-type="string">
            <text:p>ID:34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425">
            <text:p>480425</text:p>
          </table:table-cell>
          <table:table-cell office:value-type="string">
            <text:p>ID:24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462">
            <text:p>480462</text:p>
          </table:table-cell>
          <table:table-cell office:value-type="string">
            <text:p>ID:8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532">
            <text:p>480532</text:p>
          </table:table-cell>
          <table:table-cell office:value-type="string">
            <text:p>ID:28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582">
            <text:p>480582</text:p>
          </table:table-cell>
          <table:table-cell office:value-type="string">
            <text:p>ID:11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593">
            <text:p>480593</text:p>
          </table:table-cell>
          <table:table-cell office:value-type="string">
            <text:p>ID:31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03">
            <text:p>480603</text:p>
          </table:table-cell>
          <table:table-cell office:value-type="string">
            <text:p>ID:3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07">
            <text:p>480607</text:p>
          </table:table-cell>
          <table:table-cell office:value-type="string">
            <text:p>ID:44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07">
            <text:p>480607</text:p>
          </table:table-cell>
          <table:table-cell office:value-type="string">
            <text:p>ID:4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26">
            <text:p>480626</text:p>
          </table:table-cell>
          <table:table-cell office:value-type="string">
            <text:p>ID:2</text:p>
          </table:table-cell>
          <table:table-cell office:value-type="float" office:value="2909">
            <text:p>2909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34">
            <text:p>480634</text:p>
          </table:table-cell>
          <table:table-cell office:value-type="string">
            <text:p>ID:30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43">
            <text:p>480643</text:p>
          </table:table-cell>
          <table:table-cell office:value-type="string">
            <text:p>ID:6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16">
            <text:p>480716</text:p>
          </table:table-cell>
          <table:table-cell office:value-type="string">
            <text:p>ID:18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38">
            <text:p>480738</text:p>
          </table:table-cell>
          <table:table-cell office:value-type="string">
            <text:p>ID:4</text:p>
          </table:table-cell>
          <table:table-cell office:value-type="float" office:value="2907">
            <text:p>290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45">
            <text:p>480745</text:p>
          </table:table-cell>
          <table:table-cell office:value-type="string">
            <text:p>ID:33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72">
            <text:p>480772</text:p>
          </table:table-cell>
          <table:table-cell office:value-type="string">
            <text:p>ID:1</text:p>
          </table:table-cell>
          <table:table-cell office:value-type="float" office:value="2430">
            <text:p>2430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75">
            <text:p>480775</text:p>
          </table:table-cell>
          <table:table-cell office:value-type="string">
            <text:p>ID:27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78">
            <text:p>480778</text:p>
          </table:table-cell>
          <table:table-cell office:value-type="string">
            <text:p>ID:41</text:p>
          </table:table-cell>
          <table:table-cell office:value-type="float" office:value="507">
            <text:p>50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91">
            <text:p>480791</text:p>
          </table:table-cell>
          <table:table-cell office:value-type="string">
            <text:p>ID:7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03">
            <text:p>480803</text:p>
          </table:table-cell>
          <table:table-cell office:value-type="string">
            <text:p>ID:40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40">
            <text:p>480840</text:p>
          </table:table-cell>
          <table:table-cell office:value-type="string">
            <text:p>ID:14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52">
            <text:p>480852</text:p>
          </table:table-cell>
          <table:table-cell office:value-type="string">
            <text:p>ID:15</text:p>
          </table:table-cell>
          <table:table-cell office:value-type="float" office:value="2428">
            <text:p>242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57">
            <text:p>480857</text:p>
          </table:table-cell>
          <table:table-cell office:value-type="string">
            <text:p>ID:2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62">
            <text:p>480862</text:p>
          </table:table-cell>
          <table:table-cell office:value-type="string">
            <text:p>ID:20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63">
            <text:p>480863</text:p>
          </table:table-cell>
          <table:table-cell office:value-type="string">
            <text:p>ID:16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63">
            <text:p>480863</text:p>
          </table:table-cell>
          <table:table-cell office:value-type="string">
            <text:p>ID:37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946">
            <text:p>480946</text:p>
          </table:table-cell>
          <table:table-cell office:value-type="string">
            <text:p>ID:10</text:p>
          </table:table-cell>
          <table:table-cell office:value-type="float" office:value="2428">
            <text:p>242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984">
            <text:p>480984</text:p>
          </table:table-cell>
          <table:table-cell office:value-type="string">
            <text:p>ID:12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27">
            <text:p>481027</text:p>
          </table:table-cell>
          <table:table-cell office:value-type="string">
            <text:p>ID:29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float" office:value="481053">
            <text:p>481053</text:p>
          </table:table-cell>
          <table:table-cell office:value-type="string">
            <text:p>ID:22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79">
            <text:p>481079</text:p>
          </table:table-cell>
          <table:table-cell office:value-type="string">
            <text:p>ID:43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80">
            <text:p>481080</text:p>
          </table:table-cell>
          <table:table-cell office:value-type="string">
            <text:p>ID:26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98">
            <text:p>481098</text:p>
          </table:table-cell>
          <table:table-cell office:value-type="string">
            <text:p>ID:9</text:p>
          </table:table-cell>
          <table:table-cell office:value-type="float" office:value="2908">
            <text:p>290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05">
            <text:p>481105</text:p>
          </table:table-cell>
          <table:table-cell office:value-type="string">
            <text:p>ID:5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09">
            <text:p>481109</text:p>
          </table:table-cell>
          <table:table-cell office:value-type="string">
            <text:p>ID:42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09">
            <text:p>481109</text:p>
          </table:table-cell>
          <table:table-cell office:value-type="string">
            <text:p>ID:19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77">
            <text:p>481177</text:p>
          </table:table-cell>
          <table:table-cell office:value-type="string">
            <text:p>ID:38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99">
            <text:p>481199</text:p>
          </table:table-cell>
          <table:table-cell office:value-type="string">
            <text:p>ID:17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271">
            <text:p>481271</text:p>
          </table:table-cell>
          <table:table-cell office:value-type="string">
            <text:p>ID:36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274">
            <text:p>481274</text:p>
          </table:table-cell>
          <table:table-cell office:value-type="string">
            <text:p>ID:13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289">
            <text:p>481289</text:p>
          </table:table-cell>
          <table:table-cell office:value-type="string">
            <text:p>ID:3</text:p>
          </table:table-cell>
          <table:table-cell office:value-type="float" office:value="3388">
            <text:p>33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296">
            <text:p>481296</text:p>
          </table:table-cell>
          <table:table-cell office:value-type="string">
            <text:p>ID:21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335">
            <text:p>481335</text:p>
          </table:table-cell>
          <table:table-cell office:value-type="string">
            <text:p>ID:23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367">
            <text:p>481367</text:p>
          </table:table-cell>
          <table:table-cell office:value-type="string">
            <text:p>ID:32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 table:number-columns-repeated="3"/>
          <table:table-cell table:formula="of:=SUM([.D153:.D197])/45" office:value-type="float" office:value="1798">
            <text:p>1798</text:p>
          </table:table-cell>
          <table:table-cell table:number-columns-repeated="6"/>
        </table:table-row>
        <table:table-row table:style-name="ro3" table:number-rows-repeated="2">
          <table:table-cell table:number-columns-repeated="10"/>
        </table:table-row>
        <table:table-row table:style-name="ro1">
          <table:table-cell table:style-name="ce1" office:value-type="string">
            <text:p>Network Size 60</text:p>
          </table:table-cell>
          <table:table-cell table:number-columns-repeated="9"/>
        </table:table-row>
        <table:table-row table:style-name="ro2">
          <table:table-cell/>
          <table:table-cell office:value-type="float" office:value="152755">
            <text:p>152755</text:p>
          </table:table-cell>
          <table:table-cell office:value-type="string">
            <text:p>ID:1</text:p>
          </table:table-cell>
          <table:table-cell office:value-type="string">
            <text:p>DB Infos: ID: 1; private key: { 40 60 62 }; columns: 7; rows: 3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393">
            <text:p>120393</text:p>
          </table:table-cell>
          <table:table-cell office:value-type="string">
            <text:p>ID:54</text:p>
          </table:table-cell>
          <table:table-cell office:value-type="float" office:value="736">
            <text:p>736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399">
            <text:p>120399</text:p>
          </table:table-cell>
          <table:table-cell office:value-type="string">
            <text:p>ID:18</text:p>
          </table:table-cell>
          <table:table-cell office:value-type="float" office:value="736">
            <text:p>736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433">
            <text:p>120433</text:p>
          </table:table-cell>
          <table:table-cell office:value-type="string">
            <text:p>ID:29</text:p>
          </table:table-cell>
          <table:table-cell office:value-type="float" office:value="1279">
            <text:p>1279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436">
            <text:p>120436</text:p>
          </table:table-cell>
          <table:table-cell office:value-type="string">
            <text:p>ID:39</text:p>
          </table:table-cell>
          <table:table-cell office:value-type="float" office:value="754">
            <text:p>754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462">
            <text:p>120462</text:p>
          </table:table-cell>
          <table:table-cell office:value-type="string">
            <text:p>ID:33</text:p>
          </table:table-cell>
          <table:table-cell office:value-type="float" office:value="1268">
            <text:p>12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484">
            <text:p>120484</text:p>
          </table:table-cell>
          <table:table-cell office:value-type="string">
            <text:p>ID:20</text:p>
          </table:table-cell>
          <table:table-cell office:value-type="float" office:value="1738">
            <text:p>1738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490">
            <text:p>120490</text:p>
          </table:table-cell>
          <table:table-cell office:value-type="string">
            <text:p>ID:28</text:p>
          </table:table-cell>
          <table:table-cell office:value-type="float" office:value="1668">
            <text:p>16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495">
            <text:p>120495</text:p>
          </table:table-cell>
          <table:table-cell office:value-type="string">
            <text:p>ID:36</text:p>
          </table:table-cell>
          <table:table-cell office:value-type="float" office:value="1240">
            <text:p>124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515">
            <text:p>120515</text:p>
          </table:table-cell>
          <table:table-cell office:value-type="string">
            <text:p>ID:25</text:p>
          </table:table-cell>
          <table:table-cell office:value-type="float" office:value="747">
            <text:p>7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530">
            <text:p>120530</text:p>
          </table:table-cell>
          <table:table-cell office:value-type="string">
            <text:p>ID:14</text:p>
          </table:table-cell>
          <table:table-cell office:value-type="float" office:value="1216">
            <text:p>1216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570">
            <text:p>120570</text:p>
          </table:table-cell>
          <table:table-cell office:value-type="string">
            <text:p>ID:31</text:p>
          </table:table-cell>
          <table:table-cell office:value-type="float" office:value="1266">
            <text:p>1266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577">
            <text:p>120577</text:p>
          </table:table-cell>
          <table:table-cell office:value-type="string">
            <text:p>ID:49</text:p>
          </table:table-cell>
          <table:table-cell office:value-type="float" office:value="1218">
            <text:p>1218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580">
            <text:p>120580</text:p>
          </table:table-cell>
          <table:table-cell office:value-type="string">
            <text:p>ID:1</text:p>
          </table:table-cell>
          <table:table-cell office:value-type="float" office:value="2787">
            <text:p>27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592">
            <text:p>120592</text:p>
          </table:table-cell>
          <table:table-cell office:value-type="string">
            <text:p>ID:4</text:p>
          </table:table-cell>
          <table:table-cell office:value-type="float" office:value="1777">
            <text:p>1777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607">
            <text:p>120607</text:p>
          </table:table-cell>
          <table:table-cell office:value-type="string">
            <text:p>ID:41</text:p>
          </table:table-cell>
          <table:table-cell office:value-type="float" office:value="777">
            <text:p>777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611">
            <text:p>120611</text:p>
          </table:table-cell>
          <table:table-cell office:value-type="string">
            <text:p>ID:38</text:p>
          </table:table-cell>
          <table:table-cell office:value-type="float" office:value="1226">
            <text:p>1226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619">
            <text:p>120619</text:p>
          </table:table-cell>
          <table:table-cell office:value-type="string">
            <text:p>ID:16</text:p>
          </table:table-cell>
          <table:table-cell office:value-type="float" office:value="1320">
            <text:p>132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626">
            <text:p>120626</text:p>
          </table:table-cell>
          <table:table-cell office:value-type="string">
            <text:p>ID:13</text:p>
          </table:table-cell>
          <table:table-cell office:value-type="float" office:value="2181">
            <text:p>2181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645">
            <text:p>120645</text:p>
          </table:table-cell>
          <table:table-cell office:value-type="string">
            <text:p>ID:55</text:p>
          </table:table-cell>
          <table:table-cell office:value-type="float" office:value="726">
            <text:p>726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646">
            <text:p>120646</text:p>
          </table:table-cell>
          <table:table-cell office:value-type="string">
            <text:p>ID:48</text:p>
          </table:table-cell>
          <table:table-cell office:value-type="float" office:value="768">
            <text:p>7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651">
            <text:p>120651</text:p>
          </table:table-cell>
          <table:table-cell office:value-type="string">
            <text:p>ID:60</text:p>
          </table:table-cell>
          <table:table-cell office:value-type="float" office:value="1155">
            <text:p>1155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673">
            <text:p>120673</text:p>
          </table:table-cell>
          <table:table-cell office:value-type="string">
            <text:p>ID:34</text:p>
          </table:table-cell>
          <table:table-cell office:value-type="float" office:value="1230">
            <text:p>123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712">
            <text:p>120712</text:p>
          </table:table-cell>
          <table:table-cell office:value-type="string">
            <text:p>ID:53</text:p>
          </table:table-cell>
          <table:table-cell office:value-type="float" office:value="756">
            <text:p>756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722">
            <text:p>120722</text:p>
          </table:table-cell>
          <table:table-cell office:value-type="string">
            <text:p>ID:35</text:p>
          </table:table-cell>
          <table:table-cell office:value-type="float" office:value="767">
            <text:p>7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748">
            <text:p>120748</text:p>
          </table:table-cell>
          <table:table-cell office:value-type="string">
            <text:p>ID:56</text:p>
          </table:table-cell>
          <table:table-cell office:value-type="float" office:value="762">
            <text:p>762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763">
            <text:p>120763</text:p>
          </table:table-cell>
          <table:table-cell office:value-type="string">
            <text:p>ID:21</text:p>
          </table:table-cell>
          <table:table-cell office:value-type="float" office:value="1738">
            <text:p>1738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773">
            <text:p>120773</text:p>
          </table:table-cell>
          <table:table-cell office:value-type="string">
            <text:p>ID:58</text:p>
          </table:table-cell>
          <table:table-cell office:value-type="float" office:value="703">
            <text:p>703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793">
            <text:p>120793</text:p>
          </table:table-cell>
          <table:table-cell office:value-type="string">
            <text:p>ID:47</text:p>
          </table:table-cell>
          <table:table-cell office:value-type="float" office:value="719">
            <text:p>719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809">
            <text:p>120809</text:p>
          </table:table-cell>
          <table:table-cell office:value-type="string">
            <text:p>ID:5</text:p>
          </table:table-cell>
          <table:table-cell office:value-type="float" office:value="1736">
            <text:p>1736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819">
            <text:p>120819</text:p>
          </table:table-cell>
          <table:table-cell office:value-type="string">
            <text:p>ID:23</text:p>
          </table:table-cell>
          <table:table-cell office:value-type="float" office:value="815">
            <text:p>815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858">
            <text:p>120858</text:p>
          </table:table-cell>
          <table:table-cell office:value-type="string">
            <text:p>ID:45</text:p>
          </table:table-cell>
          <table:table-cell office:value-type="float" office:value="1232">
            <text:p>1232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868">
            <text:p>120868</text:p>
          </table:table-cell>
          <table:table-cell office:value-type="string">
            <text:p>ID:37</text:p>
          </table:table-cell>
          <table:table-cell office:value-type="float" office:value="3690">
            <text:p>369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875">
            <text:p>120875</text:p>
          </table:table-cell>
          <table:table-cell office:value-type="string">
            <text:p>ID:30</text:p>
          </table:table-cell>
          <table:table-cell office:value-type="float" office:value="1235">
            <text:p>1235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884">
            <text:p>120884</text:p>
          </table:table-cell>
          <table:table-cell office:value-type="string">
            <text:p>ID:2</text:p>
          </table:table-cell>
          <table:table-cell office:value-type="float" office:value="1348">
            <text:p>13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900">
            <text:p>120900</text:p>
          </table:table-cell>
          <table:table-cell office:value-type="string">
            <text:p>ID:3</text:p>
          </table:table-cell>
          <table:table-cell office:value-type="float" office:value="1812">
            <text:p>1812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915">
            <text:p>120915</text:p>
          </table:table-cell>
          <table:table-cell office:value-type="string">
            <text:p>ID:10</text:p>
          </table:table-cell>
          <table:table-cell office:value-type="float" office:value="1760">
            <text:p>176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948">
            <text:p>120948</text:p>
          </table:table-cell>
          <table:table-cell office:value-type="string">
            <text:p>ID:59</text:p>
          </table:table-cell>
          <table:table-cell office:value-type="float" office:value="718">
            <text:p>718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967">
            <text:p>120967</text:p>
          </table:table-cell>
          <table:table-cell office:value-type="string">
            <text:p>ID:43</text:p>
          </table:table-cell>
          <table:table-cell office:value-type="float" office:value="747">
            <text:p>7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973">
            <text:p>120973</text:p>
          </table:table-cell>
          <table:table-cell office:value-type="string">
            <text:p>ID:42</text:p>
          </table:table-cell>
          <table:table-cell office:value-type="float" office:value="1240">
            <text:p>124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975">
            <text:p>120975</text:p>
          </table:table-cell>
          <table:table-cell office:value-type="string">
            <text:p>ID:46</text:p>
          </table:table-cell>
          <table:table-cell office:value-type="float" office:value="751">
            <text:p>751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010">
            <text:p>121010</text:p>
          </table:table-cell>
          <table:table-cell office:value-type="string">
            <text:p>ID:50</text:p>
          </table:table-cell>
          <table:table-cell office:value-type="float" office:value="3673">
            <text:p>3673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045">
            <text:p>121045</text:p>
          </table:table-cell>
          <table:table-cell office:value-type="string">
            <text:p>ID:57</text:p>
          </table:table-cell>
          <table:table-cell office:value-type="float" office:value="783">
            <text:p>783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046">
            <text:p>121046</text:p>
          </table:table-cell>
          <table:table-cell office:value-type="string">
            <text:p>ID:51</text:p>
          </table:table-cell>
          <table:table-cell office:value-type="float" office:value="758">
            <text:p>758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047">
            <text:p>121047</text:p>
          </table:table-cell>
          <table:table-cell office:value-type="string">
            <text:p>ID:40</text:p>
          </table:table-cell>
          <table:table-cell office:value-type="float" office:value="775">
            <text:p>775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056">
            <text:p>121056</text:p>
          </table:table-cell>
          <table:table-cell office:value-type="string">
            <text:p>ID:27</text:p>
          </table:table-cell>
          <table:table-cell office:value-type="float" office:value="1716">
            <text:p>1716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099">
            <text:p>121099</text:p>
          </table:table-cell>
          <table:table-cell office:value-type="string">
            <text:p>ID:8</text:p>
          </table:table-cell>
          <table:table-cell office:value-type="float" office:value="1841">
            <text:p>1841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119">
            <text:p>121119</text:p>
          </table:table-cell>
          <table:table-cell office:value-type="string">
            <text:p>ID:9</text:p>
          </table:table-cell>
          <table:table-cell office:value-type="float" office:value="1800">
            <text:p>180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136">
            <text:p>121136</text:p>
          </table:table-cell>
          <table:table-cell office:value-type="string">
            <text:p>ID:11</text:p>
          </table:table-cell>
          <table:table-cell office:value-type="float" office:value="1799">
            <text:p>1799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150">
            <text:p>121150</text:p>
          </table:table-cell>
          <table:table-cell office:value-type="string">
            <text:p>ID:12</text:p>
          </table:table-cell>
          <table:table-cell office:value-type="float" office:value="1801">
            <text:p>1801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155">
            <text:p>121155</text:p>
          </table:table-cell>
          <table:table-cell office:value-type="string">
            <text:p>ID:26</text:p>
          </table:table-cell>
          <table:table-cell office:value-type="float" office:value="758">
            <text:p>758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160">
            <text:p>121160</text:p>
          </table:table-cell>
          <table:table-cell office:value-type="string">
            <text:p>ID:19</text:p>
          </table:table-cell>
          <table:table-cell office:value-type="float" office:value="1762">
            <text:p>1762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185">
            <text:p>121185</text:p>
          </table:table-cell>
          <table:table-cell office:value-type="string">
            <text:p>ID:32</text:p>
          </table:table-cell>
          <table:table-cell office:value-type="float" office:value="1324">
            <text:p>1324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186">
            <text:p>121186</text:p>
          </table:table-cell>
          <table:table-cell office:value-type="string">
            <text:p>ID:44</text:p>
          </table:table-cell>
          <table:table-cell office:value-type="float" office:value="3697">
            <text:p>3697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241">
            <text:p>121241</text:p>
          </table:table-cell>
          <table:table-cell office:value-type="string">
            <text:p>ID:7</text:p>
          </table:table-cell>
          <table:table-cell office:value-type="float" office:value="804">
            <text:p>804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254">
            <text:p>121254</text:p>
          </table:table-cell>
          <table:table-cell office:value-type="string">
            <text:p>ID:17</text:p>
          </table:table-cell>
          <table:table-cell office:value-type="float" office:value="822">
            <text:p>822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258">
            <text:p>121258</text:p>
          </table:table-cell>
          <table:table-cell office:value-type="string">
            <text:p>ID:6</text:p>
          </table:table-cell>
          <table:table-cell office:value-type="float" office:value="1789">
            <text:p>1789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264">
            <text:p>121264</text:p>
          </table:table-cell>
          <table:table-cell office:value-type="string">
            <text:p>ID:22</text:p>
          </table:table-cell>
          <table:table-cell office:value-type="float" office:value="1824">
            <text:p>1824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267">
            <text:p>121267</text:p>
          </table:table-cell>
          <table:table-cell office:value-type="string">
            <text:p>ID:15</text:p>
          </table:table-cell>
          <table:table-cell office:value-type="float" office:value="1796">
            <text:p>1796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272">
            <text:p>121272</text:p>
          </table:table-cell>
          <table:table-cell office:value-type="string">
            <text:p>ID:52</text:p>
          </table:table-cell>
          <table:table-cell office:value-type="float" office:value="1282">
            <text:p>1282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383">
            <text:p>121383</text:p>
          </table:table-cell>
          <table:table-cell office:value-type="string">
            <text:p>ID:24</text:p>
          </table:table-cell>
          <table:table-cell office:value-type="float" office:value="1347">
            <text:p>1347</text:p>
          </table:table-cell>
          <table:table-cell table:number-columns-repeated="6"/>
        </table:table-row>
        <table:table-row table:style-name="ro3">
          <table:table-cell table:number-columns-repeated="3"/>
          <table:table-cell table:formula="of:=SUM([.D203:.D262])/60" office:value-type="float" office:value="1374.88333333333">
            <text:p>1374.88</text:p>
          </table:table-cell>
          <table:table-cell table:number-columns-repeated="6"/>
        </table:table-row>
        <table:table-row table:style-name="ro3" table:number-rows-repeated="3">
          <table:table-cell table:number-columns-repeated="10"/>
        </table:table-row>
        <table:table-row table:style-name="ro2">
          <table:table-cell/>
          <table:table-cell office:value-type="float" office:value="271340">
            <text:p>271340</text:p>
          </table:table-cell>
          <table:table-cell office:value-type="string">
            <text:p>ID:1</text:p>
          </table:table-cell>
          <table:table-cell office:value-type="string">
            <text:p>DB Infos: ID: 4; private key: { 40 60 62 }; columns: 7; rows: 3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394">
            <text:p>240394</text:p>
          </table:table-cell>
          <table:table-cell office:value-type="string">
            <text:p>ID:54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400">
            <text:p>240400</text:p>
          </table:table-cell>
          <table:table-cell office:value-type="string">
            <text:p>ID:18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433">
            <text:p>240433</text:p>
          </table:table-cell>
          <table:table-cell office:value-type="string">
            <text:p>ID:29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436">
            <text:p>240436</text:p>
          </table:table-cell>
          <table:table-cell office:value-type="string">
            <text:p>ID:39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4">
          <table:table-cell/>
          <table:table-cell office:value-type="float" office:value="240461">
            <text:p>240461</text:p>
          </table:table-cell>
          <table:table-cell office:value-type="string">
            <text:p>ID:33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483">
            <text:p>240483</text:p>
          </table:table-cell>
          <table:table-cell office:value-type="string">
            <text:p>ID:20</text:p>
          </table:table-cell>
          <table:table-cell office:value-type="float" office:value="988">
            <text:p>9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489">
            <text:p>240489</text:p>
          </table:table-cell>
          <table:table-cell office:value-type="string">
            <text:p>ID:28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495">
            <text:p>240495</text:p>
          </table:table-cell>
          <table:table-cell office:value-type="string">
            <text:p>ID:36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515">
            <text:p>240515</text:p>
          </table:table-cell>
          <table:table-cell office:value-type="string">
            <text:p>ID:2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530">
            <text:p>240530</text:p>
          </table:table-cell>
          <table:table-cell office:value-type="string">
            <text:p>ID:14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570">
            <text:p>240570</text:p>
          </table:table-cell>
          <table:table-cell office:value-type="string">
            <text:p>ID:31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577">
            <text:p>240577</text:p>
          </table:table-cell>
          <table:table-cell office:value-type="string">
            <text:p>ID:49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579">
            <text:p>240579</text:p>
          </table:table-cell>
          <table:table-cell office:value-type="string">
            <text:p>ID:1</text:p>
          </table:table-cell>
          <table:table-cell office:value-type="float" office:value="2429">
            <text:p>2429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592">
            <text:p>240592</text:p>
          </table:table-cell>
          <table:table-cell office:value-type="string">
            <text:p>ID:4</text:p>
          </table:table-cell>
          <table:table-cell office:value-type="float" office:value="2428">
            <text:p>242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07">
            <text:p>240607</text:p>
          </table:table-cell>
          <table:table-cell office:value-type="string">
            <text:p>ID:41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09">
            <text:p>240609</text:p>
          </table:table-cell>
          <table:table-cell office:value-type="string">
            <text:p>ID:38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19">
            <text:p>240619</text:p>
          </table:table-cell>
          <table:table-cell office:value-type="string">
            <text:p>ID:16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26">
            <text:p>240626</text:p>
          </table:table-cell>
          <table:table-cell office:value-type="string">
            <text:p>ID:13</text:p>
          </table:table-cell>
          <table:table-cell office:value-type="float" office:value="1470">
            <text:p>1470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45">
            <text:p>240645</text:p>
          </table:table-cell>
          <table:table-cell office:value-type="string">
            <text:p>ID:5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47">
            <text:p>240647</text:p>
          </table:table-cell>
          <table:table-cell office:value-type="string">
            <text:p>ID:48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50">
            <text:p>240650</text:p>
          </table:table-cell>
          <table:table-cell office:value-type="string">
            <text:p>ID:60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73">
            <text:p>240673</text:p>
          </table:table-cell>
          <table:table-cell office:value-type="string">
            <text:p>ID:34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713">
            <text:p>240713</text:p>
          </table:table-cell>
          <table:table-cell office:value-type="string">
            <text:p>ID:53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723">
            <text:p>240723</text:p>
          </table:table-cell>
          <table:table-cell office:value-type="string">
            <text:p>ID:3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748">
            <text:p>240748</text:p>
          </table:table-cell>
          <table:table-cell office:value-type="string">
            <text:p>ID:56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763">
            <text:p>240763</text:p>
          </table:table-cell>
          <table:table-cell office:value-type="string">
            <text:p>ID:21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771">
            <text:p>240771</text:p>
          </table:table-cell>
          <table:table-cell office:value-type="string">
            <text:p>ID:58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793">
            <text:p>240793</text:p>
          </table:table-cell>
          <table:table-cell office:value-type="string">
            <text:p>ID:47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809">
            <text:p>240809</text:p>
          </table:table-cell>
          <table:table-cell office:value-type="string">
            <text:p>ID:5</text:p>
          </table:table-cell>
          <table:table-cell office:value-type="float" office:value="1950">
            <text:p>1950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820">
            <text:p>240820</text:p>
          </table:table-cell>
          <table:table-cell office:value-type="string">
            <text:p>ID:23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858">
            <text:p>240858</text:p>
          </table:table-cell>
          <table:table-cell office:value-type="string">
            <text:p>ID:45</text:p>
          </table:table-cell>
          <table:table-cell office:value-type="float" office:value="507">
            <text:p>50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867">
            <text:p>240867</text:p>
          </table:table-cell>
          <table:table-cell office:value-type="string">
            <text:p>ID:37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875">
            <text:p>240875</text:p>
          </table:table-cell>
          <table:table-cell office:value-type="string">
            <text:p>ID:30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884">
            <text:p>240884</text:p>
          </table:table-cell>
          <table:table-cell office:value-type="string">
            <text:p>ID:2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899">
            <text:p>240899</text:p>
          </table:table-cell>
          <table:table-cell office:value-type="string">
            <text:p>ID:3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915">
            <text:p>240915</text:p>
          </table:table-cell>
          <table:table-cell office:value-type="string">
            <text:p>ID:10</text:p>
          </table:table-cell>
          <table:table-cell office:value-type="float" office:value="1950">
            <text:p>1950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948">
            <text:p>240948</text:p>
          </table:table-cell>
          <table:table-cell office:value-type="string">
            <text:p>ID:59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968">
            <text:p>240968</text:p>
          </table:table-cell>
          <table:table-cell office:value-type="string">
            <text:p>ID:43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972">
            <text:p>240972</text:p>
          </table:table-cell>
          <table:table-cell office:value-type="string">
            <text:p>ID:42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975">
            <text:p>240975</text:p>
          </table:table-cell>
          <table:table-cell office:value-type="string">
            <text:p>ID:46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009">
            <text:p>241009</text:p>
          </table:table-cell>
          <table:table-cell office:value-type="string">
            <text:p>ID:50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045">
            <text:p>241045</text:p>
          </table:table-cell>
          <table:table-cell office:value-type="string">
            <text:p>ID:57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046">
            <text:p>241046</text:p>
          </table:table-cell>
          <table:table-cell office:value-type="string">
            <text:p>ID:51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046">
            <text:p>241046</text:p>
          </table:table-cell>
          <table:table-cell office:value-type="string">
            <text:p>ID:40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053">
            <text:p>241053</text:p>
          </table:table-cell>
          <table:table-cell office:value-type="string">
            <text:p>ID:27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099">
            <text:p>241099</text:p>
          </table:table-cell>
          <table:table-cell office:value-type="string">
            <text:p>ID:8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19">
            <text:p>241119</text:p>
          </table:table-cell>
          <table:table-cell office:value-type="string">
            <text:p>ID:9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36">
            <text:p>241136</text:p>
          </table:table-cell>
          <table:table-cell office:value-type="string">
            <text:p>ID:11</text:p>
          </table:table-cell>
          <table:table-cell office:value-type="float" office:value="1472">
            <text:p>147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50">
            <text:p>241150</text:p>
          </table:table-cell>
          <table:table-cell office:value-type="string">
            <text:p>ID:12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56">
            <text:p>241156</text:p>
          </table:table-cell>
          <table:table-cell office:value-type="string">
            <text:p>ID:26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60">
            <text:p>241160</text:p>
          </table:table-cell>
          <table:table-cell office:value-type="string">
            <text:p>ID:19</text:p>
          </table:table-cell>
          <table:table-cell office:value-type="float" office:value="2428">
            <text:p>242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85">
            <text:p>241185</text:p>
          </table:table-cell>
          <table:table-cell office:value-type="string">
            <text:p>ID:32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86">
            <text:p>241186</text:p>
          </table:table-cell>
          <table:table-cell office:value-type="string">
            <text:p>ID:44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241">
            <text:p>241241</text:p>
          </table:table-cell>
          <table:table-cell office:value-type="string">
            <text:p>ID:7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254">
            <text:p>241254</text:p>
          </table:table-cell>
          <table:table-cell office:value-type="string">
            <text:p>ID:17</text:p>
          </table:table-cell>
          <table:table-cell office:value-type="float" office:value="1949">
            <text:p>1949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258">
            <text:p>241258</text:p>
          </table:table-cell>
          <table:table-cell office:value-type="string">
            <text:p>ID:6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264">
            <text:p>241264</text:p>
          </table:table-cell>
          <table:table-cell office:value-type="string">
            <text:p>ID:22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267">
            <text:p>241267</text:p>
          </table:table-cell>
          <table:table-cell office:value-type="string">
            <text:p>ID:15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272">
            <text:p>241272</text:p>
          </table:table-cell>
          <table:table-cell office:value-type="string">
            <text:p>ID:52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382">
            <text:p>241382</text:p>
          </table:table-cell>
          <table:table-cell office:value-type="string">
            <text:p>ID:24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 table:number-columns-repeated="3"/>
          <table:table-cell table:formula="of:=SUM([.D268:.D327])/60" office:value-type="float" office:value="1643.48333333333">
            <text:p>1643.48</text:p>
          </table:table-cell>
          <table:table-cell table:number-columns-repeated="6"/>
        </table:table-row>
        <table:table-row table:style-name="ro3" table:number-rows-repeated="2">
          <table:table-cell table:number-columns-repeated="10"/>
        </table:table-row>
        <table:table-row table:style-name="ro2">
          <table:table-cell/>
          <table:table-cell office:value-type="float" office:value="389247">
            <text:p>389247</text:p>
          </table:table-cell>
          <table:table-cell office:value-type="string">
            <text:p>ID:1</text:p>
          </table:table-cell>
          <table:table-cell office:value-type="string">
            <text:p>DB Infos: ID: 7; private key: { 40 60 62 }; columns: 7; rows: 4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394">
            <text:p>360394</text:p>
          </table:table-cell>
          <table:table-cell office:value-type="string">
            <text:p>ID:54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400">
            <text:p>360400</text:p>
          </table:table-cell>
          <table:table-cell office:value-type="string">
            <text:p>ID:18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433">
            <text:p>360433</text:p>
          </table:table-cell>
          <table:table-cell office:value-type="string">
            <text:p>ID:29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436">
            <text:p>360436</text:p>
          </table:table-cell>
          <table:table-cell office:value-type="string">
            <text:p>ID:39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462">
            <text:p>360462</text:p>
          </table:table-cell>
          <table:table-cell office:value-type="string">
            <text:p>ID:33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483">
            <text:p>360483</text:p>
          </table:table-cell>
          <table:table-cell office:value-type="string">
            <text:p>ID:20</text:p>
          </table:table-cell>
          <table:table-cell office:value-type="float" office:value="988">
            <text:p>9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490">
            <text:p>360490</text:p>
          </table:table-cell>
          <table:table-cell office:value-type="string">
            <text:p>ID:28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496">
            <text:p>360496</text:p>
          </table:table-cell>
          <table:table-cell office:value-type="string">
            <text:p>ID:36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515">
            <text:p>360515</text:p>
          </table:table-cell>
          <table:table-cell office:value-type="string">
            <text:p>ID:25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530">
            <text:p>360530</text:p>
          </table:table-cell>
          <table:table-cell office:value-type="string">
            <text:p>ID:14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570">
            <text:p>360570</text:p>
          </table:table-cell>
          <table:table-cell office:value-type="string">
            <text:p>ID:31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577">
            <text:p>360577</text:p>
          </table:table-cell>
          <table:table-cell office:value-type="string">
            <text:p>ID:49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579">
            <text:p>360579</text:p>
          </table:table-cell>
          <table:table-cell office:value-type="string">
            <text:p>ID:1</text:p>
          </table:table-cell>
          <table:table-cell office:value-type="float" office:value="2429">
            <text:p>2429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592">
            <text:p>360592</text:p>
          </table:table-cell>
          <table:table-cell office:value-type="string">
            <text:p>ID:4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07">
            <text:p>360607</text:p>
          </table:table-cell>
          <table:table-cell office:value-type="string">
            <text:p>ID:41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09">
            <text:p>360609</text:p>
          </table:table-cell>
          <table:table-cell office:value-type="string">
            <text:p>ID:38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19">
            <text:p>360619</text:p>
          </table:table-cell>
          <table:table-cell office:value-type="string">
            <text:p>ID:16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26">
            <text:p>360626</text:p>
          </table:table-cell>
          <table:table-cell office:value-type="string">
            <text:p>ID:13</text:p>
          </table:table-cell>
          <table:table-cell office:value-type="float" office:value="1469">
            <text:p>1469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44">
            <text:p>360644</text:p>
          </table:table-cell>
          <table:table-cell office:value-type="string">
            <text:p>ID:55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46">
            <text:p>360646</text:p>
          </table:table-cell>
          <table:table-cell office:value-type="string">
            <text:p>ID:48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51">
            <text:p>360651</text:p>
          </table:table-cell>
          <table:table-cell office:value-type="string">
            <text:p>ID:60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73">
            <text:p>360673</text:p>
          </table:table-cell>
          <table:table-cell office:value-type="string">
            <text:p>ID:34</text:p>
          </table:table-cell>
          <table:table-cell office:value-type="float" office:value="507">
            <text:p>50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13">
            <text:p>360713</text:p>
          </table:table-cell>
          <table:table-cell office:value-type="string">
            <text:p>ID:53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23">
            <text:p>360723</text:p>
          </table:table-cell>
          <table:table-cell office:value-type="string">
            <text:p>ID:35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48">
            <text:p>360748</text:p>
          </table:table-cell>
          <table:table-cell office:value-type="string">
            <text:p>ID:56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63">
            <text:p>360763</text:p>
          </table:table-cell>
          <table:table-cell office:value-type="string">
            <text:p>ID:21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71">
            <text:p>360771</text:p>
          </table:table-cell>
          <table:table-cell office:value-type="string">
            <text:p>ID:58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93">
            <text:p>360793</text:p>
          </table:table-cell>
          <table:table-cell office:value-type="string">
            <text:p>ID:47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09">
            <text:p>360809</text:p>
          </table:table-cell>
          <table:table-cell office:value-type="string">
            <text:p>ID:5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20">
            <text:p>360820</text:p>
          </table:table-cell>
          <table:table-cell office:value-type="string">
            <text:p>ID:23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57">
            <text:p>360857</text:p>
          </table:table-cell>
          <table:table-cell office:value-type="string">
            <text:p>ID:45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67">
            <text:p>360867</text:p>
          </table:table-cell>
          <table:table-cell office:value-type="string">
            <text:p>ID:37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74">
            <text:p>360874</text:p>
          </table:table-cell>
          <table:table-cell office:value-type="string">
            <text:p>ID:30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85">
            <text:p>360885</text:p>
          </table:table-cell>
          <table:table-cell office:value-type="string">
            <text:p>ID:2</text:p>
          </table:table-cell>
          <table:table-cell office:value-type="float" office:value="2428">
            <text:p>242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99">
            <text:p>360899</text:p>
          </table:table-cell>
          <table:table-cell office:value-type="string">
            <text:p>ID:3</text:p>
          </table:table-cell>
          <table:table-cell office:value-type="float" office:value="2428">
            <text:p>242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915">
            <text:p>360915</text:p>
          </table:table-cell>
          <table:table-cell office:value-type="string">
            <text:p>ID:10</text:p>
          </table:table-cell>
          <table:table-cell office:value-type="float" office:value="1953">
            <text:p>1953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948">
            <text:p>360948</text:p>
          </table:table-cell>
          <table:table-cell office:value-type="string">
            <text:p>ID:59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968">
            <text:p>360968</text:p>
          </table:table-cell>
          <table:table-cell office:value-type="string">
            <text:p>ID:43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973">
            <text:p>360973</text:p>
          </table:table-cell>
          <table:table-cell office:value-type="string">
            <text:p>ID:42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975">
            <text:p>360975</text:p>
          </table:table-cell>
          <table:table-cell office:value-type="string">
            <text:p>ID:46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09">
            <text:p>361009</text:p>
          </table:table-cell>
          <table:table-cell office:value-type="string">
            <text:p>ID:50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45">
            <text:p>361045</text:p>
          </table:table-cell>
          <table:table-cell office:value-type="string">
            <text:p>ID:57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46">
            <text:p>361046</text:p>
          </table:table-cell>
          <table:table-cell office:value-type="string">
            <text:p>ID:40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46">
            <text:p>361046</text:p>
          </table:table-cell>
          <table:table-cell office:value-type="string">
            <text:p>ID:51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53">
            <text:p>361053</text:p>
          </table:table-cell>
          <table:table-cell office:value-type="string">
            <text:p>ID:27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99">
            <text:p>361099</text:p>
          </table:table-cell>
          <table:table-cell office:value-type="string">
            <text:p>ID:8</text:p>
          </table:table-cell>
          <table:table-cell office:value-type="float" office:value="2428">
            <text:p>242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19">
            <text:p>361119</text:p>
          </table:table-cell>
          <table:table-cell office:value-type="string">
            <text:p>ID:9</text:p>
          </table:table-cell>
          <table:table-cell office:value-type="float" office:value="988">
            <text:p>9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36">
            <text:p>361136</text:p>
          </table:table-cell>
          <table:table-cell office:value-type="string">
            <text:p>ID:11</text:p>
          </table:table-cell>
          <table:table-cell office:value-type="float" office:value="1952">
            <text:p>1952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50">
            <text:p>361150</text:p>
          </table:table-cell>
          <table:table-cell office:value-type="string">
            <text:p>ID:12</text:p>
          </table:table-cell>
          <table:table-cell office:value-type="float" office:value="1950">
            <text:p>1950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56">
            <text:p>361156</text:p>
          </table:table-cell>
          <table:table-cell office:value-type="string">
            <text:p>ID:26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60">
            <text:p>361160</text:p>
          </table:table-cell>
          <table:table-cell office:value-type="string">
            <text:p>ID:19</text:p>
          </table:table-cell>
          <table:table-cell office:value-type="float" office:value="988">
            <text:p>9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84">
            <text:p>361184</text:p>
          </table:table-cell>
          <table:table-cell office:value-type="string">
            <text:p>ID:32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86">
            <text:p>361186</text:p>
          </table:table-cell>
          <table:table-cell office:value-type="string">
            <text:p>ID:44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241">
            <text:p>361241</text:p>
          </table:table-cell>
          <table:table-cell office:value-type="string">
            <text:p>ID:7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254">
            <text:p>361254</text:p>
          </table:table-cell>
          <table:table-cell office:value-type="string">
            <text:p>ID:17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258">
            <text:p>361258</text:p>
          </table:table-cell>
          <table:table-cell office:value-type="string">
            <text:p>ID:6</text:p>
          </table:table-cell>
          <table:table-cell office:value-type="float" office:value="2429">
            <text:p>2429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265">
            <text:p>361265</text:p>
          </table:table-cell>
          <table:table-cell office:value-type="string">
            <text:p>ID:22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267">
            <text:p>361267</text:p>
          </table:table-cell>
          <table:table-cell office:value-type="string">
            <text:p>ID:15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273">
            <text:p>361273</text:p>
          </table:table-cell>
          <table:table-cell office:value-type="string">
            <text:p>ID:52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382">
            <text:p>361382</text:p>
          </table:table-cell>
          <table:table-cell office:value-type="string">
            <text:p>ID:24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 table:number-columns-repeated="3"/>
          <table:table-cell table:formula="of:=SUM([.D332:.D391])/60" office:value-type="float" office:value="1771.53333333333">
            <text:p>1771.53</text:p>
          </table:table-cell>
          <table:table-cell table:number-columns-repeated="6"/>
        </table:table-row>
        <table:table-row table:style-name="ro3" table:number-rows-repeated="2">
          <table:table-cell table:number-columns-repeated="10"/>
        </table:table-row>
        <table:table-row table:style-name="ro2">
          <table:table-cell/>
          <table:table-cell office:value-type="float" office:value="514454">
            <text:p>514454</text:p>
          </table:table-cell>
          <table:table-cell office:value-type="string">
            <text:p>ID:1</text:p>
          </table:table-cell>
          <table:table-cell office:value-type="string">
            <text:p>DB Infos: ID: 10; private key: { 40 60 62 }; columns: 7; rows: 3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396">
            <text:p>480396</text:p>
          </table:table-cell>
          <table:table-cell office:value-type="string">
            <text:p>ID:54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399">
            <text:p>480399</text:p>
          </table:table-cell>
          <table:table-cell office:value-type="string">
            <text:p>ID:18</text:p>
          </table:table-cell>
          <table:table-cell office:value-type="float" office:value="2432">
            <text:p>2432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433">
            <text:p>480433</text:p>
          </table:table-cell>
          <table:table-cell office:value-type="string">
            <text:p>ID:29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436">
            <text:p>480436</text:p>
          </table:table-cell>
          <table:table-cell office:value-type="string">
            <text:p>ID:39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462">
            <text:p>480462</text:p>
          </table:table-cell>
          <table:table-cell office:value-type="string">
            <text:p>ID:33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483">
            <text:p>480483</text:p>
          </table:table-cell>
          <table:table-cell office:value-type="string">
            <text:p>ID:20</text:p>
          </table:table-cell>
          <table:table-cell office:value-type="float" office:value="1949">
            <text:p>1949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490">
            <text:p>480490</text:p>
          </table:table-cell>
          <table:table-cell office:value-type="string">
            <text:p>ID:28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float" office:value="480495">
            <text:p>480495</text:p>
          </table:table-cell>
          <table:table-cell office:value-type="string">
            <text:p>ID:36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515">
            <text:p>480515</text:p>
          </table:table-cell>
          <table:table-cell office:value-type="string">
            <text:p>ID:2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530">
            <text:p>480530</text:p>
          </table:table-cell>
          <table:table-cell office:value-type="string">
            <text:p>ID:14</text:p>
          </table:table-cell>
          <table:table-cell office:value-type="float" office:value="1949">
            <text:p>1949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570">
            <text:p>480570</text:p>
          </table:table-cell>
          <table:table-cell office:value-type="string">
            <text:p>ID:31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578">
            <text:p>480578</text:p>
          </table:table-cell>
          <table:table-cell office:value-type="string">
            <text:p>ID:49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580">
            <text:p>480580</text:p>
          </table:table-cell>
          <table:table-cell office:value-type="string">
            <text:p>ID:1</text:p>
          </table:table-cell>
          <table:table-cell office:value-type="float" office:value="1949">
            <text:p>1949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592">
            <text:p>480592</text:p>
          </table:table-cell>
          <table:table-cell office:value-type="string">
            <text:p>ID:4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07">
            <text:p>480607</text:p>
          </table:table-cell>
          <table:table-cell office:value-type="string">
            <text:p>ID:41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09">
            <text:p>480609</text:p>
          </table:table-cell>
          <table:table-cell office:value-type="string">
            <text:p>ID:38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19">
            <text:p>480619</text:p>
          </table:table-cell>
          <table:table-cell office:value-type="string">
            <text:p>ID:16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26">
            <text:p>480626</text:p>
          </table:table-cell>
          <table:table-cell office:value-type="string">
            <text:p>ID:13</text:p>
          </table:table-cell>
          <table:table-cell office:value-type="float" office:value="988">
            <text:p>9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47">
            <text:p>480647</text:p>
          </table:table-cell>
          <table:table-cell office:value-type="string">
            <text:p>ID:55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48">
            <text:p>480648</text:p>
          </table:table-cell>
          <table:table-cell office:value-type="string">
            <text:p>ID:48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52">
            <text:p>480652</text:p>
          </table:table-cell>
          <table:table-cell office:value-type="string">
            <text:p>ID:60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74">
            <text:p>480674</text:p>
          </table:table-cell>
          <table:table-cell office:value-type="string">
            <text:p>ID:34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14">
            <text:p>480714</text:p>
          </table:table-cell>
          <table:table-cell office:value-type="string">
            <text:p>ID:53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23">
            <text:p>480723</text:p>
          </table:table-cell>
          <table:table-cell office:value-type="string">
            <text:p>ID:35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48">
            <text:p>480748</text:p>
          </table:table-cell>
          <table:table-cell office:value-type="string">
            <text:p>ID:56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63">
            <text:p>480763</text:p>
          </table:table-cell>
          <table:table-cell office:value-type="string">
            <text:p>ID:21</text:p>
          </table:table-cell>
          <table:table-cell office:value-type="float" office:value="1469">
            <text:p>1469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72">
            <text:p>480772</text:p>
          </table:table-cell>
          <table:table-cell office:value-type="string">
            <text:p>ID:58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93">
            <text:p>480793</text:p>
          </table:table-cell>
          <table:table-cell office:value-type="string">
            <text:p>ID:47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09">
            <text:p>480809</text:p>
          </table:table-cell>
          <table:table-cell office:value-type="string">
            <text:p>ID:5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20">
            <text:p>480820</text:p>
          </table:table-cell>
          <table:table-cell office:value-type="string">
            <text:p>ID:23</text:p>
          </table:table-cell>
          <table:table-cell office:value-type="float" office:value="3387">
            <text:p>33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57">
            <text:p>480857</text:p>
          </table:table-cell>
          <table:table-cell office:value-type="string">
            <text:p>ID:45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67">
            <text:p>480867</text:p>
          </table:table-cell>
          <table:table-cell office:value-type="string">
            <text:p>ID:37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75">
            <text:p>480875</text:p>
          </table:table-cell>
          <table:table-cell office:value-type="string">
            <text:p>ID:30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84">
            <text:p>480884</text:p>
          </table:table-cell>
          <table:table-cell office:value-type="string">
            <text:p>ID:2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99">
            <text:p>480899</text:p>
          </table:table-cell>
          <table:table-cell office:value-type="string">
            <text:p>ID:3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915">
            <text:p>480915</text:p>
          </table:table-cell>
          <table:table-cell office:value-type="string">
            <text:p>ID:10</text:p>
          </table:table-cell>
          <table:table-cell office:value-type="float" office:value="1471">
            <text:p>1471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948">
            <text:p>480948</text:p>
          </table:table-cell>
          <table:table-cell office:value-type="string">
            <text:p>ID:59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969">
            <text:p>480969</text:p>
          </table:table-cell>
          <table:table-cell office:value-type="string">
            <text:p>ID:43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973">
            <text:p>480973</text:p>
          </table:table-cell>
          <table:table-cell office:value-type="string">
            <text:p>ID:42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979">
            <text:p>480979</text:p>
          </table:table-cell>
          <table:table-cell office:value-type="string">
            <text:p>ID:46</text:p>
          </table:table-cell>
          <table:table-cell office:value-type="float" office:value="2907">
            <text:p>290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10">
            <text:p>481010</text:p>
          </table:table-cell>
          <table:table-cell office:value-type="string">
            <text:p>ID:50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45">
            <text:p>481045</text:p>
          </table:table-cell>
          <table:table-cell office:value-type="string">
            <text:p>ID:57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46">
            <text:p>481046</text:p>
          </table:table-cell>
          <table:table-cell office:value-type="string">
            <text:p>ID:51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47">
            <text:p>481047</text:p>
          </table:table-cell>
          <table:table-cell office:value-type="string">
            <text:p>ID:40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53">
            <text:p>481053</text:p>
          </table:table-cell>
          <table:table-cell office:value-type="string">
            <text:p>ID:27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99">
            <text:p>481099</text:p>
          </table:table-cell>
          <table:table-cell office:value-type="string">
            <text:p>ID:8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19">
            <text:p>481119</text:p>
          </table:table-cell>
          <table:table-cell office:value-type="string">
            <text:p>ID:9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36">
            <text:p>481136</text:p>
          </table:table-cell>
          <table:table-cell office:value-type="string">
            <text:p>ID:11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50">
            <text:p>481150</text:p>
          </table:table-cell>
          <table:table-cell office:value-type="string">
            <text:p>ID:12</text:p>
          </table:table-cell>
          <table:table-cell office:value-type="float" office:value="1951">
            <text:p>1951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56">
            <text:p>481156</text:p>
          </table:table-cell>
          <table:table-cell office:value-type="string">
            <text:p>ID:26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60">
            <text:p>481160</text:p>
          </table:table-cell>
          <table:table-cell office:value-type="string">
            <text:p>ID:19</text:p>
          </table:table-cell>
          <table:table-cell office:value-type="float" office:value="988">
            <text:p>9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85">
            <text:p>481185</text:p>
          </table:table-cell>
          <table:table-cell office:value-type="string">
            <text:p>ID:32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86">
            <text:p>481186</text:p>
          </table:table-cell>
          <table:table-cell office:value-type="string">
            <text:p>ID:44</text:p>
          </table:table-cell>
          <table:table-cell office:value-type="float" office:value="3387">
            <text:p>33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241">
            <text:p>481241</text:p>
          </table:table-cell>
          <table:table-cell office:value-type="string">
            <text:p>ID:7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254">
            <text:p>481254</text:p>
          </table:table-cell>
          <table:table-cell office:value-type="string">
            <text:p>ID:17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258">
            <text:p>481258</text:p>
          </table:table-cell>
          <table:table-cell office:value-type="string">
            <text:p>ID:6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265">
            <text:p>481265</text:p>
          </table:table-cell>
          <table:table-cell office:value-type="string">
            <text:p>ID:22</text:p>
          </table:table-cell>
          <table:table-cell office:value-type="float" office:value="3867">
            <text:p>38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267">
            <text:p>481267</text:p>
          </table:table-cell>
          <table:table-cell office:value-type="string">
            <text:p>ID:15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272">
            <text:p>481272</text:p>
          </table:table-cell>
          <table:table-cell office:value-type="string">
            <text:p>ID:52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382">
            <text:p>481382</text:p>
          </table:table-cell>
          <table:table-cell office:value-type="string">
            <text:p>ID:24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 table:number-columns-repeated="3"/>
          <table:table-cell table:formula="of:=SUM([.D396:.D455])/60" office:value-type="float" office:value="1667.53333333333">
            <text:p>1667.53</text:p>
          </table:table-cell>
          <table:table-cell table:number-columns-repeated="6"/>
        </table:table-row>
        <table:table-row table:style-name="ro3" table:number-rows-repeated="3">
          <table:table-cell table:number-columns-repeated="10"/>
        </table:table-row>
        <table:table-row table:style-name="ro2">
          <table:table-cell table:style-name="ce1" office:value-type="string">
            <text:p>Network Size 15</text:p>
          </table:table-cell>
          <table:table-cell office:value-type="float" office:value="187929">
            <text:p>187929</text:p>
          </table:table-cell>
          <table:table-cell office:value-type="string">
            <text:p>ID:1</text:p>
          </table:table-cell>
          <table:table-cell office:value-type="string">
            <text:p>DB Infos: ID: 1; private key: { 40 60 62 }; columns: 7; rows: 8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408">
            <text:p>120408</text:p>
          </table:table-cell>
          <table:table-cell office:value-type="string">
            <text:p>ID:7</text:p>
          </table:table-cell>
          <table:table-cell office:value-type="float" office:value="1220">
            <text:p>122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525">
            <text:p>120525</text:p>
          </table:table-cell>
          <table:table-cell office:value-type="string">
            <text:p>ID:10</text:p>
          </table:table-cell>
          <table:table-cell office:value-type="float" office:value="1247">
            <text:p>12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539">
            <text:p>120539</text:p>
          </table:table-cell>
          <table:table-cell office:value-type="string">
            <text:p>ID:9</text:p>
          </table:table-cell>
          <table:table-cell office:value-type="float" office:value="1711">
            <text:p>1711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652">
            <text:p>120652</text:p>
          </table:table-cell>
          <table:table-cell office:value-type="string">
            <text:p>ID:12</text:p>
          </table:table-cell>
          <table:table-cell office:value-type="float" office:value="1742">
            <text:p>1742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672">
            <text:p>120672</text:p>
          </table:table-cell>
          <table:table-cell office:value-type="string">
            <text:p>ID:8</text:p>
          </table:table-cell>
          <table:table-cell office:value-type="float" office:value="1276">
            <text:p>1276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942">
            <text:p>120942</text:p>
          </table:table-cell>
          <table:table-cell office:value-type="string">
            <text:p>ID:14</text:p>
          </table:table-cell>
          <table:table-cell office:value-type="float" office:value="751">
            <text:p>751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985">
            <text:p>120985</text:p>
          </table:table-cell>
          <table:table-cell office:value-type="string">
            <text:p>ID:11</text:p>
          </table:table-cell>
          <table:table-cell office:value-type="float" office:value="758">
            <text:p>758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023">
            <text:p>121023</text:p>
          </table:table-cell>
          <table:table-cell office:value-type="string">
            <text:p>ID:15</text:p>
          </table:table-cell>
          <table:table-cell office:value-type="float" office:value="1744">
            <text:p>1744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030">
            <text:p>121030</text:p>
          </table:table-cell>
          <table:table-cell office:value-type="string">
            <text:p>ID:4</text:p>
          </table:table-cell>
          <table:table-cell office:value-type="float" office:value="1297">
            <text:p>1297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051">
            <text:p>121051</text:p>
          </table:table-cell>
          <table:table-cell office:value-type="string">
            <text:p>ID:13</text:p>
          </table:table-cell>
          <table:table-cell office:value-type="float" office:value="777">
            <text:p>777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101">
            <text:p>121101</text:p>
          </table:table-cell>
          <table:table-cell office:value-type="string">
            <text:p>ID:3</text:p>
          </table:table-cell>
          <table:table-cell office:value-type="float" office:value="768">
            <text:p>7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141">
            <text:p>121141</text:p>
          </table:table-cell>
          <table:table-cell office:value-type="string">
            <text:p>ID:2</text:p>
          </table:table-cell>
          <table:table-cell office:value-type="float" office:value="1331">
            <text:p>1331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157">
            <text:p>121157</text:p>
          </table:table-cell>
          <table:table-cell office:value-type="string">
            <text:p>ID:1</text:p>
          </table:table-cell>
          <table:table-cell office:value-type="float" office:value="1827">
            <text:p>18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180">
            <text:p>121180</text:p>
          </table:table-cell>
          <table:table-cell office:value-type="string">
            <text:p>ID:5</text:p>
          </table:table-cell>
          <table:table-cell office:value-type="float" office:value="1775">
            <text:p>1775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372">
            <text:p>121372</text:p>
          </table:table-cell>
          <table:table-cell office:value-type="string">
            <text:p>ID:6</text:p>
          </table:table-cell>
          <table:table-cell office:value-type="float" office:value="850">
            <text:p>850</text:p>
          </table:table-cell>
          <table:table-cell table:number-columns-repeated="6"/>
        </table:table-row>
        <table:table-row table:style-name="ro3">
          <table:table-cell table:number-columns-repeated="3"/>
          <table:table-cell table:formula="of:=SUM([.D461:.D475])/15" office:value-type="float" office:value="1271.6">
            <text:p>1271.6</text:p>
          </table:table-cell>
          <table:table-cell table:number-columns-repeated="6"/>
        </table:table-row>
        <table:table-row table:style-name="ro3" table:number-rows-repeated="2">
          <table:table-cell table:number-columns-repeated="10"/>
        </table:table-row>
        <table:table-row table:style-name="ro2">
          <table:table-cell/>
          <table:table-cell office:value-type="float" office:value="305552">
            <text:p>305552</text:p>
          </table:table-cell>
          <table:table-cell office:value-type="string">
            <text:p>ID:1</text:p>
          </table:table-cell>
          <table:table-cell office:value-type="string">
            <text:p>DB Infos: ID: 5; private key: { 40 60 62 }; columns: 7; rows: 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408">
            <text:p>240408</text:p>
          </table:table-cell>
          <table:table-cell office:value-type="string">
            <text:p>ID:7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525">
            <text:p>240525</text:p>
          </table:table-cell>
          <table:table-cell office:value-type="string">
            <text:p>ID:10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539">
            <text:p>240539</text:p>
          </table:table-cell>
          <table:table-cell office:value-type="string">
            <text:p>ID:9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52">
            <text:p>240652</text:p>
          </table:table-cell>
          <table:table-cell office:value-type="string">
            <text:p>ID:12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72">
            <text:p>240672</text:p>
          </table:table-cell>
          <table:table-cell office:value-type="string">
            <text:p>ID:8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942">
            <text:p>240942</text:p>
          </table:table-cell>
          <table:table-cell office:value-type="string">
            <text:p>ID:14</text:p>
          </table:table-cell>
          <table:table-cell office:value-type="float" office:value="507">
            <text:p>50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985">
            <text:p>240985</text:p>
          </table:table-cell>
          <table:table-cell office:value-type="string">
            <text:p>ID:11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023">
            <text:p>241023</text:p>
          </table:table-cell>
          <table:table-cell office:value-type="string">
            <text:p>ID:1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030">
            <text:p>241030</text:p>
          </table:table-cell>
          <table:table-cell office:value-type="string">
            <text:p>ID:4</text:p>
          </table:table-cell>
          <table:table-cell office:value-type="float" office:value="1469">
            <text:p>1469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051">
            <text:p>241051</text:p>
          </table:table-cell>
          <table:table-cell office:value-type="string">
            <text:p>ID:13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01">
            <text:p>241101</text:p>
          </table:table-cell>
          <table:table-cell office:value-type="string">
            <text:p>ID:3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41">
            <text:p>241141</text:p>
          </table:table-cell>
          <table:table-cell office:value-type="string">
            <text:p>ID:2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57">
            <text:p>241157</text:p>
          </table:table-cell>
          <table:table-cell office:value-type="string">
            <text:p>ID:1</text:p>
          </table:table-cell>
          <table:table-cell office:value-type="float" office:value="1951">
            <text:p>1951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80">
            <text:p>241180</text:p>
          </table:table-cell>
          <table:table-cell office:value-type="string">
            <text:p>ID:5</text:p>
          </table:table-cell>
          <table:table-cell office:value-type="float" office:value="1950">
            <text:p>1950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373">
            <text:p>241373</text:p>
          </table:table-cell>
          <table:table-cell office:value-type="string">
            <text:p>ID:6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 table:number-columns-repeated="3"/>
          <table:table-cell table:formula="of:=SUM([.D480:.D494])/15" office:value-type="float" office:value="1499.8">
            <text:p>1499.8</text:p>
          </table:table-cell>
          <table:table-cell table:number-columns-repeated="6"/>
        </table:table-row>
        <table:table-row table:style-name="ro3" table:number-rows-repeated="2">
          <table:table-cell table:number-columns-repeated="10"/>
        </table:table-row>
        <table:table-row table:style-name="ro2">
          <table:table-cell/>
          <table:table-cell office:value-type="float" office:value="429641">
            <text:p>429641</text:p>
          </table:table-cell>
          <table:table-cell office:value-type="string">
            <text:p>ID:1</text:p>
          </table:table-cell>
          <table:table-cell office:value-type="string">
            <text:p>DB Infos: ID: 9; private key: { 40 60 62 }; columns: 7; rows: 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408">
            <text:p>360408</text:p>
          </table:table-cell>
          <table:table-cell office:value-type="string">
            <text:p>ID:7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525">
            <text:p>360525</text:p>
          </table:table-cell>
          <table:table-cell office:value-type="string">
            <text:p>ID:10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539">
            <text:p>360539</text:p>
          </table:table-cell>
          <table:table-cell office:value-type="string">
            <text:p>ID:9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52">
            <text:p>360652</text:p>
          </table:table-cell>
          <table:table-cell office:value-type="string">
            <text:p>ID:12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72">
            <text:p>360672</text:p>
          </table:table-cell>
          <table:table-cell office:value-type="string">
            <text:p>ID:8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942">
            <text:p>360942</text:p>
          </table:table-cell>
          <table:table-cell office:value-type="string">
            <text:p>ID:14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985">
            <text:p>360985</text:p>
          </table:table-cell>
          <table:table-cell office:value-type="string">
            <text:p>ID:11</text:p>
          </table:table-cell>
          <table:table-cell office:value-type="float" office:value="507">
            <text:p>50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23">
            <text:p>361023</text:p>
          </table:table-cell>
          <table:table-cell office:value-type="string">
            <text:p>ID:15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30">
            <text:p>361030</text:p>
          </table:table-cell>
          <table:table-cell office:value-type="string">
            <text:p>ID:4</text:p>
          </table:table-cell>
          <table:table-cell office:value-type="float" office:value="1949">
            <text:p>1949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51">
            <text:p>361051</text:p>
          </table:table-cell>
          <table:table-cell office:value-type="string">
            <text:p>ID:13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02">
            <text:p>361102</text:p>
          </table:table-cell>
          <table:table-cell office:value-type="string">
            <text:p>ID:3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41">
            <text:p>361141</text:p>
          </table:table-cell>
          <table:table-cell office:value-type="string">
            <text:p>ID:2</text:p>
          </table:table-cell>
          <table:table-cell office:value-type="float" office:value="1469">
            <text:p>1469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57">
            <text:p>361157</text:p>
          </table:table-cell>
          <table:table-cell office:value-type="string">
            <text:p>ID:1</text:p>
          </table:table-cell>
          <table:table-cell office:value-type="float" office:value="1951">
            <text:p>1951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80">
            <text:p>361180</text:p>
          </table:table-cell>
          <table:table-cell office:value-type="string">
            <text:p>ID:5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373">
            <text:p>361373</text:p>
          </table:table-cell>
          <table:table-cell office:value-type="string">
            <text:p>ID:6</text:p>
          </table:table-cell>
          <table:table-cell office:value-type="float" office:value="1949">
            <text:p>1949</text:p>
          </table:table-cell>
          <table:table-cell table:number-columns-repeated="6"/>
        </table:table-row>
        <table:table-row table:style-name="ro3">
          <table:table-cell table:number-columns-repeated="3"/>
          <table:table-cell table:formula="of:=SUM([.D499:.D513])/15" office:value-type="float" office:value="1563.86666666667">
            <text:p>1563.87</text:p>
          </table:table-cell>
          <table:table-cell table:number-columns-repeated="6"/>
        </table:table-row>
        <table:table-row table:style-name="ro3" table:number-rows-repeated="2">
          <table:table-cell table:number-columns-repeated="10"/>
        </table:table-row>
        <table:table-row table:style-name="ro2">
          <table:table-cell/>
          <table:table-cell office:value-type="float" office:value="543858">
            <text:p>543858</text:p>
          </table:table-cell>
          <table:table-cell office:value-type="string">
            <text:p>ID:1</text:p>
          </table:table-cell>
          <table:table-cell office:value-type="string">
            <text:p>DB Infos: ID: 13; private key: { 40 60 62 }; columns: 7; rows: 6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408">
            <text:p>480408</text:p>
          </table:table-cell>
          <table:table-cell office:value-type="string">
            <text:p>ID:7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525">
            <text:p>480525</text:p>
          </table:table-cell>
          <table:table-cell office:value-type="string">
            <text:p>ID:10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539">
            <text:p>480539</text:p>
          </table:table-cell>
          <table:table-cell office:value-type="string">
            <text:p>ID:9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53">
            <text:p>480653</text:p>
          </table:table-cell>
          <table:table-cell office:value-type="string">
            <text:p>ID:12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73">
            <text:p>480673</text:p>
          </table:table-cell>
          <table:table-cell office:value-type="string">
            <text:p>ID:8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942">
            <text:p>480942</text:p>
          </table:table-cell>
          <table:table-cell office:value-type="string">
            <text:p>ID:14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985">
            <text:p>480985</text:p>
          </table:table-cell>
          <table:table-cell office:value-type="string">
            <text:p>ID:11</text:p>
          </table:table-cell>
          <table:table-cell office:value-type="float" office:value="507">
            <text:p>50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23">
            <text:p>481023</text:p>
          </table:table-cell>
          <table:table-cell office:value-type="string">
            <text:p>ID:1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30">
            <text:p>481030</text:p>
          </table:table-cell>
          <table:table-cell office:value-type="string">
            <text:p>ID:4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51">
            <text:p>481051</text:p>
          </table:table-cell>
          <table:table-cell office:value-type="string">
            <text:p>ID:13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01">
            <text:p>481101</text:p>
          </table:table-cell>
          <table:table-cell office:value-type="string">
            <text:p>ID:3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41">
            <text:p>481141</text:p>
          </table:table-cell>
          <table:table-cell office:value-type="string">
            <text:p>ID:2</text:p>
          </table:table-cell>
          <table:table-cell office:value-type="float" office:value="1469">
            <text:p>1469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57">
            <text:p>481157</text:p>
          </table:table-cell>
          <table:table-cell office:value-type="string">
            <text:p>ID:1</text:p>
          </table:table-cell>
          <table:table-cell office:value-type="float" office:value="1471">
            <text:p>1471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79">
            <text:p>481179</text:p>
          </table:table-cell>
          <table:table-cell office:value-type="string">
            <text:p>ID:5</text:p>
          </table:table-cell>
          <table:table-cell office:value-type="float" office:value="988">
            <text:p>9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373">
            <text:p>481373</text:p>
          </table:table-cell>
          <table:table-cell office:value-type="string">
            <text:p>ID:6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 table:number-columns-repeated="3"/>
          <table:table-cell table:formula="of:=SUM([.D518:.D532])/15" office:value-type="float" office:value="1531.66666666667">
            <text:p>1531.67</text:p>
          </table:table-cell>
          <table:table-cell table:number-columns-repeated="6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" office:value-type="string">
            <text:p>Network Size 30</text:p>
          </table:table-cell>
          <table:table-cell office:value-type="float" office:value="154085">
            <text:p>154085</text:p>
          </table:table-cell>
          <table:table-cell office:value-type="string">
            <text:p>ID:1</text:p>
          </table:table-cell>
          <table:table-cell office:value-type="string">
            <text:p>DB Infos: ID: 1; private key: { 40 60 62 }; columns: 7; rows: 8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408">
            <text:p>120408</text:p>
          </table:table-cell>
          <table:table-cell office:value-type="string">
            <text:p>ID:7</text:p>
          </table:table-cell>
          <table:table-cell office:value-type="float" office:value="1240">
            <text:p>124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445">
            <text:p>120445</text:p>
          </table:table-cell>
          <table:table-cell office:value-type="string">
            <text:p>ID:26</text:p>
          </table:table-cell>
          <table:table-cell office:value-type="float" office:value="1212">
            <text:p>1212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510">
            <text:p>120510</text:p>
          </table:table-cell>
          <table:table-cell office:value-type="string">
            <text:p>ID:24</text:p>
          </table:table-cell>
          <table:table-cell office:value-type="float" office:value="1718">
            <text:p>1718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526">
            <text:p>120526</text:p>
          </table:table-cell>
          <table:table-cell office:value-type="string">
            <text:p>ID:10</text:p>
          </table:table-cell>
          <table:table-cell office:value-type="float" office:value="1666">
            <text:p>1666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541">
            <text:p>120541</text:p>
          </table:table-cell>
          <table:table-cell office:value-type="string">
            <text:p>ID:9</text:p>
          </table:table-cell>
          <table:table-cell office:value-type="float" office:value="1753">
            <text:p>1753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635">
            <text:p>120635</text:p>
          </table:table-cell>
          <table:table-cell office:value-type="string">
            <text:p>ID:30</text:p>
          </table:table-cell>
          <table:table-cell office:value-type="float" office:value="686">
            <text:p>686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652">
            <text:p>120652</text:p>
          </table:table-cell>
          <table:table-cell office:value-type="string">
            <text:p>ID:12</text:p>
          </table:table-cell>
          <table:table-cell office:value-type="float" office:value="1283">
            <text:p>1283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653">
            <text:p>120653</text:p>
          </table:table-cell>
          <table:table-cell office:value-type="string">
            <text:p>ID:20</text:p>
          </table:table-cell>
          <table:table-cell office:value-type="float" office:value="744">
            <text:p>744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672">
            <text:p>120672</text:p>
          </table:table-cell>
          <table:table-cell office:value-type="string">
            <text:p>ID:8</text:p>
          </table:table-cell>
          <table:table-cell office:value-type="float" office:value="2256">
            <text:p>2256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699">
            <text:p>120699</text:p>
          </table:table-cell>
          <table:table-cell office:value-type="string">
            <text:p>ID:29</text:p>
          </table:table-cell>
          <table:table-cell office:value-type="float" office:value="688">
            <text:p>6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736">
            <text:p>120736</text:p>
          </table:table-cell>
          <table:table-cell office:value-type="string">
            <text:p>ID:27</text:p>
          </table:table-cell>
          <table:table-cell office:value-type="float" office:value="705">
            <text:p>705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835">
            <text:p>120835</text:p>
          </table:table-cell>
          <table:table-cell office:value-type="string">
            <text:p>ID:16</text:p>
          </table:table-cell>
          <table:table-cell office:value-type="float" office:value="2232">
            <text:p>2232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849">
            <text:p>120849</text:p>
          </table:table-cell>
          <table:table-cell office:value-type="string">
            <text:p>ID:23</text:p>
          </table:table-cell>
          <table:table-cell office:value-type="float" office:value="1226">
            <text:p>1226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942">
            <text:p>120942</text:p>
          </table:table-cell>
          <table:table-cell office:value-type="string">
            <text:p>ID:14</text:p>
          </table:table-cell>
          <table:table-cell office:value-type="float" office:value="780">
            <text:p>78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985">
            <text:p>120985</text:p>
          </table:table-cell>
          <table:table-cell office:value-type="string">
            <text:p>ID:11</text:p>
          </table:table-cell>
          <table:table-cell office:value-type="float" office:value="2229">
            <text:p>2229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006">
            <text:p>121006</text:p>
          </table:table-cell>
          <table:table-cell office:value-type="string">
            <text:p>ID:19</text:p>
          </table:table-cell>
          <table:table-cell office:value-type="float" office:value="1725">
            <text:p>1725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023">
            <text:p>121023</text:p>
          </table:table-cell>
          <table:table-cell office:value-type="string">
            <text:p>ID:15</text:p>
          </table:table-cell>
          <table:table-cell office:value-type="float" office:value="2242">
            <text:p>2242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025">
            <text:p>121025</text:p>
          </table:table-cell>
          <table:table-cell office:value-type="string">
            <text:p>ID:25</text:p>
          </table:table-cell>
          <table:table-cell office:value-type="float" office:value="1734">
            <text:p>1734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030">
            <text:p>121030</text:p>
          </table:table-cell>
          <table:table-cell office:value-type="string">
            <text:p>ID:4</text:p>
          </table:table-cell>
          <table:table-cell office:value-type="float" office:value="1750">
            <text:p>175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051">
            <text:p>121051</text:p>
          </table:table-cell>
          <table:table-cell office:value-type="string">
            <text:p>ID:13</text:p>
          </table:table-cell>
          <table:table-cell office:value-type="float" office:value="1273">
            <text:p>1273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088">
            <text:p>121088</text:p>
          </table:table-cell>
          <table:table-cell office:value-type="string">
            <text:p>ID:17</text:p>
          </table:table-cell>
          <table:table-cell office:value-type="float" office:value="1241">
            <text:p>1241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101">
            <text:p>121101</text:p>
          </table:table-cell>
          <table:table-cell office:value-type="string">
            <text:p>ID:3</text:p>
          </table:table-cell>
          <table:table-cell office:value-type="float" office:value="1250">
            <text:p>125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130">
            <text:p>121130</text:p>
          </table:table-cell>
          <table:table-cell office:value-type="string">
            <text:p>ID:28</text:p>
          </table:table-cell>
          <table:table-cell office:value-type="float" office:value="774">
            <text:p>774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142">
            <text:p>121142</text:p>
          </table:table-cell>
          <table:table-cell office:value-type="string">
            <text:p>ID:2</text:p>
          </table:table-cell>
          <table:table-cell office:value-type="float" office:value="1811">
            <text:p>1811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145">
            <text:p>121145</text:p>
          </table:table-cell>
          <table:table-cell office:value-type="string">
            <text:p>ID:22</text:p>
          </table:table-cell>
          <table:table-cell office:value-type="float" office:value="773">
            <text:p>773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157">
            <text:p>121157</text:p>
          </table:table-cell>
          <table:table-cell office:value-type="string">
            <text:p>ID:1</text:p>
          </table:table-cell>
          <table:table-cell office:value-type="float" office:value="2307">
            <text:p>2307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180">
            <text:p>121180</text:p>
          </table:table-cell>
          <table:table-cell office:value-type="string">
            <text:p>ID:5</text:p>
          </table:table-cell>
          <table:table-cell office:value-type="float" office:value="1774">
            <text:p>1774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317">
            <text:p>121317</text:p>
          </table:table-cell>
          <table:table-cell office:value-type="string">
            <text:p>ID:18</text:p>
          </table:table-cell>
          <table:table-cell office:value-type="float" office:value="2739">
            <text:p>2739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364">
            <text:p>121364</text:p>
          </table:table-cell>
          <table:table-cell office:value-type="string">
            <text:p>ID:21</text:p>
          </table:table-cell>
          <table:table-cell office:value-type="float" office:value="1767">
            <text:p>17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373">
            <text:p>121373</text:p>
          </table:table-cell>
          <table:table-cell office:value-type="string">
            <text:p>ID:6</text:p>
          </table:table-cell>
          <table:table-cell office:value-type="float" office:value="1286">
            <text:p>1286</text:p>
          </table:table-cell>
          <table:table-cell table:number-columns-repeated="6"/>
        </table:table-row>
        <table:table-row table:style-name="ro3">
          <table:table-cell table:number-columns-repeated="3"/>
          <table:table-cell table:formula="of:=SUM([.D537:.D566])/30" office:value-type="float" office:value="1495.46666666667">
            <text:p>1495.47</text:p>
          </table:table-cell>
          <table:table-cell table:number-columns-repeated="6"/>
        </table:table-row>
        <table:table-row table:style-name="ro3" table:number-rows-repeated="2">
          <table:table-cell table:number-columns-repeated="10"/>
        </table:table-row>
        <table:table-row table:style-name="ro2">
          <table:table-cell/>
          <table:table-cell office:value-type="float" office:value="277297">
            <text:p>277297</text:p>
          </table:table-cell>
          <table:table-cell office:value-type="string">
            <text:p>ID:1</text:p>
          </table:table-cell>
          <table:table-cell office:value-type="string">
            <text:p>DB Infos: ID: 5; private key: { 40 60 62 }; columns: 7; rows: 15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408">
            <text:p>240408</text:p>
          </table:table-cell>
          <table:table-cell office:value-type="string">
            <text:p>ID:7</text:p>
          </table:table-cell>
          <table:table-cell office:value-type="float" office:value="1952">
            <text:p>195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445">
            <text:p>240445</text:p>
          </table:table-cell>
          <table:table-cell office:value-type="string">
            <text:p>ID:26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510">
            <text:p>240510</text:p>
          </table:table-cell>
          <table:table-cell office:value-type="string">
            <text:p>ID:24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524">
            <text:p>240524</text:p>
          </table:table-cell>
          <table:table-cell office:value-type="string">
            <text:p>ID:10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539">
            <text:p>240539</text:p>
          </table:table-cell>
          <table:table-cell office:value-type="string">
            <text:p>ID:9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35">
            <text:p>240635</text:p>
          </table:table-cell>
          <table:table-cell office:value-type="string">
            <text:p>ID:30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52">
            <text:p>240652</text:p>
          </table:table-cell>
          <table:table-cell office:value-type="string">
            <text:p>ID:20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52">
            <text:p>240652</text:p>
          </table:table-cell>
          <table:table-cell office:value-type="string">
            <text:p>ID:12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73">
            <text:p>240673</text:p>
          </table:table-cell>
          <table:table-cell office:value-type="string">
            <text:p>ID:8</text:p>
          </table:table-cell>
          <table:table-cell office:value-type="float" office:value="1469">
            <text:p>1469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97">
            <text:p>240697</text:p>
          </table:table-cell>
          <table:table-cell office:value-type="string">
            <text:p>ID:29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735">
            <text:p>240735</text:p>
          </table:table-cell>
          <table:table-cell office:value-type="string">
            <text:p>ID:27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834">
            <text:p>240834</text:p>
          </table:table-cell>
          <table:table-cell office:value-type="string">
            <text:p>ID:16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849">
            <text:p>240849</text:p>
          </table:table-cell>
          <table:table-cell office:value-type="string">
            <text:p>ID:23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942">
            <text:p>240942</text:p>
          </table:table-cell>
          <table:table-cell office:value-type="string">
            <text:p>ID:14</text:p>
          </table:table-cell>
          <table:table-cell office:value-type="float" office:value="1950">
            <text:p>1950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986">
            <text:p>240986</text:p>
          </table:table-cell>
          <table:table-cell office:value-type="string">
            <text:p>ID:11</text:p>
          </table:table-cell>
          <table:table-cell office:value-type="float" office:value="2907">
            <text:p>290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006">
            <text:p>241006</text:p>
          </table:table-cell>
          <table:table-cell office:value-type="string">
            <text:p>ID:19</text:p>
          </table:table-cell>
          <table:table-cell office:value-type="float" office:value="988">
            <text:p>9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023">
            <text:p>241023</text:p>
          </table:table-cell>
          <table:table-cell office:value-type="string">
            <text:p>ID:15</text:p>
          </table:table-cell>
          <table:table-cell office:value-type="float" office:value="1469">
            <text:p>1469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025">
            <text:p>241025</text:p>
          </table:table-cell>
          <table:table-cell office:value-type="string">
            <text:p>ID:2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030">
            <text:p>241030</text:p>
          </table:table-cell>
          <table:table-cell office:value-type="string">
            <text:p>ID:4</text:p>
          </table:table-cell>
          <table:table-cell office:value-type="float" office:value="2428">
            <text:p>242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052">
            <text:p>241052</text:p>
          </table:table-cell>
          <table:table-cell office:value-type="string">
            <text:p>ID:13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088">
            <text:p>241088</text:p>
          </table:table-cell>
          <table:table-cell office:value-type="string">
            <text:p>ID:17</text:p>
          </table:table-cell>
          <table:table-cell office:value-type="float" office:value="1470">
            <text:p>1470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01">
            <text:p>241101</text:p>
          </table:table-cell>
          <table:table-cell office:value-type="string">
            <text:p>ID:3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30">
            <text:p>241130</text:p>
          </table:table-cell>
          <table:table-cell office:value-type="string">
            <text:p>ID:28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41">
            <text:p>241141</text:p>
          </table:table-cell>
          <table:table-cell office:value-type="string">
            <text:p>ID:2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46">
            <text:p>241146</text:p>
          </table:table-cell>
          <table:table-cell office:value-type="string">
            <text:p>ID:22</text:p>
          </table:table-cell>
          <table:table-cell office:value-type="float" office:value="1469">
            <text:p>1469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57">
            <text:p>241157</text:p>
          </table:table-cell>
          <table:table-cell office:value-type="string">
            <text:p>ID:1</text:p>
          </table:table-cell>
          <table:table-cell office:value-type="float" office:value="1951">
            <text:p>1951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80">
            <text:p>241180</text:p>
          </table:table-cell>
          <table:table-cell office:value-type="string">
            <text:p>ID: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317">
            <text:p>241317</text:p>
          </table:table-cell>
          <table:table-cell office:value-type="string">
            <text:p>ID:18</text:p>
          </table:table-cell>
          <table:table-cell office:value-type="float" office:value="1469">
            <text:p>1469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364">
            <text:p>241364</text:p>
          </table:table-cell>
          <table:table-cell office:value-type="string">
            <text:p>ID:21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373">
            <text:p>241373</text:p>
          </table:table-cell>
          <table:table-cell office:value-type="string">
            <text:p>ID:6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 table:number-columns-repeated="3"/>
          <table:table-cell table:formula="of:=SUM([.D571:.D600])/30" office:value-type="float" office:value="1532.16666666667">
            <text:p>1532.17</text:p>
          </table:table-cell>
          <table:table-cell table:number-columns-repeated="6"/>
        </table:table-row>
        <table:table-row table:style-name="ro3" table:number-rows-repeated="3">
          <table:table-cell table:number-columns-repeated="10"/>
        </table:table-row>
        <table:table-row table:style-name="ro2">
          <table:table-cell/>
          <table:table-cell office:value-type="float" office:value="396063">
            <text:p>396063</text:p>
          </table:table-cell>
          <table:table-cell office:value-type="string">
            <text:p>ID:1</text:p>
          </table:table-cell>
          <table:table-cell office:value-type="string">
            <text:p>DB Infos: ID: 9; private key: { 40 60 62 }; columns: 7; rows: 14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408">
            <text:p>360408</text:p>
          </table:table-cell>
          <table:table-cell office:value-type="string">
            <text:p>ID:7</text:p>
          </table:table-cell>
          <table:table-cell office:value-type="float" office:value="3389">
            <text:p>3389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445">
            <text:p>360445</text:p>
          </table:table-cell>
          <table:table-cell office:value-type="string">
            <text:p>ID:26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510">
            <text:p>360510</text:p>
          </table:table-cell>
          <table:table-cell office:value-type="string">
            <text:p>ID:24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525">
            <text:p>360525</text:p>
          </table:table-cell>
          <table:table-cell office:value-type="string">
            <text:p>ID:10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539">
            <text:p>360539</text:p>
          </table:table-cell>
          <table:table-cell office:value-type="string">
            <text:p>ID:9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35">
            <text:p>360635</text:p>
          </table:table-cell>
          <table:table-cell office:value-type="string">
            <text:p>ID:30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52">
            <text:p>360652</text:p>
          </table:table-cell>
          <table:table-cell office:value-type="string">
            <text:p>ID:12</text:p>
          </table:table-cell>
          <table:table-cell office:value-type="float" office:value="2431">
            <text:p>2431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52">
            <text:p>360652</text:p>
          </table:table-cell>
          <table:table-cell office:value-type="string">
            <text:p>ID:20</text:p>
          </table:table-cell>
          <table:table-cell office:value-type="float" office:value="2428">
            <text:p>242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72">
            <text:p>360672</text:p>
          </table:table-cell>
          <table:table-cell office:value-type="string">
            <text:p>ID:8</text:p>
          </table:table-cell>
          <table:table-cell office:value-type="float" office:value="1475">
            <text:p>1475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97">
            <text:p>360697</text:p>
          </table:table-cell>
          <table:table-cell office:value-type="string">
            <text:p>ID:29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35">
            <text:p>360735</text:p>
          </table:table-cell>
          <table:table-cell office:value-type="string">
            <text:p>ID:27</text:p>
          </table:table-cell>
          <table:table-cell office:value-type="float" office:value="507">
            <text:p>50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34">
            <text:p>360834</text:p>
          </table:table-cell>
          <table:table-cell office:value-type="string">
            <text:p>ID:16</text:p>
          </table:table-cell>
          <table:table-cell office:value-type="float" office:value="2429">
            <text:p>2429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49">
            <text:p>360849</text:p>
          </table:table-cell>
          <table:table-cell office:value-type="string">
            <text:p>ID:23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942">
            <text:p>360942</text:p>
          </table:table-cell>
          <table:table-cell office:value-type="string">
            <text:p>ID:14</text:p>
          </table:table-cell>
          <table:table-cell office:value-type="float" office:value="992">
            <text:p>992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985">
            <text:p>360985</text:p>
          </table:table-cell>
          <table:table-cell office:value-type="string">
            <text:p>ID:11</text:p>
          </table:table-cell>
          <table:table-cell office:value-type="float" office:value="1949">
            <text:p>1949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06">
            <text:p>361006</text:p>
          </table:table-cell>
          <table:table-cell office:value-type="string">
            <text:p>ID:19</text:p>
          </table:table-cell>
          <table:table-cell office:value-type="float" office:value="1950">
            <text:p>1950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23">
            <text:p>361023</text:p>
          </table:table-cell>
          <table:table-cell office:value-type="string">
            <text:p>ID:15</text:p>
          </table:table-cell>
          <table:table-cell office:value-type="float" office:value="988">
            <text:p>9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25">
            <text:p>361025</text:p>
          </table:table-cell>
          <table:table-cell office:value-type="string">
            <text:p>ID:25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30">
            <text:p>361030</text:p>
          </table:table-cell>
          <table:table-cell office:value-type="string">
            <text:p>ID:4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52">
            <text:p>361052</text:p>
          </table:table-cell>
          <table:table-cell office:value-type="string">
            <text:p>ID:13</text:p>
          </table:table-cell>
          <table:table-cell office:value-type="float" office:value="3388">
            <text:p>33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88">
            <text:p>361088</text:p>
          </table:table-cell>
          <table:table-cell office:value-type="string">
            <text:p>ID:17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01">
            <text:p>361101</text:p>
          </table:table-cell>
          <table:table-cell office:value-type="string">
            <text:p>ID:3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31">
            <text:p>361131</text:p>
          </table:table-cell>
          <table:table-cell office:value-type="string">
            <text:p>ID:28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41">
            <text:p>361141</text:p>
          </table:table-cell>
          <table:table-cell office:value-type="string">
            <text:p>ID:2</text:p>
          </table:table-cell>
          <table:table-cell office:value-type="float" office:value="1951">
            <text:p>1951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45">
            <text:p>361145</text:p>
          </table:table-cell>
          <table:table-cell office:value-type="string">
            <text:p>ID:22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57">
            <text:p>361157</text:p>
          </table:table-cell>
          <table:table-cell office:value-type="string">
            <text:p>ID:1</text:p>
          </table:table-cell>
          <table:table-cell office:value-type="float" office:value="1953">
            <text:p>1953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80">
            <text:p>361180</text:p>
          </table:table-cell>
          <table:table-cell office:value-type="string">
            <text:p>ID:5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317">
            <text:p>361317</text:p>
          </table:table-cell>
          <table:table-cell office:value-type="string">
            <text:p>ID:18</text:p>
          </table:table-cell>
          <table:table-cell office:value-type="float" office:value="3388">
            <text:p>33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364">
            <text:p>361364</text:p>
          </table:table-cell>
          <table:table-cell office:value-type="string">
            <text:p>ID:21</text:p>
          </table:table-cell>
          <table:table-cell office:value-type="float" office:value="2428">
            <text:p>242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373">
            <text:p>361373</text:p>
          </table:table-cell>
          <table:table-cell office:value-type="string">
            <text:p>ID:6</text:p>
          </table:table-cell>
          <table:table-cell office:value-type="float" office:value="2428">
            <text:p>2428</text:p>
          </table:table-cell>
          <table:table-cell table:number-columns-repeated="6"/>
        </table:table-row>
        <table:table-row table:style-name="ro3">
          <table:table-cell table:number-columns-repeated="3"/>
          <table:table-cell table:formula="of:=SUM([.D606:.D635])/30" office:value-type="float" office:value="1948.66666666667">
            <text:p>1948.67</text:p>
          </table:table-cell>
          <table:table-cell table:number-columns-repeated="6"/>
        </table:table-row>
        <table:table-row table:style-name="ro3" table:number-rows-repeated="3">
          <table:table-cell table:number-columns-repeated="10"/>
        </table:table-row>
        <table:table-row table:style-name="ro2">
          <table:table-cell/>
          <table:table-cell office:value-type="float" office:value="516500">
            <text:p>516500</text:p>
          </table:table-cell>
          <table:table-cell office:value-type="string">
            <text:p>ID:1</text:p>
          </table:table-cell>
          <table:table-cell office:value-type="string">
            <text:p>DB Infos: ID: 13; private key: { 40 60 62 }; columns: 7; rows: 11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408">
            <text:p>480408</text:p>
          </table:table-cell>
          <table:table-cell office:value-type="string">
            <text:p>ID:7</text:p>
          </table:table-cell>
          <table:table-cell office:value-type="float" office:value="2911">
            <text:p>2911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445">
            <text:p>480445</text:p>
          </table:table-cell>
          <table:table-cell office:value-type="string">
            <text:p>ID:26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512">
            <text:p>480512</text:p>
          </table:table-cell>
          <table:table-cell office:value-type="string">
            <text:p>ID:24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525">
            <text:p>480525</text:p>
          </table:table-cell>
          <table:table-cell office:value-type="string">
            <text:p>ID:10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539">
            <text:p>480539</text:p>
          </table:table-cell>
          <table:table-cell office:value-type="string">
            <text:p>ID:9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35">
            <text:p>480635</text:p>
          </table:table-cell>
          <table:table-cell office:value-type="string">
            <text:p>ID:30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52">
            <text:p>480652</text:p>
          </table:table-cell>
          <table:table-cell office:value-type="string">
            <text:p>ID:20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52">
            <text:p>480652</text:p>
          </table:table-cell>
          <table:table-cell office:value-type="string">
            <text:p>ID:12</text:p>
          </table:table-cell>
          <table:table-cell office:value-type="float" office:value="1952">
            <text:p>1952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72">
            <text:p>480672</text:p>
          </table:table-cell>
          <table:table-cell office:value-type="string">
            <text:p>ID:8</text:p>
          </table:table-cell>
          <table:table-cell office:value-type="float" office:value="2914">
            <text:p>2914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97">
            <text:p>480697</text:p>
          </table:table-cell>
          <table:table-cell office:value-type="string">
            <text:p>ID:29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37">
            <text:p>480737</text:p>
          </table:table-cell>
          <table:table-cell office:value-type="string">
            <text:p>ID:27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34">
            <text:p>480834</text:p>
          </table:table-cell>
          <table:table-cell office:value-type="string">
            <text:p>ID:16</text:p>
          </table:table-cell>
          <table:table-cell office:value-type="float" office:value="989">
            <text:p>989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49">
            <text:p>480849</text:p>
          </table:table-cell>
          <table:table-cell office:value-type="string">
            <text:p>ID:23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942">
            <text:p>480942</text:p>
          </table:table-cell>
          <table:table-cell office:value-type="string">
            <text:p>ID:14</text:p>
          </table:table-cell>
          <table:table-cell office:value-type="float" office:value="1949">
            <text:p>1949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06">
            <text:p>481006</text:p>
          </table:table-cell>
          <table:table-cell office:value-type="string">
            <text:p>ID:19</text:p>
          </table:table-cell>
          <table:table-cell office:value-type="float" office:value="1469">
            <text:p>1469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23">
            <text:p>481023</text:p>
          </table:table-cell>
          <table:table-cell office:value-type="string">
            <text:p>ID:1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25">
            <text:p>481025</text:p>
          </table:table-cell>
          <table:table-cell office:value-type="string">
            <text:p>ID:25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30">
            <text:p>481030</text:p>
          </table:table-cell>
          <table:table-cell office:value-type="string">
            <text:p>ID:4</text:p>
          </table:table-cell>
          <table:table-cell office:value-type="float" office:value="1949">
            <text:p>1949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51">
            <text:p>481051</text:p>
          </table:table-cell>
          <table:table-cell office:value-type="string">
            <text:p>ID:13</text:p>
          </table:table-cell>
          <table:table-cell office:value-type="float" office:value="3388">
            <text:p>33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90">
            <text:p>481090</text:p>
          </table:table-cell>
          <table:table-cell office:value-type="string">
            <text:p>ID:17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01">
            <text:p>481101</text:p>
          </table:table-cell>
          <table:table-cell office:value-type="string">
            <text:p>ID:3</text:p>
          </table:table-cell>
          <table:table-cell office:value-type="float" office:value="2428">
            <text:p>242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30">
            <text:p>481130</text:p>
          </table:table-cell>
          <table:table-cell office:value-type="string">
            <text:p>ID:28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41">
            <text:p>481141</text:p>
          </table:table-cell>
          <table:table-cell office:value-type="string">
            <text:p>ID:2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45">
            <text:p>481145</text:p>
          </table:table-cell>
          <table:table-cell office:value-type="string">
            <text:p>ID:22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57">
            <text:p>481157</text:p>
          </table:table-cell>
          <table:table-cell office:value-type="string">
            <text:p>ID:1</text:p>
          </table:table-cell>
          <table:table-cell office:value-type="float" office:value="1953">
            <text:p>1953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79">
            <text:p>481179</text:p>
          </table:table-cell>
          <table:table-cell office:value-type="string">
            <text:p>ID:11</text:p>
          </table:table-cell>
          <table:table-cell office:value-type="float" office:value="1480">
            <text:p>1480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80">
            <text:p>481180</text:p>
          </table:table-cell>
          <table:table-cell office:value-type="string">
            <text:p>ID:5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317">
            <text:p>481317</text:p>
          </table:table-cell>
          <table:table-cell office:value-type="string">
            <text:p>ID:18</text:p>
          </table:table-cell>
          <table:table-cell office:value-type="float" office:value="2911">
            <text:p>2911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364">
            <text:p>481364</text:p>
          </table:table-cell>
          <table:table-cell office:value-type="string">
            <text:p>ID:21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373">
            <text:p>481373</text:p>
          </table:table-cell>
          <table:table-cell office:value-type="string">
            <text:p>ID:6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600408">
            <text:p>600408</text:p>
          </table:table-cell>
          <table:table-cell office:value-type="string">
            <text:p>ID:7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600445">
            <text:p>600445</text:p>
          </table:table-cell>
          <table:table-cell office:value-type="string">
            <text:p>ID:26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600511">
            <text:p>600511</text:p>
          </table:table-cell>
          <table:table-cell office:value-type="string">
            <text:p>ID:24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600525">
            <text:p>600525</text:p>
          </table:table-cell>
          <table:table-cell office:value-type="string">
            <text:p>ID:10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600539">
            <text:p>600539</text:p>
          </table:table-cell>
          <table:table-cell office:value-type="string">
            <text:p>ID:9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600635">
            <text:p>600635</text:p>
          </table:table-cell>
          <table:table-cell office:value-type="string">
            <text:p>ID:30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600652">
            <text:p>600652</text:p>
          </table:table-cell>
          <table:table-cell office:value-type="string">
            <text:p>ID:20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600653">
            <text:p>600653</text:p>
          </table:table-cell>
          <table:table-cell office:value-type="string">
            <text:p>ID:12</text:p>
          </table:table-cell>
          <table:table-cell office:value-type="float" office:value="1951">
            <text:p>1951</text:p>
          </table:table-cell>
          <table:table-cell table:number-columns-repeated="6"/>
        </table:table-row>
        <table:table-row table:style-name="ro3">
          <table:table-cell/>
          <table:table-cell office:value-type="float" office:value="600673">
            <text:p>600673</text:p>
          </table:table-cell>
          <table:table-cell office:value-type="string">
            <text:p>ID:8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600698">
            <text:p>600698</text:p>
          </table:table-cell>
          <table:table-cell office:value-type="string">
            <text:p>ID:29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600735">
            <text:p>600735</text:p>
          </table:table-cell>
          <table:table-cell office:value-type="string">
            <text:p>ID:27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600834">
            <text:p>600834</text:p>
          </table:table-cell>
          <table:table-cell office:value-type="string">
            <text:p>ID:16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600849">
            <text:p>600849</text:p>
          </table:table-cell>
          <table:table-cell office:value-type="string">
            <text:p>ID:23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600942">
            <text:p>600942</text:p>
          </table:table-cell>
          <table:table-cell office:value-type="string">
            <text:p>ID:14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table:style-name="Default" table:number-columns-repeated="2"/>
          <table:table-cell table:formula="of:=SUM([.D655:.D684])/30" office:value-type="float" office:value="1660.3">
            <text:p>1660.3</text:p>
          </table:table-cell>
          <table:table-cell table:number-columns-repeated="6"/>
        </table:table-row>
      </table:table>
      <table:table table:name="AGGREGATE_Q" table:style-name="ta1" table:print="false"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5" table:number-columns-repeated="5" table:default-cell-style-name="Default"/>
        <table:table-row table:style-name="ro1">
          <table:table-cell table:style-name="ce1"/>
          <table:table-cell table:style-name="ce5" office:value-type="string" table:number-columns-spanned="3" table:number-rows-spanned="1">
            <text:p>Raw Results</text:p>
          </table:table-cell>
          <table:covered-table-cell table:number-columns-repeated="2"/>
          <table:table-cell/>
          <table:table-cell table:style-name="ce6" office:value-type="string" table:number-columns-spanned="5" table:number-rows-spanned="1">
            <text:p>Aggregated Results</text:p>
          </table:table-cell>
          <table:covered-table-cell table:style-name="ce8"/>
          <table:covered-table-cell table:number-columns-repeated="3" table:style-name="ce7"/>
        </table:table-row>
        <table:table-row table:style-name="ro1">
          <table:table-cell table:style-name="ce1" office:value-type="string">
            <text:p>Network Size 45</text:p>
          </table:table-cell>
          <table:table-cell office:value-type="float" office:value="114710">
            <text:p>114710</text:p>
          </table:table-cell>
          <table:table-cell office:value-type="string">
            <text:p>ID:1</text:p>
          </table:table-cell>
          <table:table-cell office:value-type="string">
            <text:p>| 14 | 9 | 1 | 0 | 1874 | 14 |</text:p>
          </table:table-cell>
          <table:table-cell/>
          <table:table-cell table:style-name="ce7"/>
          <table:table-cell table:style-name="ce8" office:value-type="string" table:number-columns-spanned="4" table:number-rows-spanned="1">
            <text:p>Average Energy consumed per node (mJ)</text:p>
          </table:table-cell>
          <table:covered-table-cell table:number-columns-repeated="3" table:style-name="ce7"/>
        </table:table-row>
        <table:table-row table:style-name="ro3">
          <table:table-cell/>
          <table:table-cell office:value-type="float" office:value="120416">
            <text:p>120416</text:p>
          </table:table-cell>
          <table:table-cell office:value-type="string">
            <text:p>ID:39</text:p>
          </table:table-cell>
          <table:table-cell office:value-type="float" office:value="1170">
            <text:p>1170</text:p>
          </table:table-cell>
          <table:table-cell/>
          <table:table-cell table:style-name="ce8" office:value-type="string">
            <text:p>Network Size</text:p>
          </table:table-cell>
          <table:table-cell table:style-name="ce7" office:value-type="string">
            <text:p>EPOCH-1</text:p>
          </table:table-cell>
          <table:table-cell table:style-name="ce7" office:value-type="string">
            <text:p>EPOCH-2</text:p>
          </table:table-cell>
          <table:table-cell table:style-name="ce7" office:value-type="string">
            <text:p>EPOCH-3</text:p>
          </table:table-cell>
          <table:table-cell table:style-name="ce7" office:value-type="string">
            <text:p>EPOCH-4</text:p>
          </table:table-cell>
        </table:table-row>
        <table:table-row table:style-name="ro3">
          <table:table-cell office:value-type="string">
            <text:p>SELECT, //</text:p>
          </table:table-cell>
          <table:table-cell office:value-type="float" office:value="120418">
            <text:p>120418</text:p>
          </table:table-cell>
          <table:table-cell office:value-type="string">
            <text:p>ID:34</text:p>
          </table:table-cell>
          <table:table-cell office:value-type="float" office:value="1719">
            <text:p>1719</text:p>
          </table:table-cell>
          <table:table-cell/>
          <table:table-cell table:style-name="ce7" office:value-type="float" office:value="15">
            <text:p>15</text:p>
          </table:table-cell>
          <table:table-cell table:style-name="ce9" office:value-type="float" office:value="1585.06666666667">
            <text:p>1585.07</text:p>
          </table:table-cell>
          <table:table-cell table:style-name="ce9" office:value-type="float" office:value="2043.93333333333">
            <text:p>2043.93</text:p>
          </table:table-cell>
          <table:table-cell table:style-name="ce9" office:value-type="float" office:value="2267.8">
            <text:p>2267.8</text:p>
          </table:table-cell>
          <table:table-cell table:style-name="ce9" office:value-type="float" office:value="1339.93333333333">
            <text:p>1339.93</text:p>
          </table:table-cell>
        </table:table-row>
        <table:table-row table:style-name="ro3">
          <table:table-cell office:value-type="string">
            <text:p>2,//</text:p>
          </table:table-cell>
          <table:table-cell office:value-type="float" office:value="120425">
            <text:p>120425</text:p>
          </table:table-cell>
          <table:table-cell office:value-type="string">
            <text:p>ID:24</text:p>
          </table:table-cell>
          <table:table-cell office:value-type="float" office:value="1739">
            <text:p>1739</text:p>
          </table:table-cell>
          <table:table-cell/>
          <table:table-cell table:style-name="ce7" office:value-type="float" office:value="30">
            <text:p>30</text:p>
          </table:table-cell>
          <table:table-cell table:style-name="ce9" office:value-type="float" office:value="1099.26666666667">
            <text:p>1099.27</text:p>
          </table:table-cell>
          <table:table-cell table:style-name="ce9" office:value-type="float" office:value="1835.9">
            <text:p>1835.9</text:p>
          </table:table-cell>
          <table:table-cell table:style-name="ce9" office:value-type="float" office:value="1531.63333333333">
            <text:p>1531.63</text:p>
          </table:table-cell>
          <table:table-cell table:style-name="ce9" office:value-type="float" office:value="1547.9">
            <text:p>1547.9</text:p>
          </table:table-cell>
        </table:table-row>
        <table:table-row table:style-name="ro3">
          <table:table-cell office:value-type="string">
            <text:p>NONE, //</text:p>
          </table:table-cell>
          <table:table-cell office:value-type="float" office:value="120462">
            <text:p>120462</text:p>
          </table:table-cell>
          <table:table-cell office:value-type="string">
            <text:p>ID:8</text:p>
          </table:table-cell>
          <table:table-cell office:value-type="float" office:value="3241">
            <text:p>3241</text:p>
          </table:table-cell>
          <table:table-cell/>
          <table:table-cell table:style-name="ce7" office:value-type="float" office:value="45">
            <text:p>45</text:p>
          </table:table-cell>
          <table:table-cell table:style-name="ce9" office:value-type="float" office:value="1924.62222222222">
            <text:p>1924.62</text:p>
          </table:table-cell>
          <table:table-cell table:style-name="ce9" office:value-type="float" office:value="1691.37777777778">
            <text:p>1691.38</text:p>
          </table:table-cell>
          <table:table-cell table:style-name="ce9" office:value-type="float" office:value="2011.53333333333">
            <text:p>2011.53</text:p>
          </table:table-cell>
          <table:table-cell table:style-name="ce9" office:value-type="float" office:value="1819.46666666667">
            <text:p>1819.47</text:p>
          </table:table-cell>
        </table:table-row>
        <table:table-row table:style-name="ro3">
          <table:table-cell office:value-type="string">
            <text:p>ROOM, //</text:p>
          </table:table-cell>
          <table:table-cell office:value-type="float" office:value="120531">
            <text:p>120531</text:p>
          </table:table-cell>
          <table:table-cell office:value-type="string">
            <text:p>ID:28</text:p>
          </table:table-cell>
          <table:table-cell office:value-type="float" office:value="1745">
            <text:p>1745</text:p>
          </table:table-cell>
          <table:table-cell/>
          <table:table-cell table:style-name="ce7" office:value-type="float" office:value="60">
            <text:p>60</text:p>
          </table:table-cell>
          <table:table-cell table:style-name="ce9" office:value-type="float" office:value="1222.41666666667">
            <text:p>1222.42</text:p>
          </table:table-cell>
          <table:table-cell table:style-name="ce9" office:value-type="float" office:value="1435.41666666667">
            <text:p>1435.42</text:p>
          </table:table-cell>
          <table:table-cell table:style-name="ce9" office:value-type="float" office:value="1747.43333333333">
            <text:p>1747.43</text:p>
          </table:table-cell>
          <table:table-cell table:style-name="ce9" office:value-type="float" office:value="1843.43333333333">
            <text:p>1843.43</text:p>
          </table:table-cell>
        </table:table-row>
        <table:table-row table:style-name="ro3">
          <table:table-cell office:value-type="string">
            <text:p>AVG, //</text:p>
          </table:table-cell>
          <table:table-cell office:value-type="float" office:value="120580">
            <text:p>120580</text:p>
          </table:table-cell>
          <table:table-cell office:value-type="string">
            <text:p>ID:11</text:p>
          </table:table-cell>
          <table:table-cell office:value-type="float" office:value="1678">
            <text:p>1678</text:p>
          </table:table-cell>
          <table:table-cell table:number-columns-repeated="6"/>
        </table:table-row>
        <table:table-row table:style-name="ro3">
          <table:table-cell office:value-type="string">
            <text:p>INTERNAL_VOLTAGE, //</text:p>
          </table:table-cell>
          <table:table-cell office:value-type="float" office:value="120593">
            <text:p>120593</text:p>
          </table:table-cell>
          <table:table-cell office:value-type="string">
            <text:p>ID:31</text:p>
          </table:table-cell>
          <table:table-cell office:value-type="float" office:value="1666">
            <text:p>1666</text:p>
          </table:table-cell>
          <table:table-cell table:number-columns-repeated="6"/>
        </table:table-row>
        <table:table-row table:style-name="ro3">
          <table:table-cell office:value-type="string">
            <text:p>GROUP_BY, //</text:p>
          </table:table-cell>
          <table:table-cell office:value-type="float" office:value="120603">
            <text:p>120603</text:p>
          </table:table-cell>
          <table:table-cell office:value-type="string">
            <text:p>ID:35</text:p>
          </table:table-cell>
          <table:table-cell office:value-type="float" office:value="1189">
            <text:p>1189</text:p>
          </table:table-cell>
          <table:table-cell/>
          <table:table-cell>
            <draw:frame table:end-cell-address="AGGREGATE_Q.K26" table:end-x="0.0319in" table:end-y="0.1425in" draw:z-index="0" draw:style-name="gr1" svg:width="4.4437in" svg:height="2.9386in" svg:x="0.0335in" svg:y="0.135in">
              <draw:object draw:notify-on-update-of-ranges="AGGREGATE_Q.G3:AGGREGATE_Q.J3 AGGREGATE_Q.F4:AGGREGATE_Q.F4 AGGREGATE_Q.G4:AGGREGATE_Q.J4 AGGREGATE_Q.F5:AGGREGATE_Q.F5 AGGREGATE_Q.G5:AGGREGATE_Q.J5 AGGREGATE_Q.F6:AGGREGATE_Q.F6 AGGREGATE_Q.G6:AGGREGATE_Q.J6 AGGREGATE_Q.F7:AGGREGATE_Q.F7 AGGREGATE_Q.G7:AGGREGATE_Q.J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3">
          <table:table-cell office:value-type="string">
            <text:p>ROOM, //</text:p>
          </table:table-cell>
          <table:table-cell office:value-type="float" office:value="120607">
            <text:p>120607</text:p>
          </table:table-cell>
          <table:table-cell office:value-type="string">
            <text:p>ID:44</text:p>
          </table:table-cell>
          <table:table-cell office:value-type="float" office:value="1703">
            <text:p>1703</text:p>
          </table:table-cell>
          <table:table-cell table:number-columns-repeated="6"/>
        </table:table-row>
        <table:table-row table:style-name="ro3">
          <table:table-cell office:value-type="string">
            <text:p>SAMPLE_PERIOD, //</text:p>
          </table:table-cell>
          <table:table-cell office:value-type="float" office:value="120607">
            <text:p>120607</text:p>
          </table:table-cell>
          <table:table-cell office:value-type="string">
            <text:p>ID:45</text:p>
          </table:table-cell>
          <table:table-cell office:value-type="float" office:value="1163">
            <text:p>1163</text:p>
          </table:table-cell>
          <table:table-cell table:number-columns-repeated="6"/>
        </table:table-row>
        <table:table-row table:style-name="ro3">
          <table:table-cell office:value-type="string">
            <text:p>SAMPLE_PERIOD_VALUE1, //</text:p>
          </table:table-cell>
          <table:table-cell office:value-type="float" office:value="120626">
            <text:p>120626</text:p>
          </table:table-cell>
          <table:table-cell office:value-type="string">
            <text:p>ID:2</text:p>
          </table:table-cell>
          <table:table-cell office:value-type="float" office:value="2588">
            <text:p>2588</text:p>
          </table:table-cell>
          <table:table-cell table:number-columns-repeated="6"/>
        </table:table-row>
        <table:table-row table:style-name="ro3">
          <table:table-cell office:value-type="string">
            <text:p>SAMPLE_PERIOD_VALUE2, //</text:p>
          </table:table-cell>
          <table:table-cell office:value-type="float" office:value="120634">
            <text:p>120634</text:p>
          </table:table-cell>
          <table:table-cell office:value-type="string">
            <text:p>ID:30</text:p>
          </table:table-cell>
          <table:table-cell office:value-type="float" office:value="1736">
            <text:p>1736</text:p>
          </table:table-cell>
          <table:table-cell table:number-columns-repeated="6"/>
        </table:table-row>
        <table:table-row table:style-name="ro3">
          <table:table-cell office:value-type="string">
            <text:p>LIFETIME, //</text:p>
          </table:table-cell>
          <table:table-cell office:value-type="float" office:value="120640">
            <text:p>120640</text:p>
          </table:table-cell>
          <table:table-cell office:value-type="string">
            <text:p>ID:6</text:p>
          </table:table-cell>
          <table:table-cell office:value-type="float" office:value="1746">
            <text:p>1746</text:p>
          </table:table-cell>
          <table:table-cell table:number-columns-repeated="6"/>
        </table:table-row>
        <table:table-row table:style-name="ro3">
          <table:table-cell office:value-type="string">
            <text:p>1, //</text:p>
          </table:table-cell>
          <table:table-cell office:value-type="float" office:value="120717">
            <text:p>120717</text:p>
          </table:table-cell>
          <table:table-cell office:value-type="string">
            <text:p>ID:18</text:p>
          </table:table-cell>
          <table:table-cell office:value-type="float" office:value="1189">
            <text:p>1189</text:p>
          </table:table-cell>
          <table:table-cell table:number-columns-repeated="6"/>
        </table:table-row>
        <table:table-row table:style-name="ro3">
          <table:table-cell office:value-type="string">
            <text:p>244};</text:p>
          </table:table-cell>
          <table:table-cell office:value-type="float" office:value="120738">
            <text:p>120738</text:p>
          </table:table-cell>
          <table:table-cell office:value-type="string">
            <text:p>ID:4</text:p>
          </table:table-cell>
          <table:table-cell office:value-type="float" office:value="2744">
            <text:p>2744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120745">
            <text:p>120745</text:p>
          </table:table-cell>
          <table:table-cell office:value-type="string">
            <text:p>ID:33</text:p>
          </table:table-cell>
          <table:table-cell office:value-type="float" office:value="1203">
            <text:p>1203</text:p>
          </table:table-cell>
          <table:table-cell table:number-columns-repeated="6"/>
        </table:table-row>
        <table:table-row table:style-name="ro5">
          <table:table-cell/>
          <table:table-cell office:value-type="float" office:value="120772">
            <text:p>120772</text:p>
          </table:table-cell>
          <table:table-cell office:value-type="string">
            <text:p>ID:1</text:p>
          </table:table-cell>
          <table:table-cell office:value-type="float" office:value="3270">
            <text:p>3270</text:p>
          </table:table-cell>
          <table:table-cell table:number-columns-repeated="6"/>
        </table:table-row>
        <table:table-row table:style-name="ro5">
          <table:table-cell/>
          <table:table-cell office:value-type="float" office:value="120775">
            <text:p>120775</text:p>
          </table:table-cell>
          <table:table-cell office:value-type="string">
            <text:p>ID:27</text:p>
          </table:table-cell>
          <table:table-cell office:value-type="float" office:value="1591">
            <text:p>1591</text:p>
          </table:table-cell>
          <table:table-cell table:number-columns-repeated="6"/>
        </table:table-row>
        <table:table-row table:style-name="ro3">
          <table:table-cell table:style-name="ce2" office:value-type="string">
            <text:p>#define SAMPLE_PERIOD_VALUE1 0</text:p>
          </table:table-cell>
          <table:table-cell office:value-type="float" office:value="120779">
            <text:p>120779</text:p>
          </table:table-cell>
          <table:table-cell office:value-type="string">
            <text:p>ID:41</text:p>
          </table:table-cell>
          <table:table-cell office:value-type="float" office:value="1187">
            <text:p>1187</text:p>
          </table:table-cell>
          <table:table-cell table:number-columns-repeated="6"/>
        </table:table-row>
        <table:table-row table:style-name="ro3">
          <table:table-cell table:style-name="ce2" office:value-type="string">
            <text:p>#define SAMPLE_PERIOD_VALUE2 120</text:p>
          </table:table-cell>
          <table:table-cell office:value-type="float" office:value="120791">
            <text:p>120791</text:p>
          </table:table-cell>
          <table:table-cell office:value-type="string">
            <text:p>ID:7</text:p>
          </table:table-cell>
          <table:table-cell office:value-type="float" office:value="2234">
            <text:p>2234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120802">
            <text:p>120802</text:p>
          </table:table-cell>
          <table:table-cell office:value-type="string">
            <text:p>ID:40</text:p>
          </table:table-cell>
          <table:table-cell office:value-type="float" office:value="1724">
            <text:p>1724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120840">
            <text:p>120840</text:p>
          </table:table-cell>
          <table:table-cell office:value-type="string">
            <text:p>ID:14</text:p>
          </table:table-cell>
          <table:table-cell office:value-type="float" office:value="1257">
            <text:p>1257</text:p>
          </table:table-cell>
          <table:table-cell table:number-columns-repeated="6"/>
        </table:table-row>
        <table:table-row table:style-name="ro6">
          <table:table-cell table:style-name="ce3" office:value-type="string" table:number-columns-spanned="1" table:number-rows-spanned="4">
            <text:p>static uint8_t spec[] = {PREDICATE_LET, REPOSITORY_VALUE, NODE_ID, UINT8_VALUE, 25};</text:p>
          </table:table-cell>
          <table:table-cell office:value-type="float" office:value="120852">
            <text:p>120852</text:p>
          </table:table-cell>
          <table:table-cell office:value-type="string">
            <text:p>ID:15</text:p>
          </table:table-cell>
          <table:table-cell office:value-type="float" office:value="2127">
            <text:p>2127</text:p>
          </table:table-cell>
          <table:table-cell table:number-columns-repeated="6"/>
        </table:table-row>
        <table:table-row table:style-name="ro3">
          <table:covered-table-cell table:style-name="ce2"/>
          <table:table-cell office:value-type="float" office:value="120857">
            <text:p>120857</text:p>
          </table:table-cell>
          <table:table-cell office:value-type="string">
            <text:p>ID:25</text:p>
          </table:table-cell>
          <table:table-cell office:value-type="float" office:value="2727">
            <text:p>2727</text:p>
          </table:table-cell>
          <table:table-cell table:number-columns-repeated="6"/>
        </table:table-row>
        <table:table-row table:style-name="ro3">
          <table:covered-table-cell table:style-name="ce2"/>
          <table:table-cell office:value-type="float" office:value="120862">
            <text:p>120862</text:p>
          </table:table-cell>
          <table:table-cell office:value-type="string">
            <text:p>ID:20</text:p>
          </table:table-cell>
          <table:table-cell office:value-type="float" office:value="2079">
            <text:p>2079</text:p>
          </table:table-cell>
          <table:table-cell table:number-columns-repeated="6"/>
        </table:table-row>
        <table:table-row table:style-name="ro3">
          <table:covered-table-cell table:style-name="ce2"/>
          <table:table-cell office:value-type="float" office:value="120863">
            <text:p>120863</text:p>
          </table:table-cell>
          <table:table-cell office:value-type="string">
            <text:p>ID:16</text:p>
          </table:table-cell>
          <table:table-cell office:value-type="float" office:value="2758">
            <text:p>2758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120863">
            <text:p>120863</text:p>
          </table:table-cell>
          <table:table-cell office:value-type="string">
            <text:p>ID:37</text:p>
          </table:table-cell>
          <table:table-cell office:value-type="float" office:value="1739">
            <text:p>1739</text:p>
          </table:table-cell>
          <table:table-cell table:number-columns-repeated="6"/>
        </table:table-row>
        <table:table-row table:style-name="ro3">
          <table:table-cell table:style-name="ce11" office:value-type="string">
            <text:p>NULL_MAC</text:p>
          </table:table-cell>
          <table:table-cell office:value-type="float" office:value="120946">
            <text:p>120946</text:p>
          </table:table-cell>
          <table:table-cell office:value-type="string">
            <text:p>ID:10</text:p>
          </table:table-cell>
          <table:table-cell office:value-type="float" office:value="3635">
            <text:p>3635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120984">
            <text:p>120984</text:p>
          </table:table-cell>
          <table:table-cell office:value-type="string">
            <text:p>ID:12</text:p>
          </table:table-cell>
          <table:table-cell office:value-type="float" office:value="1619">
            <text:p>1619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121026">
            <text:p>121026</text:p>
          </table:table-cell>
          <table:table-cell office:value-type="string">
            <text:p>ID:29</text:p>
          </table:table-cell>
          <table:table-cell office:value-type="float" office:value="1576">
            <text:p>1576</text:p>
          </table:table-cell>
          <table:table-cell/>
          <table:table-cell table:style-name="ce7"/>
          <table:table-cell table:style-name="ce8" office:value-type="string" table:number-columns-spanned="4" table:number-rows-spanned="1">
            <text:p>Number of Results Received at the Sink</text:p>
          </table:table-cell>
          <table:covered-table-cell table:number-columns-repeated="3" table:style-name="ce7"/>
        </table:table-row>
        <table:table-row table:style-name="ro3">
          <table:table-cell table:style-name="ce2"/>
          <table:table-cell office:value-type="float" office:value="121053">
            <text:p>121053</text:p>
          </table:table-cell>
          <table:table-cell office:value-type="string">
            <text:p>ID:22</text:p>
          </table:table-cell>
          <table:table-cell office:value-type="float" office:value="1715">
            <text:p>1715</text:p>
          </table:table-cell>
          <table:table-cell/>
          <table:table-cell table:style-name="ce8" office:value-type="string">
            <text:p>Network Size</text:p>
          </table:table-cell>
          <table:table-cell table:style-name="ce7" office:value-type="string">
            <text:p>EPOCH-1</text:p>
          </table:table-cell>
          <table:table-cell table:style-name="ce7" office:value-type="string">
            <text:p>EPOCH-2</text:p>
          </table:table-cell>
          <table:table-cell table:style-name="ce7" office:value-type="string">
            <text:p>EPOCH-3</text:p>
          </table:table-cell>
          <table:table-cell table:style-name="ce7" office:value-type="string">
            <text:p>EPOCH-4</text:p>
          </table:table-cell>
        </table:table-row>
        <table:table-row table:style-name="ro3">
          <table:table-cell table:style-name="ce2"/>
          <table:table-cell office:value-type="float" office:value="121079">
            <text:p>121079</text:p>
          </table:table-cell>
          <table:table-cell office:value-type="string">
            <text:p>ID:43</text:p>
          </table:table-cell>
          <table:table-cell office:value-type="float" office:value="1662">
            <text:p>1662</text:p>
          </table:table-cell>
          <table:table-cell/>
          <table:table-cell table:style-name="ce7" office:value-type="float" office:value="15">
            <text:p>15</text:p>
          </table:table-cell>
          <table:table-cell table:number-columns-repeated="3" table:style-name="ce9" office:value-type="float" office:value="15">
            <text:p>15</text:p>
          </table:table-cell>
          <table:table-cell table:style-name="ce9" office:value-type="float" office:value="6">
            <text:p>6</text:p>
          </table:table-cell>
        </table:table-row>
        <table:table-row table:style-name="ro3">
          <table:table-cell table:style-name="ce2"/>
          <table:table-cell office:value-type="float" office:value="121080">
            <text:p>121080</text:p>
          </table:table-cell>
          <table:table-cell office:value-type="string">
            <text:p>ID:26</text:p>
          </table:table-cell>
          <table:table-cell office:value-type="float" office:value="1113">
            <text:p>1113</text:p>
          </table:table-cell>
          <table:table-cell/>
          <table:table-cell table:style-name="ce7" office:value-type="float" office:value="30">
            <text:p>30</text:p>
          </table:table-cell>
          <table:table-cell table:style-name="ce9" office:value-type="float" office:value="21">
            <text:p>21</text:p>
          </table:table-cell>
          <table:table-cell table:number-columns-repeated="2" table:style-name="ce9" office:value-type="float" office:value="19">
            <text:p>19</text:p>
          </table:table-cell>
          <table:table-cell table:style-name="ce9" office:value-type="float" office:value="20">
            <text:p>20</text:p>
          </table:table-cell>
        </table:table-row>
        <table:table-row table:style-name="ro3">
          <table:table-cell table:style-name="ce2"/>
          <table:table-cell office:value-type="float" office:value="121098">
            <text:p>121098</text:p>
          </table:table-cell>
          <table:table-cell office:value-type="string">
            <text:p>ID:9</text:p>
          </table:table-cell>
          <table:table-cell office:value-type="float" office:value="3746">
            <text:p>3746</text:p>
          </table:table-cell>
          <table:table-cell/>
          <table:table-cell table:style-name="ce7" office:value-type="float" office:value="45">
            <text:p>45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11">
            <text:p>11</text:p>
          </table:table-cell>
        </table:table-row>
        <table:table-row table:style-name="ro3">
          <table:table-cell table:style-name="ce2"/>
          <table:table-cell office:value-type="float" office:value="121105">
            <text:p>121105</text:p>
          </table:table-cell>
          <table:table-cell office:value-type="string">
            <text:p>ID:5</text:p>
          </table:table-cell>
          <table:table-cell office:value-type="float" office:value="2270">
            <text:p>2270</text:p>
          </table:table-cell>
          <table:table-cell/>
          <table:table-cell table:style-name="ce7" office:value-type="float" office:value="60">
            <text:p>60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4">
            <text:p>4</text:p>
          </table:table-cell>
        </table:table-row>
        <table:table-row table:style-name="ro3">
          <table:table-cell table:style-name="ce2"/>
          <table:table-cell office:value-type="float" office:value="121109">
            <text:p>121109</text:p>
          </table:table-cell>
          <table:table-cell office:value-type="string">
            <text:p>ID:42</text:p>
          </table:table-cell>
          <table:table-cell office:value-type="float" office:value="1735">
            <text:p>1735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121109">
            <text:p>121109</text:p>
          </table:table-cell>
          <table:table-cell office:value-type="string">
            <text:p>ID:19</text:p>
          </table:table-cell>
          <table:table-cell office:value-type="float" office:value="2276">
            <text:p>2276</text:p>
          </table:table-cell>
          <table:table-cell/>
          <table:table-cell table:style-name="ce7"/>
          <table:table-cell table:style-name="ce8" office:value-type="string" table:number-columns-spanned="4" table:number-rows-spanned="1">
            <text:p>% Received Results at the Sink</text:p>
          </table:table-cell>
          <table:covered-table-cell table:number-columns-repeated="3" table:style-name="ce7"/>
        </table:table-row>
        <table:table-row table:style-name="ro3">
          <table:table-cell table:style-name="ce2"/>
          <table:table-cell office:value-type="float" office:value="121177">
            <text:p>121177</text:p>
          </table:table-cell>
          <table:table-cell office:value-type="string">
            <text:p>ID:38</text:p>
          </table:table-cell>
          <table:table-cell office:value-type="float" office:value="1579">
            <text:p>1579</text:p>
          </table:table-cell>
          <table:table-cell/>
          <table:table-cell table:style-name="ce8" office:value-type="string">
            <text:p>Network Size</text:p>
          </table:table-cell>
          <table:table-cell table:style-name="ce7" office:value-type="string">
            <text:p>EPOCH-1</text:p>
          </table:table-cell>
          <table:table-cell table:style-name="ce7" office:value-type="string">
            <text:p>EPOCH-2</text:p>
          </table:table-cell>
          <table:table-cell table:style-name="ce7" office:value-type="string">
            <text:p>EPOCH-3</text:p>
          </table:table-cell>
          <table:table-cell table:style-name="ce7" office:value-type="string">
            <text:p>EPOCH-4</text:p>
          </table:table-cell>
        </table:table-row>
        <table:table-row table:style-name="ro3">
          <table:table-cell table:style-name="ce2"/>
          <table:table-cell office:value-type="float" office:value="121199">
            <text:p>121199</text:p>
          </table:table-cell>
          <table:table-cell office:value-type="string">
            <text:p>ID:17</text:p>
          </table:table-cell>
          <table:table-cell office:value-type="float" office:value="2759">
            <text:p>2759</text:p>
          </table:table-cell>
          <table:table-cell/>
          <table:table-cell table:style-name="ce7" office:value-type="float" office:value="15">
            <text:p>15</text:p>
          </table:table-cell>
          <table:table-cell table:style-name="ce9" table:formula="of:=[.G34]/15*100" office:value-type="float" office:value="100">
            <text:p>100</text:p>
          </table:table-cell>
          <table:table-cell table:style-name="ce9" table:formula="of:=[.H34]/15*100" office:value-type="float" office:value="100">
            <text:p>100</text:p>
          </table:table-cell>
          <table:table-cell table:style-name="ce9" table:formula="of:=[.I34]/15*100" office:value-type="float" office:value="100">
            <text:p>100</text:p>
          </table:table-cell>
          <table:table-cell table:style-name="ce9" table:formula="of:=[.J34]/15*100" office:value-type="float" office:value="40">
            <text:p>40</text:p>
          </table:table-cell>
        </table:table-row>
        <table:table-row table:style-name="ro3">
          <table:table-cell table:style-name="ce2"/>
          <table:table-cell office:value-type="float" office:value="121271">
            <text:p>121271</text:p>
          </table:table-cell>
          <table:table-cell office:value-type="string">
            <text:p>ID:36</text:p>
          </table:table-cell>
          <table:table-cell office:value-type="float" office:value="1758">
            <text:p>1758</text:p>
          </table:table-cell>
          <table:table-cell/>
          <table:table-cell table:style-name="ce7" office:value-type="float" office:value="30">
            <text:p>30</text:p>
          </table:table-cell>
          <table:table-cell table:style-name="ce9" table:formula="of:=[.G35]/25*100" office:value-type="float" office:value="84">
            <text:p>84</text:p>
          </table:table-cell>
          <table:table-cell table:style-name="ce9" table:formula="of:=[.H35]/25*100" office:value-type="float" office:value="76">
            <text:p>76</text:p>
          </table:table-cell>
          <table:table-cell table:style-name="ce9" table:formula="of:=[.I35]/25*100" office:value-type="float" office:value="76">
            <text:p>76</text:p>
          </table:table-cell>
          <table:table-cell table:style-name="ce9" table:formula="of:=[.J35]/25*100" office:value-type="float" office:value="80">
            <text:p>80</text:p>
          </table:table-cell>
        </table:table-row>
        <table:table-row table:style-name="ro3">
          <table:table-cell table:style-name="ce2"/>
          <table:table-cell office:value-type="float" office:value="121274">
            <text:p>121274</text:p>
          </table:table-cell>
          <table:table-cell office:value-type="string">
            <text:p>ID:13</text:p>
          </table:table-cell>
          <table:table-cell office:value-type="float" office:value="2789">
            <text:p>2789</text:p>
          </table:table-cell>
          <table:table-cell/>
          <table:table-cell table:style-name="ce7" office:value-type="float" office:value="45">
            <text:p>45</text:p>
          </table:table-cell>
          <table:table-cell table:style-name="ce9" table:formula="of:=[.G36]/25*100" office:value-type="float" office:value="56">
            <text:p>56</text:p>
          </table:table-cell>
          <table:table-cell table:style-name="ce9" table:formula="of:=[.H36]/25*100" office:value-type="float" office:value="52">
            <text:p>52</text:p>
          </table:table-cell>
          <table:table-cell table:style-name="ce9" table:formula="of:=[.I36]/25*100" office:value-type="float" office:value="64">
            <text:p>64</text:p>
          </table:table-cell>
          <table:table-cell table:style-name="ce9" table:formula="of:=[.J36]/25*100" office:value-type="float" office:value="44">
            <text:p>44</text:p>
          </table:table-cell>
        </table:table-row>
        <table:table-row table:style-name="ro3">
          <table:table-cell table:style-name="ce2"/>
          <table:table-cell office:value-type="float" office:value="121290">
            <text:p>121290</text:p>
          </table:table-cell>
          <table:table-cell office:value-type="string">
            <text:p>ID:3</text:p>
          </table:table-cell>
          <table:table-cell office:value-type="float" office:value="1160">
            <text:p>1160</text:p>
          </table:table-cell>
          <table:table-cell/>
          <table:table-cell table:style-name="ce7" office:value-type="float" office:value="60">
            <text:p>60</text:p>
          </table:table-cell>
          <table:table-cell table:style-name="ce9" table:formula="of:=[.G37]/25*100" office:value-type="float" office:value="76">
            <text:p>76</text:p>
          </table:table-cell>
          <table:table-cell table:style-name="ce9" table:formula="of:=[.H37]/25*100" office:value-type="float" office:value="56">
            <text:p>56</text:p>
          </table:table-cell>
          <table:table-cell table:style-name="ce9" table:formula="of:=[.I37]/25*100" office:value-type="float" office:value="40">
            <text:p>40</text:p>
          </table:table-cell>
          <table:table-cell table:style-name="ce9" table:formula="of:=[.J37]/25*100" office:value-type="float" office:value="16">
            <text:p>16</text:p>
          </table:table-cell>
        </table:table-row>
        <table:table-row table:style-name="ro3">
          <table:table-cell table:style-name="ce2"/>
          <table:table-cell office:value-type="float" office:value="121296">
            <text:p>121296</text:p>
          </table:table-cell>
          <table:table-cell office:value-type="string">
            <text:p>ID:21</text:p>
          </table:table-cell>
          <table:table-cell office:value-type="float" office:value="1330">
            <text:p>1330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121335">
            <text:p>121335</text:p>
          </table:table-cell>
          <table:table-cell office:value-type="string">
            <text:p>ID:23</text:p>
          </table:table-cell>
          <table:table-cell office:value-type="float" office:value="1189">
            <text:p>1189</text:p>
          </table:table-cell>
          <table:table-cell/>
          <table:table-cell>
            <draw:frame table:end-cell-address="AGGREGATE_Q.K62" table:end-x="0.3677in" table:end-y="0.0504in" draw:z-index="1" draw:style-name="gr1" svg:width="4.5913in" svg:height="2.752in" svg:x="0.2217in" svg:y="0.1323in">
              <draw:object draw:notify-on-update-of-ranges="AGGREGATE_Q.G40:AGGREGATE_Q.J40 AGGREGATE_Q.F41:AGGREGATE_Q.F41 AGGREGATE_Q.G41:AGGREGATE_Q.J41 AGGREGATE_Q.F42:AGGREGATE_Q.F42 AGGREGATE_Q.G42:AGGREGATE_Q.J42 AGGREGATE_Q.F43:AGGREGATE_Q.F43 AGGREGATE_Q.G43:AGGREGATE_Q.J43 AGGREGATE_Q.F44:AGGREGATE_Q.F44 AGGREGATE_Q.G44:AGGREGATE_Q.J4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4"/>
        </table:table-row>
        <table:table-row table:style-name="ro3">
          <table:table-cell table:style-name="ce2"/>
          <table:table-cell office:value-type="float" office:value="121367">
            <text:p>121367</text:p>
          </table:table-cell>
          <table:table-cell office:value-type="string">
            <text:p>ID:32</text:p>
          </table:table-cell>
          <table:table-cell office:value-type="float" office:value="1785">
            <text:p>1785</text:p>
          </table:table-cell>
          <table:table-cell table:number-columns-repeated="6"/>
        </table:table-row>
        <table:table-row table:style-name="ro3">
          <table:table-cell table:style-name="ce2"/>
          <table:table-cell table:number-columns-repeated="2"/>
          <table:table-cell table:formula="of:=SUM([.D3:.D47])/45" office:value-type="float" office:value="1924.62222222222">
            <text:p>1924.62</text:p>
          </table:table-cell>
          <table:table-cell table:number-columns-repeated="6"/>
        </table:table-row>
        <table:table-row table:style-name="ro3">
          <table:table-cell table:style-name="ce2"/>
          <table:table-cell table:number-columns-repeated="9"/>
        </table:table-row>
        <table:table-row table:style-name="ro3">
          <table:table-cell table:style-name="ce2"/>
          <table:table-cell office:value-type="float" office:value="244584">
            <text:p>244584</text:p>
          </table:table-cell>
          <table:table-cell office:value-type="string">
            <text:p>ID:1</text:p>
          </table:table-cell>
          <table:table-cell office:value-type="string">
            <text:p>| 14 | 9 | 2 | 0 | 1492 | 13 |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0416">
            <text:p>240416</text:p>
          </table:table-cell>
          <table:table-cell office:value-type="string">
            <text:p>ID:39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0416">
            <text:p>240416</text:p>
          </table:table-cell>
          <table:table-cell office:value-type="string">
            <text:p>ID:34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0425">
            <text:p>240425</text:p>
          </table:table-cell>
          <table:table-cell office:value-type="string">
            <text:p>ID:24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0462">
            <text:p>240462</text:p>
          </table:table-cell>
          <table:table-cell office:value-type="string">
            <text:p>ID:8</text:p>
          </table:table-cell>
          <table:table-cell office:value-type="float" office:value="2908">
            <text:p>2908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0531">
            <text:p>240531</text:p>
          </table:table-cell>
          <table:table-cell office:value-type="string">
            <text:p>ID:28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0580">
            <text:p>240580</text:p>
          </table:table-cell>
          <table:table-cell office:value-type="string">
            <text:p>ID:11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0593">
            <text:p>240593</text:p>
          </table:table-cell>
          <table:table-cell office:value-type="string">
            <text:p>ID:31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0603">
            <text:p>240603</text:p>
          </table:table-cell>
          <table:table-cell office:value-type="string">
            <text:p>ID:3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0607">
            <text:p>240607</text:p>
          </table:table-cell>
          <table:table-cell office:value-type="string">
            <text:p>ID:44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0607">
            <text:p>240607</text:p>
          </table:table-cell>
          <table:table-cell office:value-type="string">
            <text:p>ID:45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0626">
            <text:p>240626</text:p>
          </table:table-cell>
          <table:table-cell office:value-type="string">
            <text:p>ID:2</text:p>
          </table:table-cell>
          <table:table-cell office:value-type="float" office:value="2429">
            <text:p>2429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0634">
            <text:p>240634</text:p>
          </table:table-cell>
          <table:table-cell office:value-type="string">
            <text:p>ID:30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0640">
            <text:p>240640</text:p>
          </table:table-cell>
          <table:table-cell office:value-type="string">
            <text:p>ID:6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0716">
            <text:p>240716</text:p>
          </table:table-cell>
          <table:table-cell office:value-type="string">
            <text:p>ID:18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0738">
            <text:p>240738</text:p>
          </table:table-cell>
          <table:table-cell office:value-type="string">
            <text:p>ID:4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0745">
            <text:p>240745</text:p>
          </table:table-cell>
          <table:table-cell office:value-type="string">
            <text:p>ID:33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0772">
            <text:p>240772</text:p>
          </table:table-cell>
          <table:table-cell office:value-type="string">
            <text:p>ID:1</text:p>
          </table:table-cell>
          <table:table-cell office:value-type="float" office:value="3388">
            <text:p>3388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0775">
            <text:p>240775</text:p>
          </table:table-cell>
          <table:table-cell office:value-type="string">
            <text:p>ID:27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0778">
            <text:p>240778</text:p>
          </table:table-cell>
          <table:table-cell office:value-type="string">
            <text:p>ID:41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0791">
            <text:p>240791</text:p>
          </table:table-cell>
          <table:table-cell office:value-type="string">
            <text:p>ID:7</text:p>
          </table:table-cell>
          <table:table-cell office:value-type="float" office:value="1949">
            <text:p>1949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0802">
            <text:p>240802</text:p>
          </table:table-cell>
          <table:table-cell office:value-type="string">
            <text:p>ID:40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0840">
            <text:p>240840</text:p>
          </table:table-cell>
          <table:table-cell office:value-type="string">
            <text:p>ID:14</text:p>
          </table:table-cell>
          <table:table-cell office:value-type="float" office:value="2428">
            <text:p>2428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0852">
            <text:p>240852</text:p>
          </table:table-cell>
          <table:table-cell office:value-type="string">
            <text:p>ID:15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0857">
            <text:p>240857</text:p>
          </table:table-cell>
          <table:table-cell office:value-type="string">
            <text:p>ID:2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0862">
            <text:p>240862</text:p>
          </table:table-cell>
          <table:table-cell office:value-type="string">
            <text:p>ID:20</text:p>
          </table:table-cell>
          <table:table-cell office:value-type="float" office:value="988">
            <text:p>988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0863">
            <text:p>240863</text:p>
          </table:table-cell>
          <table:table-cell office:value-type="string">
            <text:p>ID:16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0863">
            <text:p>240863</text:p>
          </table:table-cell>
          <table:table-cell office:value-type="string">
            <text:p>ID:37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0946">
            <text:p>240946</text:p>
          </table:table-cell>
          <table:table-cell office:value-type="string">
            <text:p>ID:10</text:p>
          </table:table-cell>
          <table:table-cell office:value-type="float" office:value="2428">
            <text:p>2428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0984">
            <text:p>240984</text:p>
          </table:table-cell>
          <table:table-cell office:value-type="string">
            <text:p>ID:12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1027">
            <text:p>241027</text:p>
          </table:table-cell>
          <table:table-cell office:value-type="string">
            <text:p>ID:29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1053">
            <text:p>241053</text:p>
          </table:table-cell>
          <table:table-cell office:value-type="string">
            <text:p>ID:22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1079">
            <text:p>241079</text:p>
          </table:table-cell>
          <table:table-cell office:value-type="string">
            <text:p>ID:43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 table:style-name="ce2"/>
          <table:table-cell office:value-type="float" office:value="241080">
            <text:p>241080</text:p>
          </table:table-cell>
          <table:table-cell office:value-type="string">
            <text:p>ID:26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098">
            <text:p>241098</text:p>
          </table:table-cell>
          <table:table-cell office:value-type="string">
            <text:p>ID:9</text:p>
          </table:table-cell>
          <table:table-cell office:value-type="float" office:value="1949">
            <text:p>1949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05">
            <text:p>241105</text:p>
          </table:table-cell>
          <table:table-cell office:value-type="string">
            <text:p>ID: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09">
            <text:p>241109</text:p>
          </table:table-cell>
          <table:table-cell office:value-type="string">
            <text:p>ID:42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09">
            <text:p>241109</text:p>
          </table:table-cell>
          <table:table-cell office:value-type="string">
            <text:p>ID:19</text:p>
          </table:table-cell>
          <table:table-cell office:value-type="float" office:value="2908">
            <text:p>290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77">
            <text:p>241177</text:p>
          </table:table-cell>
          <table:table-cell office:value-type="string">
            <text:p>ID:38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99">
            <text:p>241199</text:p>
          </table:table-cell>
          <table:table-cell office:value-type="string">
            <text:p>ID:17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271">
            <text:p>241271</text:p>
          </table:table-cell>
          <table:table-cell office:value-type="string">
            <text:p>ID:36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274">
            <text:p>241274</text:p>
          </table:table-cell>
          <table:table-cell office:value-type="string">
            <text:p>ID:13</text:p>
          </table:table-cell>
          <table:table-cell office:value-type="float" office:value="2909">
            <text:p>2909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289">
            <text:p>241289</text:p>
          </table:table-cell>
          <table:table-cell office:value-type="string">
            <text:p>ID:3</text:p>
          </table:table-cell>
          <table:table-cell office:value-type="float" office:value="2428">
            <text:p>242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296">
            <text:p>241296</text:p>
          </table:table-cell>
          <table:table-cell office:value-type="string">
            <text:p>ID:21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335">
            <text:p>241335</text:p>
          </table:table-cell>
          <table:table-cell office:value-type="string">
            <text:p>ID:23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367">
            <text:p>241367</text:p>
          </table:table-cell>
          <table:table-cell office:value-type="string">
            <text:p>ID:32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 table:number-columns-repeated="3"/>
          <table:table-cell table:formula="of:=SUM([.D51:.D95])/45" office:value-type="float" office:value="1691.37777777778">
            <text:p>1691.38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/>
          <table:table-cell office:value-type="float" office:value="356156">
            <text:p>356156</text:p>
          </table:table-cell>
          <table:table-cell office:value-type="string">
            <text:p>ID:1</text:p>
          </table:table-cell>
          <table:table-cell office:value-type="string">
            <text:p>| 14 | 9 | 3 | 0 | 1704 | 16 |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416">
            <text:p>360416</text:p>
          </table:table-cell>
          <table:table-cell office:value-type="string">
            <text:p>ID:39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417">
            <text:p>360417</text:p>
          </table:table-cell>
          <table:table-cell office:value-type="string">
            <text:p>ID:34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425">
            <text:p>360425</text:p>
          </table:table-cell>
          <table:table-cell office:value-type="string">
            <text:p>ID:24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462">
            <text:p>360462</text:p>
          </table:table-cell>
          <table:table-cell office:value-type="string">
            <text:p>ID:8</text:p>
          </table:table-cell>
          <table:table-cell office:value-type="float" office:value="2430">
            <text:p>2430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531">
            <text:p>360531</text:p>
          </table:table-cell>
          <table:table-cell office:value-type="string">
            <text:p>ID:28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580">
            <text:p>360580</text:p>
          </table:table-cell>
          <table:table-cell office:value-type="string">
            <text:p>ID:11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593">
            <text:p>360593</text:p>
          </table:table-cell>
          <table:table-cell office:value-type="string">
            <text:p>ID:31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03">
            <text:p>360603</text:p>
          </table:table-cell>
          <table:table-cell office:value-type="string">
            <text:p>ID:35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07">
            <text:p>360607</text:p>
          </table:table-cell>
          <table:table-cell office:value-type="string">
            <text:p>ID:44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07">
            <text:p>360607</text:p>
          </table:table-cell>
          <table:table-cell office:value-type="string">
            <text:p>ID:45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26">
            <text:p>360626</text:p>
          </table:table-cell>
          <table:table-cell office:value-type="string">
            <text:p>ID:2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34">
            <text:p>360634</text:p>
          </table:table-cell>
          <table:table-cell office:value-type="string">
            <text:p>ID:30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40">
            <text:p>360640</text:p>
          </table:table-cell>
          <table:table-cell office:value-type="string">
            <text:p>ID:6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16">
            <text:p>360716</text:p>
          </table:table-cell>
          <table:table-cell office:value-type="string">
            <text:p>ID:18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38">
            <text:p>360738</text:p>
          </table:table-cell>
          <table:table-cell office:value-type="string">
            <text:p>ID:4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45">
            <text:p>360745</text:p>
          </table:table-cell>
          <table:table-cell office:value-type="string">
            <text:p>ID:33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72">
            <text:p>360772</text:p>
          </table:table-cell>
          <table:table-cell office:value-type="string">
            <text:p>ID:1</text:p>
          </table:table-cell>
          <table:table-cell office:value-type="float" office:value="3870">
            <text:p>3870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75">
            <text:p>360775</text:p>
          </table:table-cell>
          <table:table-cell office:value-type="string">
            <text:p>ID:27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78">
            <text:p>360778</text:p>
          </table:table-cell>
          <table:table-cell office:value-type="string">
            <text:p>ID:41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91">
            <text:p>360791</text:p>
          </table:table-cell>
          <table:table-cell office:value-type="string">
            <text:p>ID:7</text:p>
          </table:table-cell>
          <table:table-cell office:value-type="float" office:value="3389">
            <text:p>3389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02">
            <text:p>360802</text:p>
          </table:table-cell>
          <table:table-cell office:value-type="string">
            <text:p>ID:40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40">
            <text:p>360840</text:p>
          </table:table-cell>
          <table:table-cell office:value-type="string">
            <text:p>ID:14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53">
            <text:p>360853</text:p>
          </table:table-cell>
          <table:table-cell office:value-type="string">
            <text:p>ID:15</text:p>
          </table:table-cell>
          <table:table-cell office:value-type="float" office:value="1950">
            <text:p>1950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57">
            <text:p>360857</text:p>
          </table:table-cell>
          <table:table-cell office:value-type="string">
            <text:p>ID:25</text:p>
          </table:table-cell>
          <table:table-cell office:value-type="float" office:value="2907">
            <text:p>290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62">
            <text:p>360862</text:p>
          </table:table-cell>
          <table:table-cell office:value-type="string">
            <text:p>ID:20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63">
            <text:p>360863</text:p>
          </table:table-cell>
          <table:table-cell office:value-type="string">
            <text:p>ID:16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63">
            <text:p>360863</text:p>
          </table:table-cell>
          <table:table-cell office:value-type="string">
            <text:p>ID:37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946">
            <text:p>360946</text:p>
          </table:table-cell>
          <table:table-cell office:value-type="string">
            <text:p>ID:10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984">
            <text:p>360984</text:p>
          </table:table-cell>
          <table:table-cell office:value-type="string">
            <text:p>ID:12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26">
            <text:p>361026</text:p>
          </table:table-cell>
          <table:table-cell office:value-type="string">
            <text:p>ID:29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53">
            <text:p>361053</text:p>
          </table:table-cell>
          <table:table-cell office:value-type="string">
            <text:p>ID:22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79">
            <text:p>361079</text:p>
          </table:table-cell>
          <table:table-cell office:value-type="string">
            <text:p>ID:43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80">
            <text:p>361080</text:p>
          </table:table-cell>
          <table:table-cell office:value-type="string">
            <text:p>ID:26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98">
            <text:p>361098</text:p>
          </table:table-cell>
          <table:table-cell office:value-type="string">
            <text:p>ID:9</text:p>
          </table:table-cell>
          <table:table-cell office:value-type="float" office:value="2428">
            <text:p>242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05">
            <text:p>361105</text:p>
          </table:table-cell>
          <table:table-cell office:value-type="string">
            <text:p>ID: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09">
            <text:p>361109</text:p>
          </table:table-cell>
          <table:table-cell office:value-type="string">
            <text:p>ID:42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09">
            <text:p>361109</text:p>
          </table:table-cell>
          <table:table-cell office:value-type="string">
            <text:p>ID:19</text:p>
          </table:table-cell>
          <table:table-cell office:value-type="float" office:value="3868">
            <text:p>38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78">
            <text:p>361178</text:p>
          </table:table-cell>
          <table:table-cell office:value-type="string">
            <text:p>ID:38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99">
            <text:p>361199</text:p>
          </table:table-cell>
          <table:table-cell office:value-type="string">
            <text:p>ID:17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271">
            <text:p>361271</text:p>
          </table:table-cell>
          <table:table-cell office:value-type="string">
            <text:p>ID:36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274">
            <text:p>361274</text:p>
          </table:table-cell>
          <table:table-cell office:value-type="string">
            <text:p>ID:13</text:p>
          </table:table-cell>
          <table:table-cell office:value-type="float" office:value="2909">
            <text:p>2909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289">
            <text:p>361289</text:p>
          </table:table-cell>
          <table:table-cell office:value-type="string">
            <text:p>ID:3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296">
            <text:p>361296</text:p>
          </table:table-cell>
          <table:table-cell office:value-type="string">
            <text:p>ID:21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335">
            <text:p>361335</text:p>
          </table:table-cell>
          <table:table-cell office:value-type="string">
            <text:p>ID:23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367">
            <text:p>361367</text:p>
          </table:table-cell>
          <table:table-cell office:value-type="string">
            <text:p>ID:32</text:p>
          </table:table-cell>
          <table:table-cell office:value-type="float" office:value="2907">
            <text:p>2907</text:p>
          </table:table-cell>
          <table:table-cell table:number-columns-repeated="6"/>
        </table:table-row>
        <table:table-row table:style-name="ro3">
          <table:table-cell table:number-columns-repeated="3"/>
          <table:table-cell table:formula="of:=SUM([.D99:.D143])/45" office:value-type="float" office:value="2011.53333333333">
            <text:p>2011.53</text:p>
          </table:table-cell>
          <table:table-cell table:number-columns-repeated="6"/>
        </table:table-row>
        <table:table-row table:style-name="ro3" table:number-rows-repeated="2">
          <table:table-cell table:number-columns-repeated="10"/>
        </table:table-row>
        <table:table-row table:style-name="ro3">
          <table:table-cell/>
          <table:table-cell office:value-type="float" office:value="484679">
            <text:p>484679</text:p>
          </table:table-cell>
          <table:table-cell office:value-type="string">
            <text:p>ID:1</text:p>
          </table:table-cell>
          <table:table-cell office:value-type="string">
            <text:p>| 7 | 9 | 4 | 0 | 1158 | 11 |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416">
            <text:p>480416</text:p>
          </table:table-cell>
          <table:table-cell office:value-type="string">
            <text:p>ID:39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417">
            <text:p>480417</text:p>
          </table:table-cell>
          <table:table-cell office:value-type="string">
            <text:p>ID:34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427">
            <text:p>480427</text:p>
          </table:table-cell>
          <table:table-cell office:value-type="string">
            <text:p>ID:24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462">
            <text:p>480462</text:p>
          </table:table-cell>
          <table:table-cell office:value-type="string">
            <text:p>ID:8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531">
            <text:p>480531</text:p>
          </table:table-cell>
          <table:table-cell office:value-type="string">
            <text:p>ID:28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580">
            <text:p>480580</text:p>
          </table:table-cell>
          <table:table-cell office:value-type="string">
            <text:p>ID:11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596">
            <text:p>480596</text:p>
          </table:table-cell>
          <table:table-cell office:value-type="string">
            <text:p>ID:31</text:p>
          </table:table-cell>
          <table:table-cell office:value-type="float" office:value="2907">
            <text:p>290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03">
            <text:p>480603</text:p>
          </table:table-cell>
          <table:table-cell office:value-type="string">
            <text:p>ID:35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07">
            <text:p>480607</text:p>
          </table:table-cell>
          <table:table-cell office:value-type="string">
            <text:p>ID:44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07">
            <text:p>480607</text:p>
          </table:table-cell>
          <table:table-cell office:value-type="string">
            <text:p>ID:4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26">
            <text:p>480626</text:p>
          </table:table-cell>
          <table:table-cell office:value-type="string">
            <text:p>ID:2</text:p>
          </table:table-cell>
          <table:table-cell office:value-type="float" office:value="2909">
            <text:p>2909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34">
            <text:p>480634</text:p>
          </table:table-cell>
          <table:table-cell office:value-type="string">
            <text:p>ID:30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40">
            <text:p>480640</text:p>
          </table:table-cell>
          <table:table-cell office:value-type="string">
            <text:p>ID:6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16">
            <text:p>480716</text:p>
          </table:table-cell>
          <table:table-cell office:value-type="string">
            <text:p>ID:18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38">
            <text:p>480738</text:p>
          </table:table-cell>
          <table:table-cell office:value-type="string">
            <text:p>ID:4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45">
            <text:p>480745</text:p>
          </table:table-cell>
          <table:table-cell office:value-type="string">
            <text:p>ID:33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72">
            <text:p>480772</text:p>
          </table:table-cell>
          <table:table-cell office:value-type="string">
            <text:p>ID:1</text:p>
          </table:table-cell>
          <table:table-cell office:value-type="float" office:value="2908">
            <text:p>290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75">
            <text:p>480775</text:p>
          </table:table-cell>
          <table:table-cell office:value-type="string">
            <text:p>ID:27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79">
            <text:p>480779</text:p>
          </table:table-cell>
          <table:table-cell office:value-type="string">
            <text:p>ID:41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91">
            <text:p>480791</text:p>
          </table:table-cell>
          <table:table-cell office:value-type="string">
            <text:p>ID:7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float" office:value="480802">
            <text:p>480802</text:p>
          </table:table-cell>
          <table:table-cell office:value-type="string">
            <text:p>ID:40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40">
            <text:p>480840</text:p>
          </table:table-cell>
          <table:table-cell office:value-type="string">
            <text:p>ID:14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52">
            <text:p>480852</text:p>
          </table:table-cell>
          <table:table-cell office:value-type="string">
            <text:p>ID:15</text:p>
          </table:table-cell>
          <table:table-cell office:value-type="float" office:value="2908">
            <text:p>290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57">
            <text:p>480857</text:p>
          </table:table-cell>
          <table:table-cell office:value-type="string">
            <text:p>ID:25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62">
            <text:p>480862</text:p>
          </table:table-cell>
          <table:table-cell office:value-type="string">
            <text:p>ID:20</text:p>
          </table:table-cell>
          <table:table-cell office:value-type="float" office:value="2908">
            <text:p>290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63">
            <text:p>480863</text:p>
          </table:table-cell>
          <table:table-cell office:value-type="string">
            <text:p>ID:16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65">
            <text:p>480865</text:p>
          </table:table-cell>
          <table:table-cell office:value-type="string">
            <text:p>ID:37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946">
            <text:p>480946</text:p>
          </table:table-cell>
          <table:table-cell office:value-type="string">
            <text:p>ID:10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984">
            <text:p>480984</text:p>
          </table:table-cell>
          <table:table-cell office:value-type="string">
            <text:p>ID:12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28">
            <text:p>481028</text:p>
          </table:table-cell>
          <table:table-cell office:value-type="string">
            <text:p>ID:29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52">
            <text:p>481052</text:p>
          </table:table-cell>
          <table:table-cell office:value-type="string">
            <text:p>ID:22</text:p>
          </table:table-cell>
          <table:table-cell office:value-type="float" office:value="988">
            <text:p>9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80">
            <text:p>481080</text:p>
          </table:table-cell>
          <table:table-cell office:value-type="string">
            <text:p>ID:26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80">
            <text:p>481080</text:p>
          </table:table-cell>
          <table:table-cell office:value-type="string">
            <text:p>ID:43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98">
            <text:p>481098</text:p>
          </table:table-cell>
          <table:table-cell office:value-type="string">
            <text:p>ID:9</text:p>
          </table:table-cell>
          <table:table-cell office:value-type="float" office:value="2431">
            <text:p>2431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05">
            <text:p>481105</text:p>
          </table:table-cell>
          <table:table-cell office:value-type="string">
            <text:p>ID: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09">
            <text:p>481109</text:p>
          </table:table-cell>
          <table:table-cell office:value-type="string">
            <text:p>ID:42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09">
            <text:p>481109</text:p>
          </table:table-cell>
          <table:table-cell office:value-type="string">
            <text:p>ID:19</text:p>
          </table:table-cell>
          <table:table-cell office:value-type="float" office:value="2428">
            <text:p>242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79">
            <text:p>481179</text:p>
          </table:table-cell>
          <table:table-cell office:value-type="string">
            <text:p>ID:38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99">
            <text:p>481199</text:p>
          </table:table-cell>
          <table:table-cell office:value-type="string">
            <text:p>ID:17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271">
            <text:p>481271</text:p>
          </table:table-cell>
          <table:table-cell office:value-type="string">
            <text:p>ID:36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274">
            <text:p>481274</text:p>
          </table:table-cell>
          <table:table-cell office:value-type="string">
            <text:p>ID:13</text:p>
          </table:table-cell>
          <table:table-cell office:value-type="float" office:value="1469">
            <text:p>1469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289">
            <text:p>481289</text:p>
          </table:table-cell>
          <table:table-cell office:value-type="string">
            <text:p>ID:3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296">
            <text:p>481296</text:p>
          </table:table-cell>
          <table:table-cell office:value-type="string">
            <text:p>ID:21</text:p>
          </table:table-cell>
          <table:table-cell office:value-type="float" office:value="2428">
            <text:p>242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335">
            <text:p>481335</text:p>
          </table:table-cell>
          <table:table-cell office:value-type="string">
            <text:p>ID:23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367">
            <text:p>481367</text:p>
          </table:table-cell>
          <table:table-cell office:value-type="string">
            <text:p>ID:32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table:style-name="Default" table:number-columns-repeated="2"/>
          <table:table-cell table:formula="of:=SUM([.D148:.D192])/45" office:value-type="float" office:value="1819.46666666667">
            <text:p>1819.47</text:p>
          </table:table-cell>
          <table:table-cell table:number-columns-repeated="6"/>
        </table:table-row>
        <table:table-row table:style-name="ro3" table:number-rows-repeated="3">
          <table:table-cell/>
          <table:table-cell table:style-name="Default" table:number-columns-repeated="3"/>
          <table:table-cell table:number-columns-repeated="6"/>
        </table:table-row>
        <table:table-row table:style-name="ro3" table:number-rows-repeated="3">
          <table:table-cell table:number-columns-repeated="10"/>
        </table:table-row>
        <table:table-row table:style-name="ro1">
          <table:table-cell table:style-name="ce1" office:value-type="string">
            <text:p>Network Size 15</text:p>
          </table:table-cell>
          <table:table-cell office:value-type="float" office:value="183122">
            <text:p>183122</text:p>
          </table:table-cell>
          <table:table-cell office:value-type="string">
            <text:p>ID:1</text:p>
          </table:table-cell>
          <table:table-cell office:value-type="string">
            <text:p>| 5 | 9 | 1 | 0 | 1872 | 15 |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462">
            <text:p>120462</text:p>
          </table:table-cell>
          <table:table-cell office:value-type="string">
            <text:p>ID:8</text:p>
          </table:table-cell>
          <table:table-cell office:value-type="float" office:value="1767">
            <text:p>17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580">
            <text:p>120580</text:p>
          </table:table-cell>
          <table:table-cell office:value-type="string">
            <text:p>ID:11</text:p>
          </table:table-cell>
          <table:table-cell office:value-type="float" office:value="637">
            <text:p>637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626">
            <text:p>120626</text:p>
          </table:table-cell>
          <table:table-cell office:value-type="string">
            <text:p>ID:2</text:p>
          </table:table-cell>
          <table:table-cell office:value-type="float" office:value="2763">
            <text:p>2763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640">
            <text:p>120640</text:p>
          </table:table-cell>
          <table:table-cell office:value-type="string">
            <text:p>ID:6</text:p>
          </table:table-cell>
          <table:table-cell office:value-type="float" office:value="2269">
            <text:p>2269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738">
            <text:p>120738</text:p>
          </table:table-cell>
          <table:table-cell office:value-type="string">
            <text:p>ID:4</text:p>
          </table:table-cell>
          <table:table-cell office:value-type="float" office:value="1182">
            <text:p>1182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772">
            <text:p>120772</text:p>
          </table:table-cell>
          <table:table-cell office:value-type="string">
            <text:p>ID:1</text:p>
          </table:table-cell>
          <table:table-cell office:value-type="float" office:value="2787">
            <text:p>27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791">
            <text:p>120791</text:p>
          </table:table-cell>
          <table:table-cell office:value-type="string">
            <text:p>ID:7</text:p>
          </table:table-cell>
          <table:table-cell office:value-type="float" office:value="1736">
            <text:p>1736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840">
            <text:p>120840</text:p>
          </table:table-cell>
          <table:table-cell office:value-type="string">
            <text:p>ID:14</text:p>
          </table:table-cell>
          <table:table-cell office:value-type="float" office:value="1129">
            <text:p>1129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853">
            <text:p>120853</text:p>
          </table:table-cell>
          <table:table-cell office:value-type="string">
            <text:p>ID:15</text:p>
          </table:table-cell>
          <table:table-cell office:value-type="float" office:value="1758">
            <text:p>1758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946">
            <text:p>120946</text:p>
          </table:table-cell>
          <table:table-cell office:value-type="string">
            <text:p>ID:10</text:p>
          </table:table-cell>
          <table:table-cell office:value-type="float" office:value="1295">
            <text:p>1295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984">
            <text:p>120984</text:p>
          </table:table-cell>
          <table:table-cell office:value-type="string">
            <text:p>ID:12</text:p>
          </table:table-cell>
          <table:table-cell office:value-type="float" office:value="1787">
            <text:p>17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098">
            <text:p>121098</text:p>
          </table:table-cell>
          <table:table-cell office:value-type="string">
            <text:p>ID:9</text:p>
          </table:table-cell>
          <table:table-cell office:value-type="float" office:value="796">
            <text:p>796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105">
            <text:p>121105</text:p>
          </table:table-cell>
          <table:table-cell office:value-type="string">
            <text:p>ID:5</text:p>
          </table:table-cell>
          <table:table-cell office:value-type="float" office:value="1290">
            <text:p>129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273">
            <text:p>121273</text:p>
          </table:table-cell>
          <table:table-cell office:value-type="string">
            <text:p>ID:13</text:p>
          </table:table-cell>
          <table:table-cell office:value-type="float" office:value="1298">
            <text:p>1298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289">
            <text:p>121289</text:p>
          </table:table-cell>
          <table:table-cell office:value-type="string">
            <text:p>ID:3</text:p>
          </table:table-cell>
          <table:table-cell office:value-type="float" office:value="1282">
            <text:p>1282</text:p>
          </table:table-cell>
          <table:table-cell table:number-columns-repeated="6"/>
        </table:table-row>
        <table:table-row table:style-name="ro3">
          <table:table-cell table:number-columns-repeated="3"/>
          <table:table-cell table:formula="of:=SUM([.D201:.D215])/15" office:value-type="float" office:value="1585.06666666667">
            <text:p>1585.07</text:p>
          </table:table-cell>
          <table:table-cell table:number-columns-repeated="6"/>
        </table:table-row>
        <table:table-row table:style-name="ro3" table:number-rows-repeated="3">
          <table:table-cell table:number-columns-repeated="10"/>
        </table:table-row>
        <table:table-row table:style-name="ro3">
          <table:table-cell/>
          <table:table-cell office:value-type="float" office:value="310457">
            <text:p>310457</text:p>
          </table:table-cell>
          <table:table-cell office:value-type="string">
            <text:p>ID:1</text:p>
          </table:table-cell>
          <table:table-cell office:value-type="string">
            <text:p>| 4 | 9 | 2 | 0 | 1526 | 15 |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463">
            <text:p>240463</text:p>
          </table:table-cell>
          <table:table-cell office:value-type="string">
            <text:p>ID:8</text:p>
          </table:table-cell>
          <table:table-cell office:value-type="float" office:value="1949">
            <text:p>1949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580">
            <text:p>240580</text:p>
          </table:table-cell>
          <table:table-cell office:value-type="string">
            <text:p>ID:11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26">
            <text:p>240626</text:p>
          </table:table-cell>
          <table:table-cell office:value-type="string">
            <text:p>ID:2</text:p>
          </table:table-cell>
          <table:table-cell office:value-type="float" office:value="2429">
            <text:p>2429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40">
            <text:p>240640</text:p>
          </table:table-cell>
          <table:table-cell office:value-type="string">
            <text:p>ID:6</text:p>
          </table:table-cell>
          <table:table-cell office:value-type="float" office:value="2909">
            <text:p>2909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738">
            <text:p>240738</text:p>
          </table:table-cell>
          <table:table-cell office:value-type="string">
            <text:p>ID:4</text:p>
          </table:table-cell>
          <table:table-cell office:value-type="float" office:value="2907">
            <text:p>290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772">
            <text:p>240772</text:p>
          </table:table-cell>
          <table:table-cell office:value-type="string">
            <text:p>ID:1</text:p>
          </table:table-cell>
          <table:table-cell office:value-type="float" office:value="2909">
            <text:p>2909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791">
            <text:p>240791</text:p>
          </table:table-cell>
          <table:table-cell office:value-type="string">
            <text:p>ID:7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839">
            <text:p>240839</text:p>
          </table:table-cell>
          <table:table-cell office:value-type="string">
            <text:p>ID:14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852">
            <text:p>240852</text:p>
          </table:table-cell>
          <table:table-cell office:value-type="string">
            <text:p>ID:1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946">
            <text:p>240946</text:p>
          </table:table-cell>
          <table:table-cell office:value-type="string">
            <text:p>ID:10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984">
            <text:p>240984</text:p>
          </table:table-cell>
          <table:table-cell office:value-type="string">
            <text:p>ID:12</text:p>
          </table:table-cell>
          <table:table-cell office:value-type="float" office:value="2429">
            <text:p>2429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098">
            <text:p>241098</text:p>
          </table:table-cell>
          <table:table-cell office:value-type="string">
            <text:p>ID:9</text:p>
          </table:table-cell>
          <table:table-cell office:value-type="float" office:value="2908">
            <text:p>290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05">
            <text:p>241105</text:p>
          </table:table-cell>
          <table:table-cell office:value-type="string">
            <text:p>ID:5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273">
            <text:p>241273</text:p>
          </table:table-cell>
          <table:table-cell office:value-type="string">
            <text:p>ID:13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289">
            <text:p>241289</text:p>
          </table:table-cell>
          <table:table-cell office:value-type="string">
            <text:p>ID:3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 table:number-columns-repeated="3"/>
          <table:table-cell table:formula="of:=SUM([.D221:.D235])/15" office:value-type="float" office:value="2043.93333333333">
            <text:p>2043.93</text:p>
          </table:table-cell>
          <table:table-cell table:number-columns-repeated="6"/>
        </table:table-row>
        <table:table-row table:style-name="ro3" table:number-rows-repeated="2">
          <table:table-cell table:number-columns-repeated="10"/>
        </table:table-row>
        <table:table-row table:style-name="ro3">
          <table:table-cell/>
          <table:table-cell office:value-type="float" office:value="427332">
            <text:p>427332</text:p>
          </table:table-cell>
          <table:table-cell office:value-type="string">
            <text:p>ID:1</text:p>
          </table:table-cell>
          <table:table-cell office:value-type="string">
            <text:p>| 7 | 9 | 3 | 0 | 1244 | 15 |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462">
            <text:p>360462</text:p>
          </table:table-cell>
          <table:table-cell office:value-type="string">
            <text:p>ID:8</text:p>
          </table:table-cell>
          <table:table-cell office:value-type="float" office:value="1949">
            <text:p>1949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580">
            <text:p>360580</text:p>
          </table:table-cell>
          <table:table-cell office:value-type="string">
            <text:p>ID:11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26">
            <text:p>360626</text:p>
          </table:table-cell>
          <table:table-cell office:value-type="string">
            <text:p>ID:2</text:p>
          </table:table-cell>
          <table:table-cell office:value-type="float" office:value="4349">
            <text:p>4349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40">
            <text:p>360640</text:p>
          </table:table-cell>
          <table:table-cell office:value-type="string">
            <text:p>ID:6</text:p>
          </table:table-cell>
          <table:table-cell office:value-type="float" office:value="2909">
            <text:p>2909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38">
            <text:p>360738</text:p>
          </table:table-cell>
          <table:table-cell office:value-type="string">
            <text:p>ID:4</text:p>
          </table:table-cell>
          <table:table-cell office:value-type="float" office:value="3388">
            <text:p>33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72">
            <text:p>360772</text:p>
          </table:table-cell>
          <table:table-cell office:value-type="string">
            <text:p>ID:1</text:p>
          </table:table-cell>
          <table:table-cell office:value-type="float" office:value="3869">
            <text:p>3869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91">
            <text:p>360791</text:p>
          </table:table-cell>
          <table:table-cell office:value-type="string">
            <text:p>ID:7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39">
            <text:p>360839</text:p>
          </table:table-cell>
          <table:table-cell office:value-type="string">
            <text:p>ID:14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52">
            <text:p>360852</text:p>
          </table:table-cell>
          <table:table-cell office:value-type="string">
            <text:p>ID:1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946">
            <text:p>360946</text:p>
          </table:table-cell>
          <table:table-cell office:value-type="string">
            <text:p>ID:10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984">
            <text:p>360984</text:p>
          </table:table-cell>
          <table:table-cell office:value-type="string">
            <text:p>ID:12</text:p>
          </table:table-cell>
          <table:table-cell office:value-type="float" office:value="3387">
            <text:p>33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98">
            <text:p>361098</text:p>
          </table:table-cell>
          <table:table-cell office:value-type="string">
            <text:p>ID:9</text:p>
          </table:table-cell>
          <table:table-cell office:value-type="float" office:value="2908">
            <text:p>290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05">
            <text:p>361105</text:p>
          </table:table-cell>
          <table:table-cell office:value-type="string">
            <text:p>ID:5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274">
            <text:p>361274</text:p>
          </table:table-cell>
          <table:table-cell office:value-type="string">
            <text:p>ID:13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289">
            <text:p>361289</text:p>
          </table:table-cell>
          <table:table-cell office:value-type="string">
            <text:p>ID:3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 table:number-columns-repeated="3"/>
          <table:table-cell table:formula="of:=SUM([.D240:.D254])/15" office:value-type="float" office:value="2267.8">
            <text:p>2267.8</text:p>
          </table:table-cell>
          <table:table-cell table:number-columns-repeated="6"/>
        </table:table-row>
        <table:table-row table:style-name="ro3" table:number-rows-repeated="2">
          <table:table-cell table:number-columns-repeated="10"/>
        </table:table-row>
        <table:table-row table:style-name="ro3">
          <table:table-cell/>
          <table:table-cell office:value-type="float" office:value="545966">
            <text:p>545966</text:p>
          </table:table-cell>
          <table:table-cell office:value-type="string">
            <text:p>ID:1</text:p>
          </table:table-cell>
          <table:table-cell office:value-type="string">
            <text:p>| 6 | 9 | 4 | 0 | 722 | 6 |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float" office:value="480462">
            <text:p>480462</text:p>
          </table:table-cell>
          <table:table-cell office:value-type="string">
            <text:p>ID:8</text:p>
          </table:table-cell>
          <table:table-cell office:value-type="float" office:value="990">
            <text:p>990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580">
            <text:p>480580</text:p>
          </table:table-cell>
          <table:table-cell office:value-type="string">
            <text:p>ID:11</text:p>
          </table:table-cell>
          <table:table-cell office:value-type="float" office:value="988">
            <text:p>9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26">
            <text:p>480626</text:p>
          </table:table-cell>
          <table:table-cell office:value-type="string">
            <text:p>ID:2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40">
            <text:p>480640</text:p>
          </table:table-cell>
          <table:table-cell office:value-type="string">
            <text:p>ID:6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38">
            <text:p>480738</text:p>
          </table:table-cell>
          <table:table-cell office:value-type="string">
            <text:p>ID:4</text:p>
          </table:table-cell>
          <table:table-cell office:value-type="float" office:value="1469">
            <text:p>1469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72">
            <text:p>480772</text:p>
          </table:table-cell>
          <table:table-cell office:value-type="string">
            <text:p>ID:1</text:p>
          </table:table-cell>
          <table:table-cell office:value-type="float" office:value="1469">
            <text:p>1469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91">
            <text:p>480791</text:p>
          </table:table-cell>
          <table:table-cell office:value-type="string">
            <text:p>ID:7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39">
            <text:p>480839</text:p>
          </table:table-cell>
          <table:table-cell office:value-type="string">
            <text:p>ID:14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52">
            <text:p>480852</text:p>
          </table:table-cell>
          <table:table-cell office:value-type="string">
            <text:p>ID:1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946">
            <text:p>480946</text:p>
          </table:table-cell>
          <table:table-cell office:value-type="string">
            <text:p>ID:10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984">
            <text:p>480984</text:p>
          </table:table-cell>
          <table:table-cell office:value-type="string">
            <text:p>ID:12</text:p>
          </table:table-cell>
          <table:table-cell office:value-type="float" office:value="988">
            <text:p>9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06">
            <text:p>481106</text:p>
          </table:table-cell>
          <table:table-cell office:value-type="string">
            <text:p>ID:5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22">
            <text:p>481122</text:p>
          </table:table-cell>
          <table:table-cell office:value-type="string">
            <text:p>ID:9</text:p>
          </table:table-cell>
          <table:table-cell office:value-type="float" office:value="989">
            <text:p>989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273">
            <text:p>481273</text:p>
          </table:table-cell>
          <table:table-cell office:value-type="string">
            <text:p>ID:13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289">
            <text:p>481289</text:p>
          </table:table-cell>
          <table:table-cell office:value-type="string">
            <text:p>ID:3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 table:number-columns-repeated="3"/>
          <table:table-cell table:formula="of:=SUM([.D259:.D273])/15" office:value-type="float" office:value="1339.93333333333">
            <text:p>1339.93</text:p>
          </table:table-cell>
          <table:table-cell table:number-columns-repeated="6"/>
        </table:table-row>
        <table:table-row table:style-name="ro3" table:number-rows-repeated="2">
          <table:table-cell table:number-columns-repeated="10"/>
        </table:table-row>
        <table:table-row table:style-name="ro1">
          <table:table-cell table:style-name="ce1" office:value-type="string">
            <text:p>Network Size 30</text:p>
          </table:table-cell>
          <table:table-cell office:value-type="float" office:value="223980">
            <text:p>223980</text:p>
          </table:table-cell>
          <table:table-cell office:value-type="string">
            <text:p>ID:1</text:p>
          </table:table-cell>
          <table:table-cell office:value-type="string">
            <text:p>| 6 | 9 | 1 | 0 | 2134 | 21 |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425">
            <text:p>120425</text:p>
          </table:table-cell>
          <table:table-cell office:value-type="string">
            <text:p>ID:24</text:p>
          </table:table-cell>
          <table:table-cell office:value-type="float" office:value="1736">
            <text:p>1736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462">
            <text:p>120462</text:p>
          </table:table-cell>
          <table:table-cell office:value-type="string">
            <text:p>ID:8</text:p>
          </table:table-cell>
          <table:table-cell office:value-type="float" office:value="822">
            <text:p>822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531">
            <text:p>120531</text:p>
          </table:table-cell>
          <table:table-cell office:value-type="string">
            <text:p>ID:28</text:p>
          </table:table-cell>
          <table:table-cell office:value-type="float" office:value="1243">
            <text:p>1243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580">
            <text:p>120580</text:p>
          </table:table-cell>
          <table:table-cell office:value-type="string">
            <text:p>ID:11</text:p>
          </table:table-cell>
          <table:table-cell office:value-type="float" office:value="1266">
            <text:p>1266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626">
            <text:p>120626</text:p>
          </table:table-cell>
          <table:table-cell office:value-type="string">
            <text:p>ID:2</text:p>
          </table:table-cell>
          <table:table-cell office:value-type="float" office:value="1323">
            <text:p>1323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633">
            <text:p>120633</text:p>
          </table:table-cell>
          <table:table-cell office:value-type="string">
            <text:p>ID:30</text:p>
          </table:table-cell>
          <table:table-cell office:value-type="float" office:value="702">
            <text:p>702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640">
            <text:p>120640</text:p>
          </table:table-cell>
          <table:table-cell office:value-type="string">
            <text:p>ID:6</text:p>
          </table:table-cell>
          <table:table-cell office:value-type="float" office:value="785">
            <text:p>785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716">
            <text:p>120716</text:p>
          </table:table-cell>
          <table:table-cell office:value-type="string">
            <text:p>ID:18</text:p>
          </table:table-cell>
          <table:table-cell office:value-type="float" office:value="1766">
            <text:p>1766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737">
            <text:p>120737</text:p>
          </table:table-cell>
          <table:table-cell office:value-type="string">
            <text:p>ID:4</text:p>
          </table:table-cell>
          <table:table-cell office:value-type="float" office:value="795">
            <text:p>795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772">
            <text:p>120772</text:p>
          </table:table-cell>
          <table:table-cell office:value-type="string">
            <text:p>ID:1</text:p>
          </table:table-cell>
          <table:table-cell office:value-type="float" office:value="1827">
            <text:p>18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775">
            <text:p>120775</text:p>
          </table:table-cell>
          <table:table-cell office:value-type="string">
            <text:p>ID:27</text:p>
          </table:table-cell>
          <table:table-cell office:value-type="float" office:value="728">
            <text:p>728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791">
            <text:p>120791</text:p>
          </table:table-cell>
          <table:table-cell office:value-type="string">
            <text:p>ID:7</text:p>
          </table:table-cell>
          <table:table-cell office:value-type="float" office:value="1753">
            <text:p>1753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840">
            <text:p>120840</text:p>
          </table:table-cell>
          <table:table-cell office:value-type="string">
            <text:p>ID:14</text:p>
          </table:table-cell>
          <table:table-cell office:value-type="float" office:value="1276">
            <text:p>1276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852">
            <text:p>120852</text:p>
          </table:table-cell>
          <table:table-cell office:value-type="string">
            <text:p>ID:15</text:p>
          </table:table-cell>
          <table:table-cell office:value-type="float" office:value="1289">
            <text:p>1289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857">
            <text:p>120857</text:p>
          </table:table-cell>
          <table:table-cell office:value-type="string">
            <text:p>ID:25</text:p>
          </table:table-cell>
          <table:table-cell office:value-type="float" office:value="788">
            <text:p>7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862">
            <text:p>120862</text:p>
          </table:table-cell>
          <table:table-cell office:value-type="string">
            <text:p>ID:20</text:p>
          </table:table-cell>
          <table:table-cell office:value-type="float" office:value="725">
            <text:p>725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862">
            <text:p>120862</text:p>
          </table:table-cell>
          <table:table-cell office:value-type="string">
            <text:p>ID:16</text:p>
          </table:table-cell>
          <table:table-cell office:value-type="float" office:value="1295">
            <text:p>1295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946">
            <text:p>120946</text:p>
          </table:table-cell>
          <table:table-cell office:value-type="string">
            <text:p>ID:10</text:p>
          </table:table-cell>
          <table:table-cell office:value-type="float" office:value="762">
            <text:p>762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983">
            <text:p>120983</text:p>
          </table:table-cell>
          <table:table-cell office:value-type="string">
            <text:p>ID:12</text:p>
          </table:table-cell>
          <table:table-cell office:value-type="float" office:value="841">
            <text:p>841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026">
            <text:p>121026</text:p>
          </table:table-cell>
          <table:table-cell office:value-type="string">
            <text:p>ID:29</text:p>
          </table:table-cell>
          <table:table-cell office:value-type="float" office:value="744">
            <text:p>744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052">
            <text:p>121052</text:p>
          </table:table-cell>
          <table:table-cell office:value-type="string">
            <text:p>ID:22</text:p>
          </table:table-cell>
          <table:table-cell office:value-type="float" office:value="789">
            <text:p>789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080">
            <text:p>121080</text:p>
          </table:table-cell>
          <table:table-cell office:value-type="string">
            <text:p>ID:26</text:p>
          </table:table-cell>
          <table:table-cell office:value-type="float" office:value="1279">
            <text:p>1279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098">
            <text:p>121098</text:p>
          </table:table-cell>
          <table:table-cell office:value-type="string">
            <text:p>ID:9</text:p>
          </table:table-cell>
          <table:table-cell office:value-type="float" office:value="847">
            <text:p>8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104">
            <text:p>121104</text:p>
          </table:table-cell>
          <table:table-cell office:value-type="string">
            <text:p>ID:5</text:p>
          </table:table-cell>
          <table:table-cell office:value-type="float" office:value="832">
            <text:p>832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108">
            <text:p>121108</text:p>
          </table:table-cell>
          <table:table-cell office:value-type="string">
            <text:p>ID:19</text:p>
          </table:table-cell>
          <table:table-cell office:value-type="float" office:value="314">
            <text:p>314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199">
            <text:p>121199</text:p>
          </table:table-cell>
          <table:table-cell office:value-type="string">
            <text:p>ID:17</text:p>
          </table:table-cell>
          <table:table-cell office:value-type="float" office:value="1270">
            <text:p>127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273">
            <text:p>121273</text:p>
          </table:table-cell>
          <table:table-cell office:value-type="string">
            <text:p>ID:13</text:p>
          </table:table-cell>
          <table:table-cell office:value-type="float" office:value="1305">
            <text:p>1305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289">
            <text:p>121289</text:p>
          </table:table-cell>
          <table:table-cell office:value-type="string">
            <text:p>ID:3</text:p>
          </table:table-cell>
          <table:table-cell office:value-type="float" office:value="1764">
            <text:p>1764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297">
            <text:p>121297</text:p>
          </table:table-cell>
          <table:table-cell office:value-type="string">
            <text:p>ID:21</text:p>
          </table:table-cell>
          <table:table-cell office:value-type="float" office:value="1307">
            <text:p>1307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334">
            <text:p>121334</text:p>
          </table:table-cell>
          <table:table-cell office:value-type="string">
            <text:p>ID:23</text:p>
          </table:table-cell>
          <table:table-cell office:value-type="float" office:value="805">
            <text:p>805</text:p>
          </table:table-cell>
          <table:table-cell table:number-columns-repeated="6"/>
        </table:table-row>
        <table:table-row table:style-name="ro3">
          <table:table-cell table:number-columns-repeated="3"/>
          <table:table-cell table:formula="of:=SUM([.D278:.D307])/30" office:value-type="float" office:value="1099.26666666667">
            <text:p>1099.27</text:p>
          </table:table-cell>
          <table:table-cell table:number-columns-repeated="6"/>
        </table:table-row>
        <table:table-row table:style-name="ro3" table:number-rows-repeated="2">
          <table:table-cell table:number-columns-repeated="10"/>
        </table:table-row>
        <table:table-row table:style-name="ro3">
          <table:table-cell/>
          <table:table-cell office:value-type="float" office:value="345708">
            <text:p>345708</text:p>
          </table:table-cell>
          <table:table-cell office:value-type="string">
            <text:p>ID:1</text:p>
          </table:table-cell>
          <table:table-cell office:value-type="string">
            <text:p>| 2 | 9 | 2 | 0 | 2496 | 19 |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425">
            <text:p>240425</text:p>
          </table:table-cell>
          <table:table-cell office:value-type="string">
            <text:p>ID:24</text:p>
          </table:table-cell>
          <table:table-cell office:value-type="float" office:value="1949">
            <text:p>1949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462">
            <text:p>240462</text:p>
          </table:table-cell>
          <table:table-cell office:value-type="string">
            <text:p>ID:8</text:p>
          </table:table-cell>
          <table:table-cell office:value-type="float" office:value="2428">
            <text:p>242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531">
            <text:p>240531</text:p>
          </table:table-cell>
          <table:table-cell office:value-type="string">
            <text:p>ID:28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580">
            <text:p>240580</text:p>
          </table:table-cell>
          <table:table-cell office:value-type="string">
            <text:p>ID:11</text:p>
          </table:table-cell>
          <table:table-cell office:value-type="float" office:value="1949">
            <text:p>1949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26">
            <text:p>240626</text:p>
          </table:table-cell>
          <table:table-cell office:value-type="string">
            <text:p>ID:2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34">
            <text:p>240634</text:p>
          </table:table-cell>
          <table:table-cell office:value-type="string">
            <text:p>ID:30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40">
            <text:p>240640</text:p>
          </table:table-cell>
          <table:table-cell office:value-type="string">
            <text:p>ID:6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716">
            <text:p>240716</text:p>
          </table:table-cell>
          <table:table-cell office:value-type="string">
            <text:p>ID:18</text:p>
          </table:table-cell>
          <table:table-cell office:value-type="float" office:value="1949">
            <text:p>1949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738">
            <text:p>240738</text:p>
          </table:table-cell>
          <table:table-cell office:value-type="string">
            <text:p>ID:4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772">
            <text:p>240772</text:p>
          </table:table-cell>
          <table:table-cell office:value-type="string">
            <text:p>ID:1</text:p>
          </table:table-cell>
          <table:table-cell office:value-type="float" office:value="1949">
            <text:p>1949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775">
            <text:p>240775</text:p>
          </table:table-cell>
          <table:table-cell office:value-type="string">
            <text:p>ID:27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791">
            <text:p>240791</text:p>
          </table:table-cell>
          <table:table-cell office:value-type="string">
            <text:p>ID:7</text:p>
          </table:table-cell>
          <table:table-cell office:value-type="float" office:value="2430">
            <text:p>2430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840">
            <text:p>240840</text:p>
          </table:table-cell>
          <table:table-cell office:value-type="string">
            <text:p>ID:14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852">
            <text:p>240852</text:p>
          </table:table-cell>
          <table:table-cell office:value-type="string">
            <text:p>ID:1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858">
            <text:p>240858</text:p>
          </table:table-cell>
          <table:table-cell office:value-type="string">
            <text:p>ID:25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862">
            <text:p>240862</text:p>
          </table:table-cell>
          <table:table-cell office:value-type="string">
            <text:p>ID:20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863">
            <text:p>240863</text:p>
          </table:table-cell>
          <table:table-cell office:value-type="string">
            <text:p>ID:16</text:p>
          </table:table-cell>
          <table:table-cell office:value-type="float" office:value="1949">
            <text:p>1949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946">
            <text:p>240946</text:p>
          </table:table-cell>
          <table:table-cell office:value-type="string">
            <text:p>ID:10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984">
            <text:p>240984</text:p>
          </table:table-cell>
          <table:table-cell office:value-type="string">
            <text:p>ID:12</text:p>
          </table:table-cell>
          <table:table-cell office:value-type="float" office:value="2428">
            <text:p>242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026">
            <text:p>241026</text:p>
          </table:table-cell>
          <table:table-cell office:value-type="string">
            <text:p>ID:29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053">
            <text:p>241053</text:p>
          </table:table-cell>
          <table:table-cell office:value-type="string">
            <text:p>ID:22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080">
            <text:p>241080</text:p>
          </table:table-cell>
          <table:table-cell office:value-type="string">
            <text:p>ID:26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098">
            <text:p>241098</text:p>
          </table:table-cell>
          <table:table-cell office:value-type="string">
            <text:p>ID:9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05">
            <text:p>241105</text:p>
          </table:table-cell>
          <table:table-cell office:value-type="string">
            <text:p>ID:5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09">
            <text:p>241109</text:p>
          </table:table-cell>
          <table:table-cell office:value-type="string">
            <text:p>ID:19</text:p>
          </table:table-cell>
          <table:table-cell office:value-type="float" office:value="2428">
            <text:p>242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99">
            <text:p>241199</text:p>
          </table:table-cell>
          <table:table-cell office:value-type="string">
            <text:p>ID:17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274">
            <text:p>241274</text:p>
          </table:table-cell>
          <table:table-cell office:value-type="string">
            <text:p>ID:13</text:p>
          </table:table-cell>
          <table:table-cell office:value-type="float" office:value="1949">
            <text:p>1949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289">
            <text:p>241289</text:p>
          </table:table-cell>
          <table:table-cell office:value-type="string">
            <text:p>ID:3</text:p>
          </table:table-cell>
          <table:table-cell office:value-type="float" office:value="3389">
            <text:p>3389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296">
            <text:p>241296</text:p>
          </table:table-cell>
          <table:table-cell office:value-type="string">
            <text:p>ID:21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335">
            <text:p>241335</text:p>
          </table:table-cell>
          <table:table-cell office:value-type="string">
            <text:p>ID:23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 table:number-columns-repeated="3"/>
          <table:table-cell table:formula="of:=SUM([.D312:.D341])/30" office:value-type="float" office:value="1835.9">
            <text:p>1835.9</text:p>
          </table:table-cell>
          <table:table-cell table:number-columns-repeated="6"/>
        </table:table-row>
        <table:table-row table:style-name="ro3" table:number-rows-repeated="3">
          <table:table-cell table:number-columns-repeated="10"/>
        </table:table-row>
        <table:table-row table:style-name="ro3">
          <table:table-cell/>
          <table:table-cell office:value-type="float" office:value="463820">
            <text:p>463820</text:p>
          </table:table-cell>
          <table:table-cell office:value-type="string">
            <text:p>ID:1</text:p>
          </table:table-cell>
          <table:table-cell office:value-type="string">
            <text:p>| 22 | 9 | 3 | 0 | 2160 | 19 |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424">
            <text:p>360424</text:p>
          </table:table-cell>
          <table:table-cell office:value-type="string">
            <text:p>ID:24</text:p>
          </table:table-cell>
          <table:table-cell office:value-type="float" office:value="988">
            <text:p>9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463">
            <text:p>360463</text:p>
          </table:table-cell>
          <table:table-cell office:value-type="string">
            <text:p>ID:8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531">
            <text:p>360531</text:p>
          </table:table-cell>
          <table:table-cell office:value-type="string">
            <text:p>ID:28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580">
            <text:p>360580</text:p>
          </table:table-cell>
          <table:table-cell office:value-type="string">
            <text:p>ID:11</text:p>
          </table:table-cell>
          <table:table-cell office:value-type="float" office:value="2428">
            <text:p>242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26">
            <text:p>360626</text:p>
          </table:table-cell>
          <table:table-cell office:value-type="string">
            <text:p>ID:2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34">
            <text:p>360634</text:p>
          </table:table-cell>
          <table:table-cell office:value-type="string">
            <text:p>ID:30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40">
            <text:p>360640</text:p>
          </table:table-cell>
          <table:table-cell office:value-type="string">
            <text:p>ID:6</text:p>
          </table:table-cell>
          <table:table-cell office:value-type="float" office:value="1949">
            <text:p>1949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16">
            <text:p>360716</text:p>
          </table:table-cell>
          <table:table-cell office:value-type="string">
            <text:p>ID:18</text:p>
          </table:table-cell>
          <table:table-cell office:value-type="float" office:value="1470">
            <text:p>1470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38">
            <text:p>360738</text:p>
          </table:table-cell>
          <table:table-cell office:value-type="string">
            <text:p>ID:4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72">
            <text:p>360772</text:p>
          </table:table-cell>
          <table:table-cell office:value-type="string">
            <text:p>ID:1</text:p>
          </table:table-cell>
          <table:table-cell office:value-type="float" office:value="1949">
            <text:p>1949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75">
            <text:p>360775</text:p>
          </table:table-cell>
          <table:table-cell office:value-type="string">
            <text:p>ID:27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92">
            <text:p>360792</text:p>
          </table:table-cell>
          <table:table-cell office:value-type="string">
            <text:p>ID:7</text:p>
          </table:table-cell>
          <table:table-cell office:value-type="float" office:value="1469">
            <text:p>1469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40">
            <text:p>360840</text:p>
          </table:table-cell>
          <table:table-cell office:value-type="string">
            <text:p>ID:14</text:p>
          </table:table-cell>
          <table:table-cell office:value-type="float" office:value="1949">
            <text:p>1949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52">
            <text:p>360852</text:p>
          </table:table-cell>
          <table:table-cell office:value-type="string">
            <text:p>ID:15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57">
            <text:p>360857</text:p>
          </table:table-cell>
          <table:table-cell office:value-type="string">
            <text:p>ID:2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62">
            <text:p>360862</text:p>
          </table:table-cell>
          <table:table-cell office:value-type="string">
            <text:p>ID:16</text:p>
          </table:table-cell>
          <table:table-cell office:value-type="float" office:value="988">
            <text:p>9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63">
            <text:p>360863</text:p>
          </table:table-cell>
          <table:table-cell office:value-type="string">
            <text:p>ID:20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946">
            <text:p>360946</text:p>
          </table:table-cell>
          <table:table-cell office:value-type="string">
            <text:p>ID:10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984">
            <text:p>360984</text:p>
          </table:table-cell>
          <table:table-cell office:value-type="string">
            <text:p>ID:12</text:p>
          </table:table-cell>
          <table:table-cell office:value-type="float" office:value="1949">
            <text:p>1949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26">
            <text:p>361026</text:p>
          </table:table-cell>
          <table:table-cell office:value-type="string">
            <text:p>ID:29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53">
            <text:p>361053</text:p>
          </table:table-cell>
          <table:table-cell office:value-type="string">
            <text:p>ID:22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80">
            <text:p>361080</text:p>
          </table:table-cell>
          <table:table-cell office:value-type="string">
            <text:p>ID:26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98">
            <text:p>361098</text:p>
          </table:table-cell>
          <table:table-cell office:value-type="string">
            <text:p>ID:9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05">
            <text:p>361105</text:p>
          </table:table-cell>
          <table:table-cell office:value-type="string">
            <text:p>ID: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08">
            <text:p>361108</text:p>
          </table:table-cell>
          <table:table-cell office:value-type="string">
            <text:p>ID:19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99">
            <text:p>361199</text:p>
          </table:table-cell>
          <table:table-cell office:value-type="string">
            <text:p>ID:17</text:p>
          </table:table-cell>
          <table:table-cell office:value-type="float" office:value="2428">
            <text:p>242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273">
            <text:p>361273</text:p>
          </table:table-cell>
          <table:table-cell office:value-type="string">
            <text:p>ID:13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289">
            <text:p>361289</text:p>
          </table:table-cell>
          <table:table-cell office:value-type="string">
            <text:p>ID:3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296">
            <text:p>361296</text:p>
          </table:table-cell>
          <table:table-cell office:value-type="string">
            <text:p>ID:21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334">
            <text:p>361334</text:p>
          </table:table-cell>
          <table:table-cell office:value-type="string">
            <text:p>ID:23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 table:number-columns-repeated="3"/>
          <table:table-cell table:formula="of:=SUM([.D347:.D376])/30" office:value-type="float" office:value="1531.63333333333">
            <text:p>1531.63</text:p>
          </table:table-cell>
          <table:table-cell table:number-columns-repeated="6"/>
        </table:table-row>
        <table:table-row table:style-name="ro3" table:number-rows-repeated="2">
          <table:table-cell table:number-columns-repeated="10"/>
        </table:table-row>
        <table:table-row table:style-name="ro3">
          <table:table-cell/>
          <table:table-cell office:value-type="float" office:value="585328">
            <text:p>585328</text:p>
          </table:table-cell>
          <table:table-cell office:value-type="string">
            <text:p>ID:1</text:p>
          </table:table-cell>
          <table:table-cell office:value-type="string">
            <text:p>| 3 | 9 | 4 | 0 | 2224 | 20 |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425">
            <text:p>480425</text:p>
          </table:table-cell>
          <table:table-cell office:value-type="string">
            <text:p>ID:24</text:p>
          </table:table-cell>
          <table:table-cell office:value-type="float" office:value="1469">
            <text:p>1469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462">
            <text:p>480462</text:p>
          </table:table-cell>
          <table:table-cell office:value-type="string">
            <text:p>ID:8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531">
            <text:p>480531</text:p>
          </table:table-cell>
          <table:table-cell office:value-type="string">
            <text:p>ID:28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580">
            <text:p>480580</text:p>
          </table:table-cell>
          <table:table-cell office:value-type="string">
            <text:p>ID:11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25">
            <text:p>480625</text:p>
          </table:table-cell>
          <table:table-cell office:value-type="string">
            <text:p>ID:2</text:p>
          </table:table-cell>
          <table:table-cell office:value-type="float" office:value="988">
            <text:p>9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34">
            <text:p>480634</text:p>
          </table:table-cell>
          <table:table-cell office:value-type="string">
            <text:p>ID:30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40">
            <text:p>480640</text:p>
          </table:table-cell>
          <table:table-cell office:value-type="string">
            <text:p>ID:6</text:p>
          </table:table-cell>
          <table:table-cell office:value-type="float" office:value="1469">
            <text:p>1469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16">
            <text:p>480716</text:p>
          </table:table-cell>
          <table:table-cell office:value-type="string">
            <text:p>ID:18</text:p>
          </table:table-cell>
          <table:table-cell office:value-type="float" office:value="990">
            <text:p>990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38">
            <text:p>480738</text:p>
          </table:table-cell>
          <table:table-cell office:value-type="string">
            <text:p>ID:4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72">
            <text:p>480772</text:p>
          </table:table-cell>
          <table:table-cell office:value-type="string">
            <text:p>ID:1</text:p>
          </table:table-cell>
          <table:table-cell office:value-type="float" office:value="1949">
            <text:p>1949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77">
            <text:p>480777</text:p>
          </table:table-cell>
          <table:table-cell office:value-type="string">
            <text:p>ID:27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91">
            <text:p>480791</text:p>
          </table:table-cell>
          <table:table-cell office:value-type="string">
            <text:p>ID:7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40">
            <text:p>480840</text:p>
          </table:table-cell>
          <table:table-cell office:value-type="string">
            <text:p>ID:14</text:p>
          </table:table-cell>
          <table:table-cell office:value-type="float" office:value="1949">
            <text:p>1949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52">
            <text:p>480852</text:p>
          </table:table-cell>
          <table:table-cell office:value-type="string">
            <text:p>ID:1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57">
            <text:p>480857</text:p>
          </table:table-cell>
          <table:table-cell office:value-type="string">
            <text:p>ID:2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62">
            <text:p>480862</text:p>
          </table:table-cell>
          <table:table-cell office:value-type="string">
            <text:p>ID:20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63">
            <text:p>480863</text:p>
          </table:table-cell>
          <table:table-cell office:value-type="string">
            <text:p>ID:16</text:p>
          </table:table-cell>
          <table:table-cell office:value-type="float" office:value="1469">
            <text:p>1469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946">
            <text:p>480946</text:p>
          </table:table-cell>
          <table:table-cell office:value-type="string">
            <text:p>ID:10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984">
            <text:p>480984</text:p>
          </table:table-cell>
          <table:table-cell office:value-type="string">
            <text:p>ID:12</text:p>
          </table:table-cell>
          <table:table-cell office:value-type="float" office:value="1470">
            <text:p>1470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28">
            <text:p>481028</text:p>
          </table:table-cell>
          <table:table-cell office:value-type="string">
            <text:p>ID:29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54">
            <text:p>481054</text:p>
          </table:table-cell>
          <table:table-cell office:value-type="string">
            <text:p>ID:22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80">
            <text:p>481080</text:p>
          </table:table-cell>
          <table:table-cell office:value-type="string">
            <text:p>ID:26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98">
            <text:p>481098</text:p>
          </table:table-cell>
          <table:table-cell office:value-type="string">
            <text:p>ID:9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05">
            <text:p>481105</text:p>
          </table:table-cell>
          <table:table-cell office:value-type="string">
            <text:p>ID:5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08">
            <text:p>481108</text:p>
          </table:table-cell>
          <table:table-cell office:value-type="string">
            <text:p>ID:19</text:p>
          </table:table-cell>
          <table:table-cell office:value-type="float" office:value="988">
            <text:p>9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201">
            <text:p>481201</text:p>
          </table:table-cell>
          <table:table-cell office:value-type="string">
            <text:p>ID:17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276">
            <text:p>481276</text:p>
          </table:table-cell>
          <table:table-cell office:value-type="string">
            <text:p>ID:13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289">
            <text:p>481289</text:p>
          </table:table-cell>
          <table:table-cell office:value-type="string">
            <text:p>ID:3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299">
            <text:p>481299</text:p>
          </table:table-cell>
          <table:table-cell office:value-type="string">
            <text:p>ID:21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335">
            <text:p>481335</text:p>
          </table:table-cell>
          <table:table-cell office:value-type="string">
            <text:p>ID:23</text:p>
          </table:table-cell>
          <table:table-cell office:value-type="float" office:value="2428">
            <text:p>2428</text:p>
          </table:table-cell>
          <table:table-cell table:number-columns-repeated="6"/>
        </table:table-row>
        <table:table-row table:style-name="ro3">
          <table:table-cell table:number-columns-repeated="3"/>
          <table:table-cell table:formula="of:=SUM([.D381:.D410])/30" office:value-type="float" office:value="1547.9">
            <text:p>1547.9</text:p>
          </table:table-cell>
          <table:table-cell table:number-columns-repeated="6"/>
        </table:table-row>
        <table:table-row table:style-name="ro3" table:number-rows-repeated="2">
          <table:table-cell table:number-columns-repeated="10"/>
        </table:table-row>
        <table:table-row table:style-name="ro1">
          <table:table-cell table:style-name="ce1" office:value-type="string">
            <text:p>Network Size 60</text:p>
          </table:table-cell>
          <table:table-cell office:value-type="float" office:value="241462">
            <text:p>241462</text:p>
          </table:table-cell>
          <table:table-cell office:value-type="string">
            <text:p>ID:1</text:p>
          </table:table-cell>
          <table:table-cell office:value-type="string">
            <text:p>| 15 | 9 | 1 | 0 | 1970 | 19 |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393">
            <text:p>120393</text:p>
          </table:table-cell>
          <table:table-cell office:value-type="string">
            <text:p>ID:54</text:p>
          </table:table-cell>
          <table:table-cell office:value-type="float" office:value="736">
            <text:p>736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399">
            <text:p>120399</text:p>
          </table:table-cell>
          <table:table-cell office:value-type="string">
            <text:p>ID:18</text:p>
          </table:table-cell>
          <table:table-cell office:value-type="float" office:value="1216">
            <text:p>1216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433">
            <text:p>120433</text:p>
          </table:table-cell>
          <table:table-cell office:value-type="string">
            <text:p>ID:29</text:p>
          </table:table-cell>
          <table:table-cell office:value-type="float" office:value="1759">
            <text:p>1759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436">
            <text:p>120436</text:p>
          </table:table-cell>
          <table:table-cell office:value-type="string">
            <text:p>ID:39</text:p>
          </table:table-cell>
          <table:table-cell office:value-type="float" office:value="1234">
            <text:p>1234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461">
            <text:p>120461</text:p>
          </table:table-cell>
          <table:table-cell office:value-type="string">
            <text:p>ID:33</text:p>
          </table:table-cell>
          <table:table-cell office:value-type="float" office:value="788">
            <text:p>7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483">
            <text:p>120483</text:p>
          </table:table-cell>
          <table:table-cell office:value-type="string">
            <text:p>ID:20</text:p>
          </table:table-cell>
          <table:table-cell office:value-type="float" office:value="776">
            <text:p>776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490">
            <text:p>120490</text:p>
          </table:table-cell>
          <table:table-cell office:value-type="string">
            <text:p>ID:28</text:p>
          </table:table-cell>
          <table:table-cell office:value-type="float" office:value="1188">
            <text:p>11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495">
            <text:p>120495</text:p>
          </table:table-cell>
          <table:table-cell office:value-type="string">
            <text:p>ID:36</text:p>
          </table:table-cell>
          <table:table-cell office:value-type="float" office:value="760">
            <text:p>76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515">
            <text:p>120515</text:p>
          </table:table-cell>
          <table:table-cell office:value-type="string">
            <text:p>ID:25</text:p>
          </table:table-cell>
          <table:table-cell office:value-type="float" office:value="747">
            <text:p>7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532">
            <text:p>120532</text:p>
          </table:table-cell>
          <table:table-cell office:value-type="string">
            <text:p>ID:14</text:p>
          </table:table-cell>
          <table:table-cell office:value-type="float" office:value="1215">
            <text:p>1215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570">
            <text:p>120570</text:p>
          </table:table-cell>
          <table:table-cell office:value-type="string">
            <text:p>ID:31</text:p>
          </table:table-cell>
          <table:table-cell office:value-type="float" office:value="1266">
            <text:p>1266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577">
            <text:p>120577</text:p>
          </table:table-cell>
          <table:table-cell office:value-type="string">
            <text:p>ID:49</text:p>
          </table:table-cell>
          <table:table-cell office:value-type="float" office:value="738">
            <text:p>738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580">
            <text:p>120580</text:p>
          </table:table-cell>
          <table:table-cell office:value-type="string">
            <text:p>ID:1</text:p>
          </table:table-cell>
          <table:table-cell office:value-type="float" office:value="1827">
            <text:p>18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592">
            <text:p>120592</text:p>
          </table:table-cell>
          <table:table-cell office:value-type="string">
            <text:p>ID:4</text:p>
          </table:table-cell>
          <table:table-cell office:value-type="float" office:value="1775">
            <text:p>1775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607">
            <text:p>120607</text:p>
          </table:table-cell>
          <table:table-cell office:value-type="string">
            <text:p>ID:41</text:p>
          </table:table-cell>
          <table:table-cell office:value-type="float" office:value="1257">
            <text:p>1257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609">
            <text:p>120609</text:p>
          </table:table-cell>
          <table:table-cell office:value-type="string">
            <text:p>ID:38</text:p>
          </table:table-cell>
          <table:table-cell office:value-type="float" office:value="746">
            <text:p>746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619">
            <text:p>120619</text:p>
          </table:table-cell>
          <table:table-cell office:value-type="string">
            <text:p>ID:16</text:p>
          </table:table-cell>
          <table:table-cell office:value-type="float" office:value="1800">
            <text:p>180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627">
            <text:p>120627</text:p>
          </table:table-cell>
          <table:table-cell office:value-type="string">
            <text:p>ID:13</text:p>
          </table:table-cell>
          <table:table-cell office:value-type="float" office:value="1220">
            <text:p>122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644">
            <text:p>120644</text:p>
          </table:table-cell>
          <table:table-cell office:value-type="string">
            <text:p>ID:55</text:p>
          </table:table-cell>
          <table:table-cell office:value-type="float" office:value="726">
            <text:p>726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646">
            <text:p>120646</text:p>
          </table:table-cell>
          <table:table-cell office:value-type="string">
            <text:p>ID:48</text:p>
          </table:table-cell>
          <table:table-cell office:value-type="float" office:value="288">
            <text:p>2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650">
            <text:p>120650</text:p>
          </table:table-cell>
          <table:table-cell office:value-type="string">
            <text:p>ID:60</text:p>
          </table:table-cell>
          <table:table-cell office:value-type="float" office:value="675">
            <text:p>675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673">
            <text:p>120673</text:p>
          </table:table-cell>
          <table:table-cell office:value-type="string">
            <text:p>ID:34</text:p>
          </table:table-cell>
          <table:table-cell office:value-type="float" office:value="1230">
            <text:p>123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713">
            <text:p>120713</text:p>
          </table:table-cell>
          <table:table-cell office:value-type="string">
            <text:p>ID:53</text:p>
          </table:table-cell>
          <table:table-cell office:value-type="float" office:value="756">
            <text:p>756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723">
            <text:p>120723</text:p>
          </table:table-cell>
          <table:table-cell office:value-type="string">
            <text:p>ID:35</text:p>
          </table:table-cell>
          <table:table-cell office:value-type="float" office:value="1247">
            <text:p>12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748">
            <text:p>120748</text:p>
          </table:table-cell>
          <table:table-cell office:value-type="string">
            <text:p>ID:56</text:p>
          </table:table-cell>
          <table:table-cell office:value-type="float" office:value="762">
            <text:p>762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762">
            <text:p>120762</text:p>
          </table:table-cell>
          <table:table-cell office:value-type="string">
            <text:p>ID:21</text:p>
          </table:table-cell>
          <table:table-cell office:value-type="float" office:value="777">
            <text:p>777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771">
            <text:p>120771</text:p>
          </table:table-cell>
          <table:table-cell office:value-type="string">
            <text:p>ID:58</text:p>
          </table:table-cell>
          <table:table-cell office:value-type="float" office:value="223">
            <text:p>223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793">
            <text:p>120793</text:p>
          </table:table-cell>
          <table:table-cell office:value-type="string">
            <text:p>ID:47</text:p>
          </table:table-cell>
          <table:table-cell office:value-type="float" office:value="719">
            <text:p>719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809">
            <text:p>120809</text:p>
          </table:table-cell>
          <table:table-cell office:value-type="string">
            <text:p>ID:5</text:p>
          </table:table-cell>
          <table:table-cell office:value-type="float" office:value="1734">
            <text:p>1734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819">
            <text:p>120819</text:p>
          </table:table-cell>
          <table:table-cell office:value-type="string">
            <text:p>ID:23</text:p>
          </table:table-cell>
          <table:table-cell office:value-type="float" office:value="815">
            <text:p>815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858">
            <text:p>120858</text:p>
          </table:table-cell>
          <table:table-cell office:value-type="string">
            <text:p>ID:45</text:p>
          </table:table-cell>
          <table:table-cell office:value-type="float" office:value="1232">
            <text:p>1232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867">
            <text:p>120867</text:p>
          </table:table-cell>
          <table:table-cell office:value-type="string">
            <text:p>ID:37</text:p>
          </table:table-cell>
          <table:table-cell office:value-type="float" office:value="3690">
            <text:p>369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874">
            <text:p>120874</text:p>
          </table:table-cell>
          <table:table-cell office:value-type="string">
            <text:p>ID:30</text:p>
          </table:table-cell>
          <table:table-cell office:value-type="float" office:value="755">
            <text:p>755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884">
            <text:p>120884</text:p>
          </table:table-cell>
          <table:table-cell office:value-type="string">
            <text:p>ID:2</text:p>
          </table:table-cell>
          <table:table-cell office:value-type="float" office:value="1347">
            <text:p>13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899">
            <text:p>120899</text:p>
          </table:table-cell>
          <table:table-cell office:value-type="string">
            <text:p>ID:3</text:p>
          </table:table-cell>
          <table:table-cell office:value-type="float" office:value="1331">
            <text:p>1331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915">
            <text:p>120915</text:p>
          </table:table-cell>
          <table:table-cell office:value-type="string">
            <text:p>ID:10</text:p>
          </table:table-cell>
          <table:table-cell office:value-type="float" office:value="1278">
            <text:p>1278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948">
            <text:p>120948</text:p>
          </table:table-cell>
          <table:table-cell office:value-type="string">
            <text:p>ID:59</text:p>
          </table:table-cell>
          <table:table-cell office:value-type="float" office:value="718">
            <text:p>718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968">
            <text:p>120968</text:p>
          </table:table-cell>
          <table:table-cell office:value-type="string">
            <text:p>ID:43</text:p>
          </table:table-cell>
          <table:table-cell office:value-type="float" office:value="1227">
            <text:p>12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973">
            <text:p>120973</text:p>
          </table:table-cell>
          <table:table-cell office:value-type="string">
            <text:p>ID:42</text:p>
          </table:table-cell>
          <table:table-cell office:value-type="float" office:value="1240">
            <text:p>124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0975">
            <text:p>120975</text:p>
          </table:table-cell>
          <table:table-cell office:value-type="string">
            <text:p>ID:46</text:p>
          </table:table-cell>
          <table:table-cell office:value-type="float" office:value="751">
            <text:p>751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009">
            <text:p>121009</text:p>
          </table:table-cell>
          <table:table-cell office:value-type="string">
            <text:p>ID:50</text:p>
          </table:table-cell>
          <table:table-cell office:value-type="float" office:value="3673">
            <text:p>3673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045">
            <text:p>121045</text:p>
          </table:table-cell>
          <table:table-cell office:value-type="string">
            <text:p>ID:57</text:p>
          </table:table-cell>
          <table:table-cell office:value-type="float" office:value="1263">
            <text:p>1263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045">
            <text:p>121045</text:p>
          </table:table-cell>
          <table:table-cell office:value-type="string">
            <text:p>ID:40</text:p>
          </table:table-cell>
          <table:table-cell office:value-type="float" office:value="775">
            <text:p>775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046">
            <text:p>121046</text:p>
          </table:table-cell>
          <table:table-cell office:value-type="string">
            <text:p>ID:51</text:p>
          </table:table-cell>
          <table:table-cell office:value-type="float" office:value="278">
            <text:p>278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053">
            <text:p>121053</text:p>
          </table:table-cell>
          <table:table-cell office:value-type="string">
            <text:p>ID:27</text:p>
          </table:table-cell>
          <table:table-cell office:value-type="float" office:value="1236">
            <text:p>1236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099">
            <text:p>121099</text:p>
          </table:table-cell>
          <table:table-cell office:value-type="string">
            <text:p>ID:8</text:p>
          </table:table-cell>
          <table:table-cell office:value-type="float" office:value="1840">
            <text:p>184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119">
            <text:p>121119</text:p>
          </table:table-cell>
          <table:table-cell office:value-type="string">
            <text:p>ID:9</text:p>
          </table:table-cell>
          <table:table-cell office:value-type="float" office:value="1319">
            <text:p>1319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135">
            <text:p>121135</text:p>
          </table:table-cell>
          <table:table-cell office:value-type="string">
            <text:p>ID:11</text:p>
          </table:table-cell>
          <table:table-cell office:value-type="float" office:value="835">
            <text:p>835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149">
            <text:p>121149</text:p>
          </table:table-cell>
          <table:table-cell office:value-type="string">
            <text:p>ID:12</text:p>
          </table:table-cell>
          <table:table-cell office:value-type="float" office:value="836">
            <text:p>836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155">
            <text:p>121155</text:p>
          </table:table-cell>
          <table:table-cell office:value-type="string">
            <text:p>ID:26</text:p>
          </table:table-cell>
          <table:table-cell office:value-type="float" office:value="758">
            <text:p>758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160">
            <text:p>121160</text:p>
          </table:table-cell>
          <table:table-cell office:value-type="string">
            <text:p>ID:19</text:p>
          </table:table-cell>
          <table:table-cell office:value-type="float" office:value="1281">
            <text:p>1281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float" office:value="121185">
            <text:p>121185</text:p>
          </table:table-cell>
          <table:table-cell office:value-type="string">
            <text:p>ID:32</text:p>
          </table:table-cell>
          <table:table-cell office:value-type="float" office:value="1324">
            <text:p>1324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186">
            <text:p>121186</text:p>
          </table:table-cell>
          <table:table-cell office:value-type="string">
            <text:p>ID:44</text:p>
          </table:table-cell>
          <table:table-cell office:value-type="float" office:value="3697">
            <text:p>3697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241">
            <text:p>121241</text:p>
          </table:table-cell>
          <table:table-cell office:value-type="string">
            <text:p>ID:7</text:p>
          </table:table-cell>
          <table:table-cell office:value-type="float" office:value="803">
            <text:p>803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254">
            <text:p>121254</text:p>
          </table:table-cell>
          <table:table-cell office:value-type="string">
            <text:p>ID:17</text:p>
          </table:table-cell>
          <table:table-cell office:value-type="float" office:value="822">
            <text:p>822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258">
            <text:p>121258</text:p>
          </table:table-cell>
          <table:table-cell office:value-type="string">
            <text:p>ID:6</text:p>
          </table:table-cell>
          <table:table-cell office:value-type="float" office:value="1307">
            <text:p>1307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264">
            <text:p>121264</text:p>
          </table:table-cell>
          <table:table-cell office:value-type="string">
            <text:p>ID:22</text:p>
          </table:table-cell>
          <table:table-cell office:value-type="float" office:value="1824">
            <text:p>1824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267">
            <text:p>121267</text:p>
          </table:table-cell>
          <table:table-cell office:value-type="string">
            <text:p>ID:15</text:p>
          </table:table-cell>
          <table:table-cell office:value-type="float" office:value="1796">
            <text:p>1796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272">
            <text:p>121272</text:p>
          </table:table-cell>
          <table:table-cell office:value-type="string">
            <text:p>ID:52</text:p>
          </table:table-cell>
          <table:table-cell office:value-type="float" office:value="1282">
            <text:p>1282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1382">
            <text:p>121382</text:p>
          </table:table-cell>
          <table:table-cell office:value-type="string">
            <text:p>ID:24</text:p>
          </table:table-cell>
          <table:table-cell office:value-type="float" office:value="1827">
            <text:p>1827</text:p>
          </table:table-cell>
          <table:table-cell table:number-columns-repeated="6"/>
        </table:table-row>
        <table:table-row table:style-name="ro3">
          <table:table-cell table:number-columns-repeated="3"/>
          <table:table-cell table:formula="of:=SUM([.D415:.D474])/60" office:value-type="float" office:value="1222.41666666667">
            <text:p>1222.42</text:p>
          </table:table-cell>
          <table:table-cell table:number-columns-repeated="6"/>
        </table:table-row>
        <table:table-row table:style-name="ro3" table:number-rows-repeated="3">
          <table:table-cell table:number-columns-repeated="10"/>
        </table:table-row>
        <table:table-row table:style-name="ro3">
          <table:table-cell/>
          <table:table-cell office:value-type="float" office:value="359376">
            <text:p>359376</text:p>
          </table:table-cell>
          <table:table-cell office:value-type="string">
            <text:p>ID:1</text:p>
          </table:table-cell>
          <table:table-cell office:value-type="string">
            <text:p>| 16 | 9 | 2 | 0 | 1462 | 14 |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394">
            <text:p>240394</text:p>
          </table:table-cell>
          <table:table-cell office:value-type="string">
            <text:p>ID:54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400">
            <text:p>240400</text:p>
          </table:table-cell>
          <table:table-cell office:value-type="string">
            <text:p>ID:18</text:p>
          </table:table-cell>
          <table:table-cell office:value-type="float" office:value="1470">
            <text:p>1470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433">
            <text:p>240433</text:p>
          </table:table-cell>
          <table:table-cell office:value-type="string">
            <text:p>ID:29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436">
            <text:p>240436</text:p>
          </table:table-cell>
          <table:table-cell office:value-type="string">
            <text:p>ID:39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461">
            <text:p>240461</text:p>
          </table:table-cell>
          <table:table-cell office:value-type="string">
            <text:p>ID:33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483">
            <text:p>240483</text:p>
          </table:table-cell>
          <table:table-cell office:value-type="string">
            <text:p>ID:20</text:p>
          </table:table-cell>
          <table:table-cell office:value-type="float" office:value="1469">
            <text:p>1469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489">
            <text:p>240489</text:p>
          </table:table-cell>
          <table:table-cell office:value-type="string">
            <text:p>ID:28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495">
            <text:p>240495</text:p>
          </table:table-cell>
          <table:table-cell office:value-type="string">
            <text:p>ID:36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515">
            <text:p>240515</text:p>
          </table:table-cell>
          <table:table-cell office:value-type="string">
            <text:p>ID:25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530">
            <text:p>240530</text:p>
          </table:table-cell>
          <table:table-cell office:value-type="string">
            <text:p>ID:14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570">
            <text:p>240570</text:p>
          </table:table-cell>
          <table:table-cell office:value-type="string">
            <text:p>ID:31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577">
            <text:p>240577</text:p>
          </table:table-cell>
          <table:table-cell office:value-type="string">
            <text:p>ID:49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579">
            <text:p>240579</text:p>
          </table:table-cell>
          <table:table-cell office:value-type="string">
            <text:p>ID:1</text:p>
          </table:table-cell>
          <table:table-cell office:value-type="float" office:value="2428">
            <text:p>242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592">
            <text:p>240592</text:p>
          </table:table-cell>
          <table:table-cell office:value-type="string">
            <text:p>ID:4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07">
            <text:p>240607</text:p>
          </table:table-cell>
          <table:table-cell office:value-type="string">
            <text:p>ID:41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09">
            <text:p>240609</text:p>
          </table:table-cell>
          <table:table-cell office:value-type="string">
            <text:p>ID:38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18">
            <text:p>240618</text:p>
          </table:table-cell>
          <table:table-cell office:value-type="string">
            <text:p>ID:16</text:p>
          </table:table-cell>
          <table:table-cell office:value-type="float" office:value="988">
            <text:p>9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26">
            <text:p>240626</text:p>
          </table:table-cell>
          <table:table-cell office:value-type="string">
            <text:p>ID:13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45">
            <text:p>240645</text:p>
          </table:table-cell>
          <table:table-cell office:value-type="string">
            <text:p>ID:5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46">
            <text:p>240646</text:p>
          </table:table-cell>
          <table:table-cell office:value-type="string">
            <text:p>ID:48</text:p>
          </table:table-cell>
          <table:table-cell office:value-type="float" office:value="507">
            <text:p>50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50">
            <text:p>240650</text:p>
          </table:table-cell>
          <table:table-cell office:value-type="string">
            <text:p>ID:60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673">
            <text:p>240673</text:p>
          </table:table-cell>
          <table:table-cell office:value-type="string">
            <text:p>ID:34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713">
            <text:p>240713</text:p>
          </table:table-cell>
          <table:table-cell office:value-type="string">
            <text:p>ID:53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722">
            <text:p>240722</text:p>
          </table:table-cell>
          <table:table-cell office:value-type="string">
            <text:p>ID:35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748">
            <text:p>240748</text:p>
          </table:table-cell>
          <table:table-cell office:value-type="string">
            <text:p>ID:56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763">
            <text:p>240763</text:p>
          </table:table-cell>
          <table:table-cell office:value-type="string">
            <text:p>ID:21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771">
            <text:p>240771</text:p>
          </table:table-cell>
          <table:table-cell office:value-type="string">
            <text:p>ID:58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793">
            <text:p>240793</text:p>
          </table:table-cell>
          <table:table-cell office:value-type="string">
            <text:p>ID:47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809">
            <text:p>240809</text:p>
          </table:table-cell>
          <table:table-cell office:value-type="string">
            <text:p>ID:5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820">
            <text:p>240820</text:p>
          </table:table-cell>
          <table:table-cell office:value-type="string">
            <text:p>ID:23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858">
            <text:p>240858</text:p>
          </table:table-cell>
          <table:table-cell office:value-type="string">
            <text:p>ID:4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867">
            <text:p>240867</text:p>
          </table:table-cell>
          <table:table-cell office:value-type="string">
            <text:p>ID:37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875">
            <text:p>240875</text:p>
          </table:table-cell>
          <table:table-cell office:value-type="string">
            <text:p>ID:30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884">
            <text:p>240884</text:p>
          </table:table-cell>
          <table:table-cell office:value-type="string">
            <text:p>ID:2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899">
            <text:p>240899</text:p>
          </table:table-cell>
          <table:table-cell office:value-type="string">
            <text:p>ID:3</text:p>
          </table:table-cell>
          <table:table-cell office:value-type="float" office:value="2909">
            <text:p>2909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915">
            <text:p>240915</text:p>
          </table:table-cell>
          <table:table-cell office:value-type="string">
            <text:p>ID:10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948">
            <text:p>240948</text:p>
          </table:table-cell>
          <table:table-cell office:value-type="string">
            <text:p>ID:59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968">
            <text:p>240968</text:p>
          </table:table-cell>
          <table:table-cell office:value-type="string">
            <text:p>ID:43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972">
            <text:p>240972</text:p>
          </table:table-cell>
          <table:table-cell office:value-type="string">
            <text:p>ID:42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975">
            <text:p>240975</text:p>
          </table:table-cell>
          <table:table-cell office:value-type="string">
            <text:p>ID:46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009">
            <text:p>241009</text:p>
          </table:table-cell>
          <table:table-cell office:value-type="string">
            <text:p>ID:50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045">
            <text:p>241045</text:p>
          </table:table-cell>
          <table:table-cell office:value-type="string">
            <text:p>ID:57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046">
            <text:p>241046</text:p>
          </table:table-cell>
          <table:table-cell office:value-type="string">
            <text:p>ID:40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046">
            <text:p>241046</text:p>
          </table:table-cell>
          <table:table-cell office:value-type="string">
            <text:p>ID:51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053">
            <text:p>241053</text:p>
          </table:table-cell>
          <table:table-cell office:value-type="string">
            <text:p>ID:27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099">
            <text:p>241099</text:p>
          </table:table-cell>
          <table:table-cell office:value-type="string">
            <text:p>ID:8</text:p>
          </table:table-cell>
          <table:table-cell office:value-type="float" office:value="1949">
            <text:p>1949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19">
            <text:p>241119</text:p>
          </table:table-cell>
          <table:table-cell office:value-type="string">
            <text:p>ID:9</text:p>
          </table:table-cell>
          <table:table-cell office:value-type="float" office:value="1950">
            <text:p>1950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36">
            <text:p>241136</text:p>
          </table:table-cell>
          <table:table-cell office:value-type="string">
            <text:p>ID:11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50">
            <text:p>241150</text:p>
          </table:table-cell>
          <table:table-cell office:value-type="string">
            <text:p>ID:12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55">
            <text:p>241155</text:p>
          </table:table-cell>
          <table:table-cell office:value-type="string">
            <text:p>ID:26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60">
            <text:p>241160</text:p>
          </table:table-cell>
          <table:table-cell office:value-type="string">
            <text:p>ID:19</text:p>
          </table:table-cell>
          <table:table-cell office:value-type="float" office:value="988">
            <text:p>9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85">
            <text:p>241185</text:p>
          </table:table-cell>
          <table:table-cell office:value-type="string">
            <text:p>ID:32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185">
            <text:p>241185</text:p>
          </table:table-cell>
          <table:table-cell office:value-type="string">
            <text:p>ID:44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241">
            <text:p>241241</text:p>
          </table:table-cell>
          <table:table-cell office:value-type="string">
            <text:p>ID:7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254">
            <text:p>241254</text:p>
          </table:table-cell>
          <table:table-cell office:value-type="string">
            <text:p>ID:17</text:p>
          </table:table-cell>
          <table:table-cell office:value-type="float" office:value="2429">
            <text:p>2429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257">
            <text:p>241257</text:p>
          </table:table-cell>
          <table:table-cell office:value-type="string">
            <text:p>ID:6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264">
            <text:p>241264</text:p>
          </table:table-cell>
          <table:table-cell office:value-type="string">
            <text:p>ID:22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267">
            <text:p>241267</text:p>
          </table:table-cell>
          <table:table-cell office:value-type="string">
            <text:p>ID:15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272">
            <text:p>241272</text:p>
          </table:table-cell>
          <table:table-cell office:value-type="string">
            <text:p>ID:52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1382">
            <text:p>241382</text:p>
          </table:table-cell>
          <table:table-cell office:value-type="string">
            <text:p>ID:24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 table:number-columns-repeated="3"/>
          <table:table-cell table:formula="of:=SUM([.D480:.D539])/60" office:value-type="float" office:value="1435.41666666667">
            <text:p>1435.42</text:p>
          </table:table-cell>
          <table:table-cell table:number-columns-repeated="6"/>
        </table:table-row>
        <table:table-row table:style-name="ro3" table:number-rows-repeated="3">
          <table:table-cell table:number-columns-repeated="10"/>
        </table:table-row>
        <table:table-row table:style-name="ro3">
          <table:table-cell/>
          <table:table-cell office:value-type="float" office:value="477603">
            <text:p>477603</text:p>
          </table:table-cell>
          <table:table-cell office:value-type="string">
            <text:p>ID:1</text:p>
          </table:table-cell>
          <table:table-cell office:value-type="string">
            <text:p>| 15 | 9 | 3 | 0 | 1378 | 10 |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393">
            <text:p>360393</text:p>
          </table:table-cell>
          <table:table-cell office:value-type="string">
            <text:p>ID:54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400">
            <text:p>360400</text:p>
          </table:table-cell>
          <table:table-cell office:value-type="string">
            <text:p>ID:18</text:p>
          </table:table-cell>
          <table:table-cell office:value-type="float" office:value="2429">
            <text:p>2429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433">
            <text:p>360433</text:p>
          </table:table-cell>
          <table:table-cell office:value-type="string">
            <text:p>ID:29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436">
            <text:p>360436</text:p>
          </table:table-cell>
          <table:table-cell office:value-type="string">
            <text:p>ID:39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461">
            <text:p>360461</text:p>
          </table:table-cell>
          <table:table-cell office:value-type="string">
            <text:p>ID:33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483">
            <text:p>360483</text:p>
          </table:table-cell>
          <table:table-cell office:value-type="string">
            <text:p>ID:20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490">
            <text:p>360490</text:p>
          </table:table-cell>
          <table:table-cell office:value-type="string">
            <text:p>ID:28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495">
            <text:p>360495</text:p>
          </table:table-cell>
          <table:table-cell office:value-type="string">
            <text:p>ID:36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515">
            <text:p>360515</text:p>
          </table:table-cell>
          <table:table-cell office:value-type="string">
            <text:p>ID:25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530">
            <text:p>360530</text:p>
          </table:table-cell>
          <table:table-cell office:value-type="string">
            <text:p>ID:14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570">
            <text:p>360570</text:p>
          </table:table-cell>
          <table:table-cell office:value-type="string">
            <text:p>ID:31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577">
            <text:p>360577</text:p>
          </table:table-cell>
          <table:table-cell office:value-type="string">
            <text:p>ID:49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579">
            <text:p>360579</text:p>
          </table:table-cell>
          <table:table-cell office:value-type="string">
            <text:p>ID:1</text:p>
          </table:table-cell>
          <table:table-cell office:value-type="float" office:value="2910">
            <text:p>2910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592">
            <text:p>360592</text:p>
          </table:table-cell>
          <table:table-cell office:value-type="string">
            <text:p>ID:4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07">
            <text:p>360607</text:p>
          </table:table-cell>
          <table:table-cell office:value-type="string">
            <text:p>ID:41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09">
            <text:p>360609</text:p>
          </table:table-cell>
          <table:table-cell office:value-type="string">
            <text:p>ID:38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19">
            <text:p>360619</text:p>
          </table:table-cell>
          <table:table-cell office:value-type="string">
            <text:p>ID:16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27">
            <text:p>360627</text:p>
          </table:table-cell>
          <table:table-cell office:value-type="string">
            <text:p>ID:13</text:p>
          </table:table-cell>
          <table:table-cell office:value-type="float" office:value="1949">
            <text:p>1949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45">
            <text:p>360645</text:p>
          </table:table-cell>
          <table:table-cell office:value-type="string">
            <text:p>ID:55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46">
            <text:p>360646</text:p>
          </table:table-cell>
          <table:table-cell office:value-type="string">
            <text:p>ID:48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51">
            <text:p>360651</text:p>
          </table:table-cell>
          <table:table-cell office:value-type="string">
            <text:p>ID:60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673">
            <text:p>360673</text:p>
          </table:table-cell>
          <table:table-cell office:value-type="string">
            <text:p>ID:34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13">
            <text:p>360713</text:p>
          </table:table-cell>
          <table:table-cell office:value-type="string">
            <text:p>ID:53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23">
            <text:p>360723</text:p>
          </table:table-cell>
          <table:table-cell office:value-type="string">
            <text:p>ID:3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48">
            <text:p>360748</text:p>
          </table:table-cell>
          <table:table-cell office:value-type="string">
            <text:p>ID:56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63">
            <text:p>360763</text:p>
          </table:table-cell>
          <table:table-cell office:value-type="string">
            <text:p>ID:21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71">
            <text:p>360771</text:p>
          </table:table-cell>
          <table:table-cell office:value-type="string">
            <text:p>ID:58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793">
            <text:p>360793</text:p>
          </table:table-cell>
          <table:table-cell office:value-type="string">
            <text:p>ID:47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09">
            <text:p>360809</text:p>
          </table:table-cell>
          <table:table-cell office:value-type="string">
            <text:p>ID:5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20">
            <text:p>360820</text:p>
          </table:table-cell>
          <table:table-cell office:value-type="string">
            <text:p>ID:23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58">
            <text:p>360858</text:p>
          </table:table-cell>
          <table:table-cell office:value-type="string">
            <text:p>ID:45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67">
            <text:p>360867</text:p>
          </table:table-cell>
          <table:table-cell office:value-type="string">
            <text:p>ID:37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75">
            <text:p>360875</text:p>
          </table:table-cell>
          <table:table-cell office:value-type="string">
            <text:p>ID:30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84">
            <text:p>360884</text:p>
          </table:table-cell>
          <table:table-cell office:value-type="string">
            <text:p>ID:2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899">
            <text:p>360899</text:p>
          </table:table-cell>
          <table:table-cell office:value-type="string">
            <text:p>ID:3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915">
            <text:p>360915</text:p>
          </table:table-cell>
          <table:table-cell office:value-type="string">
            <text:p>ID:10</text:p>
          </table:table-cell>
          <table:table-cell office:value-type="float" office:value="2910">
            <text:p>2910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948">
            <text:p>360948</text:p>
          </table:table-cell>
          <table:table-cell office:value-type="string">
            <text:p>ID:59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968">
            <text:p>360968</text:p>
          </table:table-cell>
          <table:table-cell office:value-type="string">
            <text:p>ID:43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973">
            <text:p>360973</text:p>
          </table:table-cell>
          <table:table-cell office:value-type="string">
            <text:p>ID:42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0975">
            <text:p>360975</text:p>
          </table:table-cell>
          <table:table-cell office:value-type="string">
            <text:p>ID:46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09">
            <text:p>361009</text:p>
          </table:table-cell>
          <table:table-cell office:value-type="string">
            <text:p>ID:50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45">
            <text:p>361045</text:p>
          </table:table-cell>
          <table:table-cell office:value-type="string">
            <text:p>ID:57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46">
            <text:p>361046</text:p>
          </table:table-cell>
          <table:table-cell office:value-type="string">
            <text:p>ID:40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46">
            <text:p>361046</text:p>
          </table:table-cell>
          <table:table-cell office:value-type="string">
            <text:p>ID:51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53">
            <text:p>361053</text:p>
          </table:table-cell>
          <table:table-cell office:value-type="string">
            <text:p>ID:27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099">
            <text:p>361099</text:p>
          </table:table-cell>
          <table:table-cell office:value-type="string">
            <text:p>ID:8</text:p>
          </table:table-cell>
          <table:table-cell office:value-type="float" office:value="1949">
            <text:p>1949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19">
            <text:p>361119</text:p>
          </table:table-cell>
          <table:table-cell office:value-type="string">
            <text:p>ID:9</text:p>
          </table:table-cell>
          <table:table-cell office:value-type="float" office:value="2430">
            <text:p>2430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36">
            <text:p>361136</text:p>
          </table:table-cell>
          <table:table-cell office:value-type="string">
            <text:p>ID:11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50">
            <text:p>361150</text:p>
          </table:table-cell>
          <table:table-cell office:value-type="string">
            <text:p>ID:12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56">
            <text:p>361156</text:p>
          </table:table-cell>
          <table:table-cell office:value-type="string">
            <text:p>ID:26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60">
            <text:p>361160</text:p>
          </table:table-cell>
          <table:table-cell office:value-type="string">
            <text:p>ID:19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85">
            <text:p>361185</text:p>
          </table:table-cell>
          <table:table-cell office:value-type="string">
            <text:p>ID:32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186">
            <text:p>361186</text:p>
          </table:table-cell>
          <table:table-cell office:value-type="string">
            <text:p>ID:44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241">
            <text:p>361241</text:p>
          </table:table-cell>
          <table:table-cell office:value-type="string">
            <text:p>ID:7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254">
            <text:p>361254</text:p>
          </table:table-cell>
          <table:table-cell office:value-type="string">
            <text:p>ID:17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258">
            <text:p>361258</text:p>
          </table:table-cell>
          <table:table-cell office:value-type="string">
            <text:p>ID:6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264">
            <text:p>361264</text:p>
          </table:table-cell>
          <table:table-cell office:value-type="string">
            <text:p>ID:22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267">
            <text:p>361267</text:p>
          </table:table-cell>
          <table:table-cell office:value-type="string">
            <text:p>ID:15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272">
            <text:p>361272</text:p>
          </table:table-cell>
          <table:table-cell office:value-type="string">
            <text:p>ID:52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361382">
            <text:p>361382</text:p>
          </table:table-cell>
          <table:table-cell office:value-type="string">
            <text:p>ID:24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 table:number-columns-repeated="3"/>
          <table:table-cell table:formula="of:=SUM([.D545:.D604])/60" office:value-type="float" office:value="1747.43333333333">
            <text:p>1747.43</text:p>
          </table:table-cell>
          <table:table-cell table:number-columns-repeated="6"/>
        </table:table-row>
        <table:table-row table:style-name="ro3" table:number-rows-repeated="3">
          <table:table-cell table:number-columns-repeated="10"/>
        </table:table-row>
        <table:table-row table:style-name="ro3">
          <table:table-cell/>
          <table:table-cell office:value-type="float" office:value="598055">
            <text:p>598055</text:p>
          </table:table-cell>
          <table:table-cell office:value-type="string">
            <text:p>ID:1</text:p>
          </table:table-cell>
          <table:table-cell office:value-type="string">
            <text:p>| 9 | 9 | 4 | 0 | 618 | 4 |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394">
            <text:p>480394</text:p>
          </table:table-cell>
          <table:table-cell office:value-type="string">
            <text:p>ID:54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400">
            <text:p>480400</text:p>
          </table:table-cell>
          <table:table-cell office:value-type="string">
            <text:p>ID:18</text:p>
          </table:table-cell>
          <table:table-cell office:value-type="float" office:value="2908">
            <text:p>290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433">
            <text:p>480433</text:p>
          </table:table-cell>
          <table:table-cell office:value-type="string">
            <text:p>ID:29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437">
            <text:p>480437</text:p>
          </table:table-cell>
          <table:table-cell office:value-type="string">
            <text:p>ID:39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462">
            <text:p>480462</text:p>
          </table:table-cell>
          <table:table-cell office:value-type="string">
            <text:p>ID:33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484">
            <text:p>480484</text:p>
          </table:table-cell>
          <table:table-cell office:value-type="string">
            <text:p>ID:20</text:p>
          </table:table-cell>
          <table:table-cell office:value-type="float" office:value="2428">
            <text:p>242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490">
            <text:p>480490</text:p>
          </table:table-cell>
          <table:table-cell office:value-type="string">
            <text:p>ID:28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495">
            <text:p>480495</text:p>
          </table:table-cell>
          <table:table-cell office:value-type="string">
            <text:p>ID:36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515">
            <text:p>480515</text:p>
          </table:table-cell>
          <table:table-cell office:value-type="string">
            <text:p>ID:25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530">
            <text:p>480530</text:p>
          </table:table-cell>
          <table:table-cell office:value-type="string">
            <text:p>ID:14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570">
            <text:p>480570</text:p>
          </table:table-cell>
          <table:table-cell office:value-type="string">
            <text:p>ID:31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577">
            <text:p>480577</text:p>
          </table:table-cell>
          <table:table-cell office:value-type="string">
            <text:p>ID:49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579">
            <text:p>480579</text:p>
          </table:table-cell>
          <table:table-cell office:value-type="string">
            <text:p>ID:1</text:p>
          </table:table-cell>
          <table:table-cell office:value-type="float" office:value="1949">
            <text:p>1949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592">
            <text:p>480592</text:p>
          </table:table-cell>
          <table:table-cell office:value-type="string">
            <text:p>ID:4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07">
            <text:p>480607</text:p>
          </table:table-cell>
          <table:table-cell office:value-type="string">
            <text:p>ID:41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09">
            <text:p>480609</text:p>
          </table:table-cell>
          <table:table-cell office:value-type="string">
            <text:p>ID:38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19">
            <text:p>480619</text:p>
          </table:table-cell>
          <table:table-cell office:value-type="string">
            <text:p>ID:16</text:p>
          </table:table-cell>
          <table:table-cell office:value-type="float" office:value="2429">
            <text:p>2429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26">
            <text:p>480626</text:p>
          </table:table-cell>
          <table:table-cell office:value-type="string">
            <text:p>ID:13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45">
            <text:p>480645</text:p>
          </table:table-cell>
          <table:table-cell office:value-type="string">
            <text:p>ID:55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46">
            <text:p>480646</text:p>
          </table:table-cell>
          <table:table-cell office:value-type="string">
            <text:p>ID:48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53">
            <text:p>480653</text:p>
          </table:table-cell>
          <table:table-cell office:value-type="string">
            <text:p>ID:60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675">
            <text:p>480675</text:p>
          </table:table-cell>
          <table:table-cell office:value-type="string">
            <text:p>ID:34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14">
            <text:p>480714</text:p>
          </table:table-cell>
          <table:table-cell office:value-type="string">
            <text:p>ID:53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23">
            <text:p>480723</text:p>
          </table:table-cell>
          <table:table-cell office:value-type="string">
            <text:p>ID:35</text:p>
          </table:table-cell>
          <table:table-cell office:value-type="float" office:value="2907">
            <text:p>290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48">
            <text:p>480748</text:p>
          </table:table-cell>
          <table:table-cell office:value-type="string">
            <text:p>ID:56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63">
            <text:p>480763</text:p>
          </table:table-cell>
          <table:table-cell office:value-type="string">
            <text:p>ID:21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71">
            <text:p>480771</text:p>
          </table:table-cell>
          <table:table-cell office:value-type="string">
            <text:p>ID:58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793">
            <text:p>480793</text:p>
          </table:table-cell>
          <table:table-cell office:value-type="string">
            <text:p>ID:47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09">
            <text:p>480809</text:p>
          </table:table-cell>
          <table:table-cell office:value-type="string">
            <text:p>ID:5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20">
            <text:p>480820</text:p>
          </table:table-cell>
          <table:table-cell office:value-type="string">
            <text:p>ID:23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58">
            <text:p>480858</text:p>
          </table:table-cell>
          <table:table-cell office:value-type="string">
            <text:p>ID:45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67">
            <text:p>480867</text:p>
          </table:table-cell>
          <table:table-cell office:value-type="string">
            <text:p>ID:37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75">
            <text:p>480875</text:p>
          </table:table-cell>
          <table:table-cell office:value-type="string">
            <text:p>ID:30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84">
            <text:p>480884</text:p>
          </table:table-cell>
          <table:table-cell office:value-type="string">
            <text:p>ID:2</text:p>
          </table:table-cell>
          <table:table-cell office:value-type="float" office:value="988">
            <text:p>9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899">
            <text:p>480899</text:p>
          </table:table-cell>
          <table:table-cell office:value-type="string">
            <text:p>ID:3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918">
            <text:p>480918</text:p>
          </table:table-cell>
          <table:table-cell office:value-type="string">
            <text:p>ID:10</text:p>
          </table:table-cell>
          <table:table-cell office:value-type="float" office:value="1949">
            <text:p>1949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948">
            <text:p>480948</text:p>
          </table:table-cell>
          <table:table-cell office:value-type="string">
            <text:p>ID:59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968">
            <text:p>480968</text:p>
          </table:table-cell>
          <table:table-cell office:value-type="string">
            <text:p>ID:43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974">
            <text:p>480974</text:p>
          </table:table-cell>
          <table:table-cell office:value-type="string">
            <text:p>ID:42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0975">
            <text:p>480975</text:p>
          </table:table-cell>
          <table:table-cell office:value-type="string">
            <text:p>ID:46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09">
            <text:p>481009</text:p>
          </table:table-cell>
          <table:table-cell office:value-type="string">
            <text:p>ID:50</text:p>
          </table:table-cell>
          <table:table-cell office:value-type="float" office:value="2907">
            <text:p>290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45">
            <text:p>481045</text:p>
          </table:table-cell>
          <table:table-cell office:value-type="string">
            <text:p>ID:57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46">
            <text:p>481046</text:p>
          </table:table-cell>
          <table:table-cell office:value-type="string">
            <text:p>ID:40</text:p>
          </table:table-cell>
          <table:table-cell office:value-type="float" office:value="3387">
            <text:p>33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46">
            <text:p>481046</text:p>
          </table:table-cell>
          <table:table-cell office:value-type="string">
            <text:p>ID:51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53">
            <text:p>481053</text:p>
          </table:table-cell>
          <table:table-cell office:value-type="string">
            <text:p>ID:27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099">
            <text:p>481099</text:p>
          </table:table-cell>
          <table:table-cell office:value-type="string">
            <text:p>ID:8</text:p>
          </table:table-cell>
          <table:table-cell office:value-type="float" office:value="1949">
            <text:p>1949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19">
            <text:p>481119</text:p>
          </table:table-cell>
          <table:table-cell office:value-type="string">
            <text:p>ID:9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36">
            <text:p>481136</text:p>
          </table:table-cell>
          <table:table-cell office:value-type="string">
            <text:p>ID:11</text:p>
          </table:table-cell>
          <table:table-cell office:value-type="float" office:value="1468">
            <text:p>146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49">
            <text:p>481149</text:p>
          </table:table-cell>
          <table:table-cell office:value-type="string">
            <text:p>ID:12</text:p>
          </table:table-cell>
          <table:table-cell office:value-type="float" office:value="988">
            <text:p>9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56">
            <text:p>481156</text:p>
          </table:table-cell>
          <table:table-cell office:value-type="string">
            <text:p>ID:26</text:p>
          </table:table-cell>
          <table:table-cell office:value-type="float" office:value="3388">
            <text:p>33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60">
            <text:p>481160</text:p>
          </table:table-cell>
          <table:table-cell office:value-type="string">
            <text:p>ID:19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85">
            <text:p>481185</text:p>
          </table:table-cell>
          <table:table-cell office:value-type="string">
            <text:p>ID:32</text:p>
          </table:table-cell>
          <table:table-cell office:value-type="float" office:value="2428">
            <text:p>242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186">
            <text:p>481186</text:p>
          </table:table-cell>
          <table:table-cell office:value-type="string">
            <text:p>ID:44</text:p>
          </table:table-cell>
          <table:table-cell office:value-type="float" office:value="987">
            <text:p>9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242">
            <text:p>481242</text:p>
          </table:table-cell>
          <table:table-cell office:value-type="string">
            <text:p>ID:7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254">
            <text:p>481254</text:p>
          </table:table-cell>
          <table:table-cell office:value-type="string">
            <text:p>ID:17</text:p>
          </table:table-cell>
          <table:table-cell office:value-type="float" office:value="1948">
            <text:p>19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258">
            <text:p>481258</text:p>
          </table:table-cell>
          <table:table-cell office:value-type="string">
            <text:p>ID:6</text:p>
          </table:table-cell>
          <table:table-cell office:value-type="float" office:value="1467">
            <text:p>146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264">
            <text:p>481264</text:p>
          </table:table-cell>
          <table:table-cell office:value-type="string">
            <text:p>ID:22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267">
            <text:p>481267</text:p>
          </table:table-cell>
          <table:table-cell office:value-type="string">
            <text:p>ID:15</text:p>
          </table:table-cell>
          <table:table-cell office:value-type="float" office:value="2428">
            <text:p>2428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272">
            <text:p>481272</text:p>
          </table:table-cell>
          <table:table-cell office:value-type="string">
            <text:p>ID:52</text:p>
          </table:table-cell>
          <table:table-cell office:value-type="float" office:value="1947">
            <text:p>19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481382">
            <text:p>481382</text:p>
          </table:table-cell>
          <table:table-cell office:value-type="string">
            <text:p>ID:24</text:p>
          </table:table-cell>
          <table:table-cell office:value-type="float" office:value="1469">
            <text:p>1469</text:p>
          </table:table-cell>
          <table:table-cell table:number-columns-repeated="6"/>
        </table:table-row>
        <table:table-row table:style-name="ro3">
          <table:table-cell table:number-columns-repeated="3"/>
          <table:table-cell table:formula="of:=SUM([.D610:.D669])/60" office:value-type="float" office:value="1843.43333333333">
            <text:p>1843.43</text:p>
          </table:table-cell>
          <table:table-cell table:number-columns-repeated="6"/>
        </table:table-row>
        <table:table-row table:style-name="ro3" table:number-rows-repeated="3">
          <table:table-cell table:number-columns-repeated="10"/>
        </table:table-row>
        <table:table-row table:style-name="ro3">
          <table:table-cell/>
          <table:table-cell table:style-name="Default" table:number-columns-repeated="3"/>
          <table:table-cell table:number-columns-repeated="6"/>
        </table:table-row>
        <table:table-row table:style-name="ro3" table:number-rows-repeated="59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Sheet3" table:style-name="ta1" table:print="false">
        <table:table-column table:style-name="co5" table:number-columns-repeated="2" table:default-cell-style-name="Default"/>
        <table:table-column table:style-name="co11" table:default-cell-style-name="Default"/>
        <table:table-row table:style-name="ro3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8">09/18/2010</text:date>, <text:time>14:5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29T11:51:53</meta:creation-date>
    <meta:generator>OpenOffice.org/3.0$Linux OpenOffice.org_project/300m15$Build-9379</meta:generator>
    <dc:date>2010-09-18T14:55:23</dc:date>
    <meta:editing-duration>PT08H59M03S</meta:editing-duration>
    <meta:editing-cycles>109</meta:editing-cycles>
    <meta:document-statistic meta:table-count="3" meta:cell-count="3976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892854690552pt" style:font-size-asian="7.99892854690552pt" style:font-size-complex="7.99892854690552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1040" chart:interval-major="5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8.99879455566406pt" style:font-size-asian="8.99879455566406pt" style:font-size-complex="8.99879455566406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1.288cm" svg:height="7.465cm" chart:class="chart:line" chart:style-name="ch1">
        <chart:legend chart:legend-position="end" svg:x="9.787cm" svg:y="2.886cm" chart:style-name="ch2"/>
        <chart:plot-area chart:style-name="ch3" table:cell-range-address="AGGREGATE_Q.F3:AGGREGATE_Q.J7" chart:data-source-has-labels="both" svg:x="0.249cm" svg:y="0.146cm" svg:width="9.622cm" svg:height="7.018cm">
          <chart:axis chart:dimension="x" chart:name="primary-x" chart:style-name="ch4">
            <chart:categories table:cell-range-address="AGGREGATE_Q.G3:AGGREGATE_Q.J3"/>
          </chart:axis>
          <chart:axis chart:dimension="y" chart:name="primary-y" chart:style-name="ch5">
            <chart:title svg:x="0.226cm" svg:y="5.972cm" chart:style-name="ch6">
              <text:p>Average Energy Consumed (mJ)</text:p>
            </chart:title>
            <chart:grid chart:style-name="ch7" chart:class="major"/>
          </chart:axis>
          <chart:series chart:style-name="ch8" chart:values-cell-range-address="AGGREGATE_Q.G4:AGGREGATE_Q.J4" chart:label-cell-address="AGGREGATE_Q.F4:AGGREGATE_Q.F4" chart:class="chart:line">
            <chart:data-point chart:repeated="4"/>
          </chart:series>
          <chart:series chart:style-name="ch9" chart:values-cell-range-address="AGGREGATE_Q.G5:AGGREGATE_Q.J5" chart:label-cell-address="AGGREGATE_Q.F5:AGGREGATE_Q.F5" chart:class="chart:line">
            <chart:data-point chart:repeated="4"/>
          </chart:series>
          <chart:series chart:style-name="ch10" chart:values-cell-range-address="AGGREGATE_Q.G6:AGGREGATE_Q.J6" chart:label-cell-address="AGGREGATE_Q.F6:AGGREGATE_Q.F6" chart:class="chart:line">
            <chart:data-point chart:repeated="4"/>
          </chart:series>
          <chart:series chart:style-name="ch11" chart:values-cell-range-address="AGGREGATE_Q.G7:AGGREGATE_Q.J7" chart:label-cell-address="AGGREGATE_Q.F7:AGGREGATE_Q.F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GGREGATE_Q.G3:AGGREGATE_Q.J3">EPOCH-1</text:p>
              </table:table-cell>
              <table:table-cell office:value-type="string">
                <text:p>EPOCH-2</text:p>
              </table:table-cell>
              <table:table-cell office:value-type="string">
                <text:p>EPOCH-3</text:p>
              </table:table-cell>
              <table:table-cell office:value-type="string">
                <text:p>EPOCH-4</text:p>
              </table:table-cell>
            </table:table-row>
          </table:table-header-rows>
          <table:table-rows>
            <table:table-row>
              <table:table-cell office:value-type="string">
                <text:p text:id="AGGREGATE_Q.F4:AGGREGATE_Q.F4">15</text:p>
              </table:table-cell>
              <table:table-cell office:value-type="float" office:value="1585.06666666667">
                <text:p text:id="AGGREGATE_Q.G4:AGGREGATE_Q.J4">1585.06666666667</text:p>
              </table:table-cell>
              <table:table-cell office:value-type="float" office:value="2043.93333333333">
                <text:p>2043.93333333333</text:p>
              </table:table-cell>
              <table:table-cell office:value-type="float" office:value="2267.8">
                <text:p>2267.8</text:p>
              </table:table-cell>
              <table:table-cell office:value-type="float" office:value="1339.93333333333">
                <text:p>1339.93333333333</text:p>
              </table:table-cell>
            </table:table-row>
            <table:table-row>
              <table:table-cell office:value-type="string">
                <text:p text:id="AGGREGATE_Q.F5:AGGREGATE_Q.F5">30</text:p>
              </table:table-cell>
              <table:table-cell office:value-type="float" office:value="1099.26666666667">
                <text:p text:id="AGGREGATE_Q.G5:AGGREGATE_Q.J5">1099.26666666667</text:p>
              </table:table-cell>
              <table:table-cell office:value-type="float" office:value="1835.9">
                <text:p>1835.9</text:p>
              </table:table-cell>
              <table:table-cell office:value-type="float" office:value="1531.63333333333">
                <text:p>1531.63333333333</text:p>
              </table:table-cell>
              <table:table-cell office:value-type="float" office:value="1547.9">
                <text:p>1547.9</text:p>
              </table:table-cell>
            </table:table-row>
            <table:table-row>
              <table:table-cell office:value-type="string">
                <text:p text:id="AGGREGATE_Q.F6:AGGREGATE_Q.F6">45</text:p>
              </table:table-cell>
              <table:table-cell office:value-type="float" office:value="1924.62222222222">
                <text:p text:id="AGGREGATE_Q.G6:AGGREGATE_Q.J6">1924.62222222222</text:p>
              </table:table-cell>
              <table:table-cell office:value-type="float" office:value="1691.37777777778">
                <text:p>1691.37777777778</text:p>
              </table:table-cell>
              <table:table-cell office:value-type="float" office:value="2011.53333333333">
                <text:p>2011.53333333333</text:p>
              </table:table-cell>
              <table:table-cell office:value-type="float" office:value="1819.46666666667">
                <text:p>1819.46666666667</text:p>
              </table:table-cell>
            </table:table-row>
            <table:table-row>
              <table:table-cell office:value-type="string">
                <text:p text:id="AGGREGATE_Q.F7:AGGREGATE_Q.F7">60</text:p>
              </table:table-cell>
              <table:table-cell office:value-type="float" office:value="1222.41666666667">
                <text:p text:id="AGGREGATE_Q.G7:AGGREGATE_Q.J7">1222.41666666667</text:p>
              </table:table-cell>
              <table:table-cell office:value-type="float" office:value="1435.41666666667">
                <text:p>1435.41666666667</text:p>
              </table:table-cell>
              <table:table-cell office:value-type="float" office:value="1747.43333333333">
                <text:p>1747.43333333333</text:p>
              </table:table-cell>
              <table:table-cell office:value-type="float" office:value="1843.43333333333">
                <text:p>1843.4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92cm" svg:height="6.993cm" chart:class="chart:line" chart:style-name="ch1">
        <chart:legend chart:legend-position="end" svg:x="9.734cm" svg:y="2.652cm" chart:style-name="ch2"/>
        <chart:plot-area chart:style-name="ch3" table:cell-range-address="SIMPLE_Q.F3:SIMPLE_Q.J7" chart:data-source-has-labels="both" svg:x="0.044cm" svg:y="0.229cm" svg:width="8.991cm" svg:height="6.57cm">
          <chart:axis chart:dimension="x" chart:name="primary-x" chart:style-name="ch4">
            <chart:categories table:cell-range-address="SIMPLE_Q.G3:SIMPLE_Q.J3"/>
          </chart:axis>
          <chart:axis chart:dimension="y" chart:name="primary-y" chart:style-name="ch4">
            <chart:title svg:x="0.027cm" svg:y="6.176cm" chart:style-name="ch5">
              <text:p>Average Energy consumed per Node (mJ)</text:p>
            </chart:title>
            <chart:grid chart:style-name="ch6" chart:class="major"/>
          </chart:axis>
          <chart:series chart:style-name="ch7" chart:values-cell-range-address="SIMPLE_Q.G4:SIMPLE_Q.J4" chart:label-cell-address="SIMPLE_Q.F4:SIMPLE_Q.F4" chart:class="chart:line">
            <chart:data-point chart:repeated="4"/>
          </chart:series>
          <chart:series chart:style-name="ch8" chart:values-cell-range-address="SIMPLE_Q.G5:SIMPLE_Q.J5" chart:label-cell-address="SIMPLE_Q.F5:SIMPLE_Q.F5" chart:class="chart:line">
            <chart:data-point chart:repeated="4"/>
          </chart:series>
          <chart:series chart:style-name="ch9" chart:values-cell-range-address="SIMPLE_Q.G6:SIMPLE_Q.J6" chart:label-cell-address="SIMPLE_Q.F6:SIMPLE_Q.F6" chart:class="chart:line">
            <chart:data-point chart:repeated="4"/>
          </chart:series>
          <chart:series chart:style-name="ch10" chart:values-cell-range-address="SIMPLE_Q.G7:SIMPLE_Q.J7" chart:label-cell-address="SIMPLE_Q.F7:SIMPLE_Q.F7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IMPLE_Q.G3:SIMPLE_Q.J3">EPOCH-1</text:p>
              </table:table-cell>
              <table:table-cell office:value-type="string">
                <text:p>EPOCH-2</text:p>
              </table:table-cell>
              <table:table-cell office:value-type="string">
                <text:p>EPOCH-3</text:p>
              </table:table-cell>
              <table:table-cell office:value-type="string">
                <text:p>EPOCH-4</text:p>
              </table:table-cell>
            </table:table-row>
          </table:table-header-rows>
          <table:table-rows>
            <table:table-row>
              <table:table-cell office:value-type="string">
                <text:p text:id="SIMPLE_Q.F4:SIMPLE_Q.F4">15</text:p>
              </table:table-cell>
              <table:table-cell office:value-type="float" office:value="1271.6">
                <text:p text:id="SIMPLE_Q.G4:SIMPLE_Q.J4">1271.6</text:p>
              </table:table-cell>
              <table:table-cell office:value-type="float" office:value="1499.8">
                <text:p>1499.8</text:p>
              </table:table-cell>
              <table:table-cell office:value-type="float" office:value="1563.86666666667">
                <text:p>1563.86666666667</text:p>
              </table:table-cell>
              <table:table-cell office:value-type="float" office:value="1531.66666666667">
                <text:p>1531.66666666667</text:p>
              </table:table-cell>
            </table:table-row>
            <table:table-row>
              <table:table-cell office:value-type="string">
                <text:p text:id="SIMPLE_Q.F5:SIMPLE_Q.F5">30</text:p>
              </table:table-cell>
              <table:table-cell office:value-type="float" office:value="1495.46666666667">
                <text:p text:id="SIMPLE_Q.G5:SIMPLE_Q.J5">1495.46666666667</text:p>
              </table:table-cell>
              <table:table-cell office:value-type="float" office:value="1532.16666666667">
                <text:p>1532.16666666667</text:p>
              </table:table-cell>
              <table:table-cell office:value-type="float" office:value="1948.66666666667">
                <text:p>1948.66666666667</text:p>
              </table:table-cell>
              <table:table-cell office:value-type="float" office:value="1660.3">
                <text:p>1660.3</text:p>
              </table:table-cell>
            </table:table-row>
            <table:table-row>
              <table:table-cell office:value-type="string">
                <text:p text:id="SIMPLE_Q.F6:SIMPLE_Q.F6">45</text:p>
              </table:table-cell>
              <table:table-cell office:value-type="float" office:value="1988.77777777778">
                <text:p text:id="SIMPLE_Q.G6:SIMPLE_Q.J6">1988.77777777778</text:p>
              </table:table-cell>
              <table:table-cell office:value-type="float" office:value="1894">
                <text:p>1894</text:p>
              </table:table-cell>
              <table:table-cell office:value-type="float" office:value="1883.37777777778">
                <text:p>1883.37777777778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 text:id="SIMPLE_Q.F7:SIMPLE_Q.F7">60</text:p>
              </table:table-cell>
              <table:table-cell office:value-type="float" office:value="1374.88333333333">
                <text:p text:id="SIMPLE_Q.G7:SIMPLE_Q.J7">1374.88333333333</text:p>
              </table:table-cell>
              <table:table-cell office:value-type="float" office:value="1643.48333333333">
                <text:p>1643.48333333333</text:p>
              </table:table-cell>
              <table:table-cell office:value-type="float" office:value="1771.53333333333">
                <text:p>1771.53333333333</text:p>
              </table:table-cell>
              <table:table-cell office:value-type="float" office:value="1667.53333333333">
                <text:p>1667.5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7.74492406845093pt" style:font-size-asian="7.74492406845093pt" style:font-size-complex="7.74492406845093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90"/>
      <style:text-properties fo:font-size="8.71303939819336pt" style:font-size-asian="8.71303939819336pt" style:font-size-complex="8.71303939819336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496cm" svg:height="6.771cm" chart:class="chart:line" chart:style-name="ch1">
        <chart:legend chart:legend-position="end" svg:x="10.247cm" svg:y="2.567cm" chart:style-name="ch2"/>
        <chart:plot-area chart:style-name="ch3" table:cell-range-address="SIMPLE_Q.F40:SIMPLE_Q.J44" chart:data-source-has-labels="both" svg:x="-0.183cm" svg:y="0.404cm" svg:width="9.473cm" svg:height="6.364cm">
          <chart:axis chart:dimension="x" chart:name="primary-x" chart:style-name="ch4">
            <chart:categories table:cell-range-address="SIMPLE_Q.G40:SIMPLE_Q.J40"/>
          </chart:axis>
          <chart:axis chart:dimension="y" chart:name="primary-y" chart:style-name="ch4">
            <chart:title svg:x="-0.202cm" svg:y="5.675cm" chart:style-name="ch5">
              <text:p>% Received Results at Sink</text:p>
            </chart:title>
            <chart:grid chart:style-name="ch6" chart:class="major"/>
          </chart:axis>
          <chart:series chart:style-name="ch7" chart:values-cell-range-address="SIMPLE_Q.G41:SIMPLE_Q.J41" chart:label-cell-address="SIMPLE_Q.F41:SIMPLE_Q.F41" chart:class="chart:line">
            <chart:data-point chart:repeated="4"/>
          </chart:series>
          <chart:series chart:style-name="ch8" chart:values-cell-range-address="SIMPLE_Q.G42:SIMPLE_Q.J42" chart:label-cell-address="SIMPLE_Q.F42:SIMPLE_Q.F42" chart:class="chart:line">
            <chart:data-point chart:repeated="4"/>
          </chart:series>
          <chart:series chart:style-name="ch9" chart:values-cell-range-address="SIMPLE_Q.G43:SIMPLE_Q.J43" chart:label-cell-address="SIMPLE_Q.F43:SIMPLE_Q.F43" chart:class="chart:line">
            <chart:data-point chart:repeated="4"/>
          </chart:series>
          <chart:series chart:style-name="ch10" chart:values-cell-range-address="SIMPLE_Q.G44:SIMPLE_Q.J44" chart:label-cell-address="SIMPLE_Q.F44:SIMPLE_Q.F44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IMPLE_Q.G40:SIMPLE_Q.J40">EPOCH-1</text:p>
              </table:table-cell>
              <table:table-cell office:value-type="string">
                <text:p>EPOCH-2</text:p>
              </table:table-cell>
              <table:table-cell office:value-type="string">
                <text:p>EPOCH-3</text:p>
              </table:table-cell>
              <table:table-cell office:value-type="string">
                <text:p>EPOCH-4</text:p>
              </table:table-cell>
            </table:table-row>
          </table:table-header-rows>
          <table:table-rows>
            <table:table-row>
              <table:table-cell office:value-type="string">
                <text:p text:id="SIMPLE_Q.F41:SIMPLE_Q.F41">15</text:p>
              </table:table-cell>
              <table:table-cell office:value-type="float" office:value="53.3333333333333">
                <text:p text:id="SIMPLE_Q.G41:SIMPLE_Q.J41">53.3333333333333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 text:id="SIMPLE_Q.F42:SIMPLE_Q.F42">30</text:p>
              </table:table-cell>
              <table:table-cell office:value-type="float" office:value="32">
                <text:p text:id="SIMPLE_Q.G42:SIMPLE_Q.J42">32</text:p>
              </table:table-cell>
              <table:table-cell office:value-type="float" office:value="60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 text:id="SIMPLE_Q.F43:SIMPLE_Q.F43">45</text:p>
              </table:table-cell>
              <table:table-cell office:value-type="float" office:value="36">
                <text:p text:id="SIMPLE_Q.G43:SIMPLE_Q.J43">36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 text:id="SIMPLE_Q.F44:SIMPLE_Q.F44">60</text:p>
              </table:table-cell>
              <table:table-cell office:value-type="float" office:value="12">
                <text:p text:id="SIMPLE_Q.G44:SIMPLE_Q.J44">12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663cm" svg:height="6.991cm" chart:class="chart:line" chart:style-name="ch1">
        <chart:legend chart:legend-position="end" svg:x="10.462cm" svg:y="2.65cm" chart:style-name="ch2"/>
        <chart:plot-area chart:style-name="ch3" table:cell-range-address="AGGREGATE_Q.F40:AGGREGATE_Q.J44" chart:data-source-has-labels="both" svg:x="0.265cm" svg:y="0.139cm" svg:width="9.965cm" svg:height="6.574cm">
          <chart:axis chart:dimension="x" chart:name="primary-x" chart:style-name="ch4">
            <chart:categories table:cell-range-address="AGGREGATE_Q.G40:AGGREGATE_Q.J40"/>
          </chart:axis>
          <chart:axis chart:dimension="y" chart:name="primary-y" chart:style-name="ch4">
            <chart:title svg:x="0.234cm" svg:y="5.595cm" chart:style-name="ch5">
              <text:p>% Received Results at  the Sink</text:p>
            </chart:title>
            <chart:grid chart:style-name="ch6" chart:class="major"/>
          </chart:axis>
          <chart:series chart:style-name="ch7" chart:values-cell-range-address="AGGREGATE_Q.G41:AGGREGATE_Q.J41" chart:label-cell-address="AGGREGATE_Q.F41:AGGREGATE_Q.F41" chart:class="chart:line">
            <chart:data-point chart:repeated="4"/>
          </chart:series>
          <chart:series chart:style-name="ch8" chart:values-cell-range-address="AGGREGATE_Q.G42:AGGREGATE_Q.J42" chart:label-cell-address="AGGREGATE_Q.F42:AGGREGATE_Q.F42" chart:class="chart:line">
            <chart:data-point chart:repeated="4"/>
          </chart:series>
          <chart:series chart:style-name="ch9" chart:values-cell-range-address="AGGREGATE_Q.G43:AGGREGATE_Q.J43" chart:label-cell-address="AGGREGATE_Q.F43:AGGREGATE_Q.F43" chart:class="chart:line">
            <chart:data-point chart:repeated="4"/>
          </chart:series>
          <chart:series chart:style-name="ch10" chart:values-cell-range-address="AGGREGATE_Q.G44:AGGREGATE_Q.J44" chart:label-cell-address="AGGREGATE_Q.F44:AGGREGATE_Q.F44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GGREGATE_Q.G40:AGGREGATE_Q.J40">EPOCH-1</text:p>
              </table:table-cell>
              <table:table-cell office:value-type="string">
                <text:p>EPOCH-2</text:p>
              </table:table-cell>
              <table:table-cell office:value-type="string">
                <text:p>EPOCH-3</text:p>
              </table:table-cell>
              <table:table-cell office:value-type="string">
                <text:p>EPOCH-4</text:p>
              </table:table-cell>
            </table:table-row>
          </table:table-header-rows>
          <table:table-rows>
            <table:table-row>
              <table:table-cell office:value-type="string">
                <text:p text:id="AGGREGATE_Q.F41:AGGREGATE_Q.F41">15</text:p>
              </table:table-cell>
              <table:table-cell office:value-type="float" office:value="100">
                <text:p text:id="AGGREGATE_Q.G41:AGGREGATE_Q.J41"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 text:id="AGGREGATE_Q.F42:AGGREGATE_Q.F42">30</text:p>
              </table:table-cell>
              <table:table-cell office:value-type="float" office:value="84">
                <text:p text:id="AGGREGATE_Q.G42:AGGREGATE_Q.J42">84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 text:id="AGGREGATE_Q.F43:AGGREGATE_Q.F43">45</text:p>
              </table:table-cell>
              <table:table-cell office:value-type="float" office:value="56">
                <text:p text:id="AGGREGATE_Q.G43:AGGREGATE_Q.J43">56</text:p>
              </table:table-cell>
              <table:table-cell office:value-type="float" office:value="52">
                <text:p>52</text:p>
              </table:table-cell>
              <table:table-cell office:value-type="float" office:value="64">
                <text:p>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 text:id="AGGREGATE_Q.F44:AGGREGATE_Q.F44">60</text:p>
              </table:table-cell>
              <table:table-cell office:value-type="float" office:value="76">
                <text:p text:id="AGGREGATE_Q.G44:AGGREGATE_Q.J44">76</text:p>
              </table:table-cell>
              <table:table-cell office:value-type="float" office:value="56">
                <text:p>56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